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94cm"/>
    </style:style>
    <style:style style:name="co2" style:family="table-column">
      <style:table-column-properties fo:break-before="auto" style:column-width="4.17cm"/>
    </style:style>
    <style:style style:name="co3" style:family="table-column">
      <style:table-column-properties fo:break-before="auto" style:column-width="4.46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97cm"/>
    </style:style>
    <style:style style:name="co6" style:family="table-column">
      <style:table-column-properties fo:break-before="auto" style:column-width="3.214cm"/>
    </style:style>
    <style:style style:name="co7" style:family="table-column">
      <style:table-column-properties fo:break-before="auto" style:column-width="1.91cm"/>
    </style:style>
    <style:style style:name="co8" style:family="table-column">
      <style:table-column-properties fo:break-before="auto" style:column-width="1.658cm"/>
    </style:style>
    <style:style style:name="co9" style:family="table-column">
      <style:table-column-properties fo:break-before="auto" style:column-width="6.3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wrap-option="wrap"/>
    </style:style>
    <style:style style:name="ce3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automat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 style:data-style-name="N2"/>
    <style:style style:name="ce8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-8% 58%"/>
    </style:style>
    <style:style style:name="T3" style:family="text">
      <style:text-properties fo:font-size="10pt" style:text-position="33%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8.96cm" svg:height="12.946cm" svg:x="10.667cm" svg:y="10.716cm">
            <draw:object draw:notify-on-update-of-ranges="Лист1.G10:Лист1.G21 Лист1.H9:Лист1.H9 Лист1.H10:Лист1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524cm" svg:y="89.723cm">
            <draw:object draw:notify-on-update-of-ranges="Лист1.E160:Лист1.E194 Лист1.F159:Лист1.F159 Лист1.F160:Лист1.F19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8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4</text:p>
          </table:table-cell>
          <table:covered-table-cell table:style-name="ce2"/>
          <table:covered-table-cell/>
          <table:covered-table-cell table:number-columns-repeated="6" table:style-name="ce2"/>
          <table:covered-table-cell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6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table:style-name="ce2" office:value-type="string" calcext:value-type="string" table:number-columns-spanned="9" table:number-rows-spanned="1">
            <text:p>Сформировать выборку по данным для нормального распределения и выполнить их обработку по описательной статистике</text:p>
          </table:table-cell>
          <table:covered-table-cell/>
          <table:covered-table-cell table:number-columns-repeated="6" table:style-name="ce2"/>
          <table:covered-table-cell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6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style-name="ce2"/>
          <table:table-cell/>
          <table:table-cell table:style-name="ce2" table:number-columns-repeated="6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6"/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5" office:value-type="string" calcext:value-type="string" table:number-columns-spanned="10" table:number-rows-spanned="1">
            <text:p>По данным для нормального распределения (µ = 60, σ = 15, n = 140) была сформирована случайная выборка, упорядочена и выполнена её обработка по следующим критериям: интервал, счет, медиана, мода, среднее, среднее линейное отклонение, дисперсия, среднее квадратичное отклонение, стандартное отклонение, коэффициент осцилляции, линейный коэффициент вариации, коэффициент вариации, асимметричность и эксцесс</text:p>
          </table:table-cell>
          <table:covered-table-cell table:number-columns-repeated="2" table:style-name="Default"/>
          <table:covered-table-cell table:number-columns-repeated="7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number-columns-repeated="9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Случайная выборка</text:p>
          </table:table-cell>
          <table:table-cell table:style-name="ce2" office:value-type="string" calcext:value-type="string">
            <text:p>Округлённые значения</text:p>
          </table:table-cell>
          <table:table-cell office:value-type="string" calcext:value-type="string">
            <text:p>Упорядоченная выборка</text:p>
          </table:table-cell>
          <table:table-cell table:style-name="ce2"/>
          <table:table-cell table:style-name="ce2" office:value-type="string" calcext:value-type="string">
            <text:p>Нижняя граница</text:p>
          </table:table-cell>
          <table:table-cell table:style-name="ce2" office:value-type="string" calcext:value-type="string">
            <text:p>Верхняя граница</text:p>
          </table:table-cell>
          <table:table-cell table:style-name="ce2" office:value-type="string" calcext:value-type="string">
            <text:p>Диапазон</text:p>
          </table:table-cell>
          <table:table-cell table:style-name="ce2" office:value-type="string" calcext:value-type="string">
            <text:p>Частота</text:p>
          </table:table-cell>
          <table:table-cell/>
          <table:table-cell table:style-name="ce6" office:value-type="string" calcext:value-type="string">
            <text:p>Интервал</text:p>
          </table:table-cell>
          <table:table-cell table:style-name="ce7" table:formula="of:=MAX([.B10:.B149])-MIN([.B10:.B149])" office:value-type="float" office:value="70" calcext:value-type="float">
            <text:p>70,00</text:p>
          </table:table-cell>
          <table:table-cell/>
          <table:table-cell table:style-name="Default" office:value-type="string" calcext:value-type="string">
            <text:p>x<text:span text:style-name="T2">i</text:span> - x</text:p>
          </table:table-cell>
          <table:table-cell table:style-name="Default" office:value-type="string" calcext:value-type="string">
            <text:p>(x<text:span text:style-name="T2">i</text:span> - x)<text:span text:style-name="T3">3</text:span></text:p>
          </table:table-cell>
        </table:table-row>
        <table:table-row table:style-name="ro1">
          <table:table-cell table:style-name="ce3" table:formula="of:=COM.MICROSOFT.NORM.INV(RAND(); 60; 15)" office:value-type="float" office:value="66.7954326232857" calcext:value-type="float">
            <text:p>66,795</text:p>
          </table:table-cell>
          <table:table-cell table:style-name="ce2" table:formula="of:=ROUND([.A10]; 0)" office:value-type="float" office:value="67" calcext:value-type="float">
            <text:p>67</text:p>
          </table:table-cell>
          <table:table-cell table:formula="of:=SMALL([.$B$10:.$B$149]; ROW([.B10])-ROW([.$B$10])+1)" office:value-type="float" office:value="25" calcext:value-type="float">
            <text:p>25</text:p>
          </table:table-cell>
          <table:table-cell table:style-name="ce2"/>
          <table:table-cell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<text:span text:style-name="T1">(-∞</text:span>; 0)</text:p>
          </table:table-cell>
          <table:table-cell table:style-name="ce2" table:formula="of:=COUNTIF([.$C$10:.$C$149]; &quot;&lt;&quot;&amp;[.F10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Счёт</text:p>
          </table:table-cell>
          <table:table-cell table:style-name="ce7" table:formula="of:=COUNT([.B10:.B149])" office:value-type="float" office:value="140" calcext:value-type="float">
            <text:p>140,00</text:p>
          </table:table-cell>
          <table:table-cell/>
          <table:table-cell table:formula="of:=[.B10]-[.$K$13]" office:value-type="float" office:value="4.22857142857143" calcext:value-type="float">
            <text:p>4,23</text:p>
          </table:table-cell>
          <table:table-cell table:formula="of:=POWER([.M10]; 3)" office:value-type="float" office:value="75.6103090379008" calcext:value-type="float">
            <text:p>75,61</text:p>
          </table:table-cell>
        </table:table-row>
        <table:table-row table:style-name="ro1">
          <table:table-cell table:style-name="ce3" table:formula="of:=COM.MICROSOFT.NORM.INV(RAND(); 60; 15)" office:value-type="float" office:value="60.0310732896745" calcext:value-type="float">
            <text:p>60,031</text:p>
          </table:table-cell>
          <table:table-cell table:style-name="ce2" table:formula="of:=ROUND([.A11]; 0)" office:value-type="float" office:value="60" calcext:value-type="float">
            <text:p>60</text:p>
          </table:table-cell>
          <table:table-cell table:formula="of:=SMALL([.$B$10:.$B$149]; ROW([.B11])-ROW([.$B$10])+1)" office:value-type="float" office:value="33" calcext:value-type="float">
            <text:p>33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&quot;[&quot;&amp;[.E11]&amp;&quot;; &quot;&amp;[.F11]&amp;&quot;)&quot;" office:value-type="string" office:string-value="[0; 10)" calcext:value-type="string">
            <text:p>[0; 10)</text:p>
          </table:table-cell>
          <table:table-cell table:style-name="ce2" table:formula="of:=COUNTIF([.$C$10:.$C$149]; &quot;&lt;&quot;&amp;[.F11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Медиана</text:p>
          </table:table-cell>
          <table:table-cell table:style-name="ce7" table:formula="of:=MEDIAN([.B10:.B149])" office:value-type="float" office:value="62.5" calcext:value-type="float">
            <text:p>62,50</text:p>
          </table:table-cell>
          <table:table-cell/>
          <table:table-cell table:formula="of:=[.B11]-[.$K$13]" office:value-type="float" office:value="-2.77142857142857" calcext:value-type="float">
            <text:p>-2,77</text:p>
          </table:table-cell>
          <table:table-cell table:formula="of:=POWER([.M11]; 3)" office:value-type="float" office:value="-21.286833819242" calcext:value-type="float">
            <text:p>-21,29</text:p>
          </table:table-cell>
        </table:table-row>
        <table:table-row table:style-name="ro1">
          <table:table-cell table:style-name="ce3" table:formula="of:=COM.MICROSOFT.NORM.INV(RAND(); 60; 15)" office:value-type="float" office:value="55.9858537578653" calcext:value-type="float">
            <text:p>55,986</text:p>
          </table:table-cell>
          <table:table-cell table:style-name="ce2" table:formula="of:=ROUND([.A12]; 0)" office:value-type="float" office:value="56" calcext:value-type="float">
            <text:p>56</text:p>
          </table:table-cell>
          <table:table-cell table:formula="of:=SMALL([.$B$10:.$B$149]; ROW([.B12])-ROW([.$B$10])+1)" office:value-type="float" office:value="34" calcext:value-type="float">
            <text:p>34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&quot;[&quot;&amp;[.E12]&amp;&quot;; &quot;&amp;[.F12]&amp;&quot;)&quot;" office:value-type="string" office:string-value="[10; 20)" calcext:value-type="string">
            <text:p>[10; 20)</text:p>
          </table:table-cell>
          <table:table-cell table:style-name="ce2" table:formula="of:=COUNTIF([.$C$10:.$C$149]; &quot;&lt;&quot;&amp;[.F12])-SUM([.H$11:.$H11]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Мода</text:p>
          </table:table-cell>
          <table:table-cell table:style-name="ce7" table:formula="of:=MODE([.B10:.B149])" office:value-type="float" office:value="62" calcext:value-type="float">
            <text:p>62,00</text:p>
          </table:table-cell>
          <table:table-cell/>
          <table:table-cell table:formula="of:=[.B12]-[.$K$13]" office:value-type="float" office:value="-6.77142857142857" calcext:value-type="float">
            <text:p>-6,77</text:p>
          </table:table-cell>
          <table:table-cell table:formula="of:=POWER([.M12]; 3)" office:value-type="float" office:value="-310.485201166181" calcext:value-type="float">
            <text:p>-310,49</text:p>
          </table:table-cell>
        </table:table-row>
        <table:table-row table:style-name="ro1">
          <table:table-cell table:style-name="ce3" table:formula="of:=COM.MICROSOFT.NORM.INV(RAND(); 60; 15)" office:value-type="float" office:value="61.5102168776314" calcext:value-type="float">
            <text:p>61,510</text:p>
          </table:table-cell>
          <table:table-cell table:style-name="ce2" table:formula="of:=ROUND([.A13]; 0)" office:value-type="float" office:value="62" calcext:value-type="float">
            <text:p>62</text:p>
          </table:table-cell>
          <table:table-cell table:formula="of:=SMALL([.$B$10:.$B$149]; ROW([.B13])-ROW([.$B$10])+1)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&quot;[&quot;&amp;[.E13]&amp;&quot;; &quot;&amp;[.F13]&amp;&quot;)&quot;" office:value-type="string" office:string-value="[20; 30)" calcext:value-type="string">
            <text:p>[20; 30)</text:p>
          </table:table-cell>
          <table:table-cell table:style-name="ce2" table:formula="of:=COUNTIF([.$C$10:.$C$149]; &quot;&lt;&quot;&amp;[.F13])-SUM([.H$11:.$H12])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Среднее</text:p>
          </table:table-cell>
          <table:table-cell table:style-name="ce7" table:formula="of:=AVERAGE([.B10:.B149])" office:value-type="float" office:value="62.7714285714286" calcext:value-type="float">
            <text:p>62,77</text:p>
          </table:table-cell>
          <table:table-cell/>
          <table:table-cell table:formula="of:=[.B13]-[.$K$13]" office:value-type="float" office:value="-0.771428571428572" calcext:value-type="float">
            <text:p>-0,77</text:p>
          </table:table-cell>
          <table:table-cell table:formula="of:=POWER([.M13]; 3)" office:value-type="float" office:value="-0.459078717201168" calcext:value-type="float">
            <text:p>-0,46</text:p>
          </table:table-cell>
        </table:table-row>
        <table:table-row table:style-name="ro1">
          <table:table-cell table:style-name="ce3" table:formula="of:=COM.MICROSOFT.NORM.INV(RAND(); 60; 15)" office:value-type="float" office:value="66.6320087510062" calcext:value-type="float">
            <text:p>66,632</text:p>
          </table:table-cell>
          <table:table-cell table:style-name="ce2" table:formula="of:=ROUND([.A14]; 0)" office:value-type="float" office:value="67" calcext:value-type="float">
            <text:p>67</text:p>
          </table:table-cell>
          <table:table-cell table:formula="of:=SMALL([.$B$10:.$B$149]; ROW([.B14])-ROW([.$B$10])+1)" office:value-type="float" office:value="36" calcext:value-type="float">
            <text:p>36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&quot;[&quot;&amp;[.E14]&amp;&quot;; &quot;&amp;[.F14]&amp;&quot;)&quot;" office:value-type="string" office:string-value="[30; 40)" calcext:value-type="string">
            <text:p>[30; 40)</text:p>
          </table:table-cell>
          <table:table-cell table:style-name="ce2" table:formula="of:=COUNTIF([.$C$10:.$C$149]; &quot;&lt;&quot;&amp;[.F14])-SUM([.H$11:.$H13])" office:value-type="float" office:value="8" calcext:value-type="float">
            <text:p>8</text:p>
          </table:table-cell>
          <table:table-cell/>
          <table:table-cell table:style-name="ce6" office:value-type="string" calcext:value-type="string">
            <text:p>Среднее линейное отклонение</text:p>
          </table:table-cell>
          <table:table-cell table:style-name="ce7" table:formula="of:=AVEDEV([.B10:.B149])" office:value-type="float" office:value="11.0857142857143" calcext:value-type="float">
            <text:p>11,09</text:p>
          </table:table-cell>
          <table:table-cell/>
          <table:table-cell table:formula="of:=[.B14]-[.$K$13]" office:value-type="float" office:value="4.22857142857143" calcext:value-type="float">
            <text:p>4,23</text:p>
          </table:table-cell>
          <table:table-cell table:formula="of:=POWER([.M14]; 3)" office:value-type="float" office:value="75.6103090379008" calcext:value-type="float">
            <text:p>75,61</text:p>
          </table:table-cell>
        </table:table-row>
        <table:table-row table:style-name="ro1">
          <table:table-cell table:style-name="ce3" table:formula="of:=COM.MICROSOFT.NORM.INV(RAND(); 60; 15)" office:value-type="float" office:value="65.3753940696334" calcext:value-type="float">
            <text:p>65,375</text:p>
          </table:table-cell>
          <table:table-cell table:style-name="ce2" table:formula="of:=ROUND([.A15]; 0)" office:value-type="float" office:value="65" calcext:value-type="float">
            <text:p>65</text:p>
          </table:table-cell>
          <table:table-cell table:formula="of:=SMALL([.$B$10:.$B$149]; ROW([.B15])-ROW([.$B$10])+1)" office:value-type="float" office:value="36" calcext:value-type="float">
            <text:p>36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&quot;[&quot;&amp;[.E15]&amp;&quot;; &quot;&amp;[.F15]&amp;&quot;)&quot;" office:value-type="string" office:string-value="[40; 50)" calcext:value-type="string">
            <text:p>[40; 50)</text:p>
          </table:table-cell>
          <table:table-cell table:style-name="ce2" table:formula="of:=COUNTIF([.$C$10:.$C$149]; &quot;&lt;&quot;&amp;[.F15])-SUM([.H$11:.$H14])" office:value-type="float" office:value="14" calcext:value-type="float">
            <text:p>14</text:p>
          </table:table-cell>
          <table:table-cell/>
          <table:table-cell table:style-name="ce6" office:value-type="string" calcext:value-type="string">
            <text:p>Дисперсия</text:p>
          </table:table-cell>
          <table:table-cell table:style-name="ce7" table:formula="of:=VAR([.B10:.B149])" office:value-type="float" office:value="193.731551901336" calcext:value-type="float">
            <text:p>193,73</text:p>
          </table:table-cell>
          <table:table-cell/>
          <table:table-cell table:formula="of:=[.B15]-[.$K$13]" office:value-type="float" office:value="2.22857142857143" calcext:value-type="float">
            <text:p>2,23</text:p>
          </table:table-cell>
          <table:table-cell table:formula="of:=POWER([.M15]; 3)" office:value-type="float" office:value="11.0682682215743" calcext:value-type="float">
            <text:p>11,07</text:p>
          </table:table-cell>
        </table:table-row>
        <table:table-row table:style-name="ro1">
          <table:table-cell table:style-name="ce3" table:formula="of:=COM.MICROSOFT.NORM.INV(RAND(); 60; 15)" office:value-type="float" office:value="60.6722333577579" calcext:value-type="float">
            <text:p>60,672</text:p>
          </table:table-cell>
          <table:table-cell table:style-name="ce2" table:formula="of:=ROUND([.A16]; 0)" office:value-type="float" office:value="61" calcext:value-type="float">
            <text:p>61</text:p>
          </table:table-cell>
          <table:table-cell table:formula="of:=SMALL([.$B$10:.$B$149]; ROW([.B16])-ROW([.$B$10])+1)" office:value-type="float" office:value="37" calcext:value-type="float">
            <text:p>37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&quot;[&quot;&amp;[.E16]&amp;&quot;; &quot;&amp;[.F16]&amp;&quot;)&quot;" office:value-type="string" office:string-value="[50; 60)" calcext:value-type="string">
            <text:p>[50; 60)</text:p>
          </table:table-cell>
          <table:table-cell table:style-name="ce2" table:formula="of:=COUNTIF([.$C$10:.$C$149]; &quot;&lt;&quot;&amp;[.F16])-SUM([.H$11:.$H15])" office:value-type="float" office:value="31" calcext:value-type="float">
            <text:p>31</text:p>
          </table:table-cell>
          <table:table-cell/>
          <table:table-cell table:style-name="ce6" office:value-type="string" calcext:value-type="string">
            <text:p>Среднее квадратичное отклонение</text:p>
          </table:table-cell>
          <table:table-cell table:style-name="ce7" table:formula="of:=COM.MICROSOFT.STDEV.P([.B10:.B149])" office:value-type="float" office:value="13.8689493150001" calcext:value-type="float">
            <text:p>13,87</text:p>
          </table:table-cell>
          <table:table-cell/>
          <table:table-cell table:formula="of:=[.B16]-[.$K$13]" office:value-type="float" office:value="-1.77142857142857" calcext:value-type="float">
            <text:p>-1,77</text:p>
          </table:table-cell>
          <table:table-cell table:formula="of:=POWER([.M16]; 3)" office:value-type="float" office:value="-5.55867055393587" calcext:value-type="float">
            <text:p>-5,56</text:p>
          </table:table-cell>
        </table:table-row>
        <table:table-row table:style-name="ro1">
          <table:table-cell table:style-name="ce3" table:formula="of:=COM.MICROSOFT.NORM.INV(RAND(); 60; 15)" office:value-type="float" office:value="78.2114143770847" calcext:value-type="float">
            <text:p>78,211</text:p>
          </table:table-cell>
          <table:table-cell table:style-name="ce2" table:formula="of:=ROUND([.A17]; 0)" office:value-type="float" office:value="78" calcext:value-type="float">
            <text:p>78</text:p>
          </table:table-cell>
          <table:table-cell table:formula="of:=SMALL([.$B$10:.$B$149]; ROW([.B17])-ROW([.$B$10])+1)" office:value-type="float" office:value="38" calcext:value-type="float">
            <text:p>38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&quot;[&quot;&amp;[.E17]&amp;&quot;; &quot;&amp;[.F17]&amp;&quot;)&quot;" office:value-type="string" office:string-value="[60; 70)" calcext:value-type="string">
            <text:p>[60; 70)</text:p>
          </table:table-cell>
          <table:table-cell table:style-name="ce2" table:formula="of:=COUNTIF([.$C$10:.$C$149]; &quot;&lt;&quot;&amp;[.F17])-SUM([.H$11:.$H16])" office:value-type="float" office:value="43" calcext:value-type="float">
            <text:p>43</text:p>
          </table:table-cell>
          <table:table-cell/>
          <table:table-cell table:style-name="ce6" office:value-type="string" calcext:value-type="string">
            <text:p>Стандартное отклонение</text:p>
          </table:table-cell>
          <table:table-cell table:style-name="ce7" table:formula="of:=COM.MICROSOFT.STDEV.S([.B10:.B149])" office:value-type="float" office:value="13.9187482160335" calcext:value-type="float">
            <text:p>13,92</text:p>
          </table:table-cell>
          <table:table-cell/>
          <table:table-cell table:formula="of:=[.B17]-[.$K$13]" office:value-type="float" office:value="15.2285714285714" calcext:value-type="float">
            <text:p>15,23</text:p>
          </table:table-cell>
          <table:table-cell table:formula="of:=POWER([.M17]; 3)" office:value-type="float" office:value="3531.64867638484" calcext:value-type="float">
            <text:p>3 531,65</text:p>
          </table:table-cell>
        </table:table-row>
        <table:table-row table:style-name="ro1">
          <table:table-cell table:style-name="ce3" table:formula="of:=COM.MICROSOFT.NORM.INV(RAND(); 60; 15)" office:value-type="float" office:value="33.8487883262495" calcext:value-type="float">
            <text:p>33,849</text:p>
          </table:table-cell>
          <table:table-cell table:style-name="ce2" table:formula="of:=ROUND([.A18]; 0)" office:value-type="float" office:value="34" calcext:value-type="float">
            <text:p>34</text:p>
          </table:table-cell>
          <table:table-cell table:formula="of:=SMALL([.$B$10:.$B$149]; ROW([.B18])-ROW([.$B$10])+1)" office:value-type="float" office:value="39" calcext:value-type="float">
            <text:p>39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&quot;[&quot;&amp;[.E18]&amp;&quot;; &quot;&amp;[.F18]&amp;&quot;)&quot;" office:value-type="string" office:string-value="[70; 80)" calcext:value-type="string">
            <text:p>[70; 80)</text:p>
          </table:table-cell>
          <table:table-cell table:style-name="ce2" table:formula="of:=COUNTIF([.$C$10:.$C$149]; &quot;&lt;&quot;&amp;[.F18])-SUM([.H$11:.$H17])" office:value-type="float" office:value="26" calcext:value-type="float">
            <text:p>26</text:p>
          </table:table-cell>
          <table:table-cell/>
          <table:table-cell table:style-name="ce6" office:value-type="string" calcext:value-type="string">
            <text:p>Коэффициент осцилляции</text:p>
          </table:table-cell>
          <table:table-cell table:style-name="ce7" table:formula="of:=[.K9]/[.K13]*100" office:value-type="float" office:value="111.51570323168" calcext:value-type="float">
            <text:p>111,52</text:p>
          </table:table-cell>
          <table:table-cell/>
          <table:table-cell table:formula="of:=[.B18]-[.$K$13]" office:value-type="float" office:value="-28.7714285714286" calcext:value-type="float">
            <text:p>-28,77</text:p>
          </table:table-cell>
          <table:table-cell table:formula="of:=POWER([.M18]; 3)" office:value-type="float" office:value="-23816.8476501458" calcext:value-type="float">
            <text:p>-23 816,85</text:p>
          </table:table-cell>
        </table:table-row>
        <table:table-row table:style-name="ro1">
          <table:table-cell table:style-name="ce3" table:formula="of:=COM.MICROSOFT.NORM.INV(RAND(); 60; 15)" office:value-type="float" office:value="54.1705773351964" calcext:value-type="float">
            <text:p>54,171</text:p>
          </table:table-cell>
          <table:table-cell table:style-name="ce2" table:formula="of:=ROUND([.A19]; 0)" office:value-type="float" office:value="54" calcext:value-type="float">
            <text:p>54</text:p>
          </table:table-cell>
          <table:table-cell table:formula="of:=SMALL([.$B$10:.$B$149]; ROW([.B19])-ROW([.$B$10])+1)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&quot;[&quot;&amp;[.E19]&amp;&quot;; &quot;&amp;[.F19]&amp;&quot;)&quot;" office:value-type="string" office:string-value="[80; 90)" calcext:value-type="string">
            <text:p>[80; 90)</text:p>
          </table:table-cell>
          <table:table-cell table:style-name="ce2" table:formula="of:=COUNTIF([.$C$10:.$C$149]; &quot;&lt;&quot;&amp;[.F19])-SUM([.H$11:.$H18])" office:value-type="float" office:value="13" calcext:value-type="float">
            <text:p>13</text:p>
          </table:table-cell>
          <table:table-cell/>
          <table:table-cell table:style-name="ce6" office:value-type="string" calcext:value-type="string">
            <text:p>Линейный коэффициент вариации</text:p>
          </table:table-cell>
          <table:table-cell table:style-name="ce7" table:formula="of:=[.K14]/[.K13]*100" office:value-type="float" office:value="17.6604460628129" calcext:value-type="float">
            <text:p>17,66</text:p>
          </table:table-cell>
          <table:table-cell/>
          <table:table-cell table:formula="of:=[.B19]-[.$K$13]" office:value-type="float" office:value="-8.77142857142857" calcext:value-type="float">
            <text:p>-8,77</text:p>
          </table:table-cell>
          <table:table-cell table:formula="of:=POWER([.M19]; 3)" office:value-type="float" office:value="-674.855813411079" calcext:value-type="float">
            <text:p>-674,86</text:p>
          </table:table-cell>
        </table:table-row>
        <table:table-row table:style-name="ro1">
          <table:table-cell table:style-name="ce3" table:formula="of:=COM.MICROSOFT.NORM.INV(RAND(); 60; 15)" office:value-type="float" office:value="68.9043810008705" calcext:value-type="float">
            <text:p>68,904</text:p>
          </table:table-cell>
          <table:table-cell table:style-name="ce2" table:formula="of:=ROUND([.A20]; 0)" office:value-type="float" office:value="69" calcext:value-type="float">
            <text:p>69</text:p>
          </table:table-cell>
          <table:table-cell table:formula="of:=SMALL([.$B$10:.$B$149]; ROW([.B20])-ROW([.$B$10])+1)" office:value-type="float" office:value="41" calcext:value-type="float">
            <text:p>41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&quot;[&quot;&amp;[.E20]&amp;&quot;; &quot;&amp;[.F20]&amp;&quot;)&quot;" office:value-type="string" office:string-value="[90; 100)" calcext:value-type="string">
            <text:p>[90; 100)</text:p>
          </table:table-cell>
          <table:table-cell table:style-name="ce2" table:formula="of:=COUNTIF([.$C$10:.$C$149]; &quot;&lt;&quot;&amp;[.F20])-SUM([.H$11:.$H19])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Коэффициент вариации</text:p>
          </table:table-cell>
          <table:table-cell table:style-name="ce7" table:formula="of:=[.K16]/[.K13]*100" office:value-type="float" office:value="22.0943662278108" calcext:value-type="float">
            <text:p>22,09</text:p>
          </table:table-cell>
          <table:table-cell/>
          <table:table-cell table:formula="of:=[.B20]-[.$K$13]" office:value-type="float" office:value="6.22857142857143" calcext:value-type="float">
            <text:p>6,23</text:p>
          </table:table-cell>
          <table:table-cell table:formula="of:=POWER([.M20]; 3)" office:value-type="float" office:value="241.638064139942" calcext:value-type="float">
            <text:p>241,64</text:p>
          </table:table-cell>
        </table:table-row>
        <table:table-row table:style-name="ro1">
          <table:table-cell table:style-name="ce3" table:formula="of:=COM.MICROSOFT.NORM.INV(RAND(); 60; 15)" office:value-type="float" office:value="46.6418772795697" calcext:value-type="float">
            <text:p>46,642</text:p>
          </table:table-cell>
          <table:table-cell table:style-name="ce2" table:formula="of:=ROUND([.A21]; 0)" office:value-type="float" office:value="47" calcext:value-type="float">
            <text:p>47</text:p>
          </table:table-cell>
          <table:table-cell table:formula="of:=SMALL([.$B$10:.$B$149]; ROW([.B21])-ROW([.$B$10])+1)" office:value-type="float" office:value="41" calcext:value-type="float">
            <text:p>41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string" calcext:value-type="string">
            <text:p>[100; +∞)</text:p>
          </table:table-cell>
          <table:table-cell table:style-name="ce2" table:formula="of:=COUNTIF([.$C$10:.$C$149]; &quot;&gt;=&quot;&amp;[.E21])" office:value-type="float" office:value="0" calcext:value-type="float">
            <text:p>0</text:p>
          </table:table-cell>
          <table:table-cell table:style-name="ce2"/>
          <table:table-cell table:style-name="ce6" office:value-type="string" calcext:value-type="string">
            <text:p>Асимметричность</text:p>
          </table:table-cell>
          <table:table-cell table:style-name="ce7" table:formula="of:=SUM([.N10:.N149])/([.K10]*POWER([.K16]; 3))" office:value-type="float" office:value="-0.116691147686361" calcext:value-type="float">
            <text:p>-0,12</text:p>
          </table:table-cell>
          <table:table-cell/>
          <table:table-cell table:formula="of:=[.B21]-[.$K$13]" office:value-type="float" office:value="-15.7714285714286" calcext:value-type="float">
            <text:p>-15,77</text:p>
          </table:table-cell>
          <table:table-cell table:formula="of:=POWER([.M21]; 3)" office:value-type="float" office:value="-3922.95295626822" calcext:value-type="float">
            <text:p>-3 922,95</text:p>
          </table:table-cell>
        </table:table-row>
        <table:table-row table:style-name="ro1">
          <table:table-cell table:style-name="ce3" table:formula="of:=COM.MICROSOFT.NORM.INV(RAND(); 60; 15)" office:value-type="float" office:value="45.4349761263732" calcext:value-type="float">
            <text:p>45,435</text:p>
          </table:table-cell>
          <table:table-cell table:style-name="ce2" table:formula="of:=ROUND([.A22]; 0)" office:value-type="float" office:value="45" calcext:value-type="float">
            <text:p>45</text:p>
          </table:table-cell>
          <table:table-cell table:formula="of:=SMALL([.$B$10:.$B$149]; ROW([.B22])-ROW([.$B$10])+1)" office:value-type="float" office:value="44" calcext:value-type="float">
            <text:p>44</text:p>
          </table:table-cell>
          <table:table-cell table:style-name="ce2" table:number-columns-repeated="6"/>
          <table:table-cell table:style-name="ce6" office:value-type="string" calcext:value-type="string">
            <text:p>Эксцесс</text:p>
          </table:table-cell>
          <table:table-cell table:style-name="ce7" table:formula="of:=KURT([.B10:.B149])" office:value-type="float" office:value="-0.241415065144158" calcext:value-type="float">
            <text:p>-0,24</text:p>
          </table:table-cell>
          <table:table-cell/>
          <table:table-cell table:formula="of:=[.B22]-[.$K$13]" office:value-type="float" office:value="-17.7714285714286" calcext:value-type="float">
            <text:p>-17,77</text:p>
          </table:table-cell>
          <table:table-cell table:formula="of:=POWER([.M22]; 3)" office:value-type="float" office:value="-5612.63785422741" calcext:value-type="float">
            <text:p>-5 612,64</text:p>
          </table:table-cell>
        </table:table-row>
        <table:table-row table:style-name="ro1">
          <table:table-cell table:style-name="ce3" table:formula="of:=COM.MICROSOFT.NORM.INV(RAND(); 60; 15)" office:value-type="float" office:value="59.7367848760843" calcext:value-type="float">
            <text:p>59,737</text:p>
          </table:table-cell>
          <table:table-cell table:style-name="ce2" table:formula="of:=ROUND([.A23]; 0)" office:value-type="float" office:value="60" calcext:value-type="float">
            <text:p>60</text:p>
          </table:table-cell>
          <table:table-cell table:formula="of:=SMALL([.$B$10:.$B$149]; ROW([.B23])-ROW([.$B$10])+1)" office:value-type="float" office:value="45" calcext:value-type="float">
            <text:p>45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23]-[.$K$13]" office:value-type="float" office:value="-2.77142857142857" calcext:value-type="float">
            <text:p>-2,77</text:p>
          </table:table-cell>
          <table:table-cell table:formula="of:=POWER([.M23]; 3)" office:value-type="float" office:value="-21.286833819242" calcext:value-type="float">
            <text:p>-21,29</text:p>
          </table:table-cell>
        </table:table-row>
        <table:table-row table:style-name="ro1">
          <table:table-cell table:style-name="ce3" table:formula="of:=COM.MICROSOFT.NORM.INV(RAND(); 60; 15)" office:value-type="float" office:value="61.2839025816591" calcext:value-type="float">
            <text:p>61,284</text:p>
          </table:table-cell>
          <table:table-cell table:style-name="ce2" table:formula="of:=ROUND([.A24]; 0)" office:value-type="float" office:value="61" calcext:value-type="float">
            <text:p>61</text:p>
          </table:table-cell>
          <table:table-cell table:formula="of:=SMALL([.$B$10:.$B$149]; ROW([.B24])-ROW([.$B$10])+1)" office:value-type="float" office:value="45" calcext:value-type="float">
            <text:p>45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24]-[.$K$13]" office:value-type="float" office:value="-1.77142857142857" calcext:value-type="float">
            <text:p>-1,77</text:p>
          </table:table-cell>
          <table:table-cell table:formula="of:=POWER([.M24]; 3)" office:value-type="float" office:value="-5.55867055393587" calcext:value-type="float">
            <text:p>-5,56</text:p>
          </table:table-cell>
        </table:table-row>
        <table:table-row table:style-name="ro1">
          <table:table-cell table:style-name="ce3" table:formula="of:=COM.MICROSOFT.NORM.INV(RAND(); 60; 15)" office:value-type="float" office:value="65.1554048849496" calcext:value-type="float">
            <text:p>65,155</text:p>
          </table:table-cell>
          <table:table-cell table:style-name="ce2" table:formula="of:=ROUND([.A25]; 0)" office:value-type="float" office:value="65" calcext:value-type="float">
            <text:p>65</text:p>
          </table:table-cell>
          <table:table-cell table:formula="of:=SMALL([.$B$10:.$B$149]; ROW([.B25])-ROW([.$B$10])+1)" office:value-type="float" office:value="45" calcext:value-type="float">
            <text:p>45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25]-[.$K$13]" office:value-type="float" office:value="2.22857142857143" calcext:value-type="float">
            <text:p>2,23</text:p>
          </table:table-cell>
          <table:table-cell table:formula="of:=POWER([.M25]; 3)" office:value-type="float" office:value="11.0682682215743" calcext:value-type="float">
            <text:p>11,07</text:p>
          </table:table-cell>
        </table:table-row>
        <table:table-row table:style-name="ro1">
          <table:table-cell table:style-name="ce3" table:formula="of:=COM.MICROSOFT.NORM.INV(RAND(); 60; 15)" office:value-type="float" office:value="61.8781550819066" calcext:value-type="float">
            <text:p>61,878</text:p>
          </table:table-cell>
          <table:table-cell table:style-name="ce2" table:formula="of:=ROUND([.A26]; 0)" office:value-type="float" office:value="62" calcext:value-type="float">
            <text:p>62</text:p>
          </table:table-cell>
          <table:table-cell table:formula="of:=SMALL([.$B$10:.$B$149]; ROW([.B26])-ROW([.$B$10])+1)" office:value-type="float" office:value="47" calcext:value-type="float">
            <text:p>47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26]-[.$K$13]" office:value-type="float" office:value="-0.771428571428572" calcext:value-type="float">
            <text:p>-0,77</text:p>
          </table:table-cell>
          <table:table-cell table:formula="of:=POWER([.M26]; 3)" office:value-type="float" office:value="-0.459078717201168" calcext:value-type="float">
            <text:p>-0,46</text:p>
          </table:table-cell>
        </table:table-row>
        <table:table-row table:style-name="ro1">
          <table:table-cell table:style-name="ce3" table:formula="of:=COM.MICROSOFT.NORM.INV(RAND(); 60; 15)" office:value-type="float" office:value="47.1613199862064" calcext:value-type="float">
            <text:p>47,161</text:p>
          </table:table-cell>
          <table:table-cell table:style-name="ce2" table:formula="of:=ROUND([.A27]; 0)" office:value-type="float" office:value="47" calcext:value-type="float">
            <text:p>47</text:p>
          </table:table-cell>
          <table:table-cell table:formula="of:=SMALL([.$B$10:.$B$149]; ROW([.B27])-ROW([.$B$10])+1)" office:value-type="float" office:value="47" calcext:value-type="float">
            <text:p>47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27]-[.$K$13]" office:value-type="float" office:value="-15.7714285714286" calcext:value-type="float">
            <text:p>-15,77</text:p>
          </table:table-cell>
          <table:table-cell table:formula="of:=POWER([.M27]; 3)" office:value-type="float" office:value="-3922.95295626822" calcext:value-type="float">
            <text:p>-3 922,95</text:p>
          </table:table-cell>
        </table:table-row>
        <table:table-row table:style-name="ro1">
          <table:table-cell table:style-name="ce3" table:formula="of:=COM.MICROSOFT.NORM.INV(RAND(); 60; 15)" office:value-type="float" office:value="66.102674589389" calcext:value-type="float">
            <text:p>66,103</text:p>
          </table:table-cell>
          <table:table-cell table:style-name="ce2" table:formula="of:=ROUND([.A28]; 0)" office:value-type="float" office:value="66" calcext:value-type="float">
            <text:p>66</text:p>
          </table:table-cell>
          <table:table-cell table:formula="of:=SMALL([.$B$10:.$B$149]; ROW([.B28])-ROW([.$B$10])+1)" office:value-type="float" office:value="47" calcext:value-type="float">
            <text:p>47</text:p>
          </table:table-cell>
          <table:table-cell table:style-name="ce2"/>
          <table:table-cell/>
          <table:table-cell table:style-name="ce2" office:value-type="string" calcext:value-type="string">
            <text:p><text:s/></text:p>
          </table:table-cell>
          <table:table-cell table:style-name="ce2" table:number-columns-repeated="3"/>
          <table:table-cell table:number-columns-repeated="3"/>
          <table:table-cell table:formula="of:=[.B28]-[.$K$13]" office:value-type="float" office:value="3.22857142857143" calcext:value-type="float">
            <text:p>3,23</text:p>
          </table:table-cell>
          <table:table-cell table:formula="of:=POWER([.M28]; 3)" office:value-type="float" office:value="33.6535743440233" calcext:value-type="float">
            <text:p>33,65</text:p>
          </table:table-cell>
        </table:table-row>
        <table:table-row table:style-name="ro1">
          <table:table-cell table:style-name="ce3" table:formula="of:=COM.MICROSOFT.NORM.INV(RAND(); 60; 15)" office:value-type="float" office:value="69.776709600583" calcext:value-type="float">
            <text:p>69,777</text:p>
          </table:table-cell>
          <table:table-cell table:style-name="ce2" table:formula="of:=ROUND([.A29]; 0)" office:value-type="float" office:value="70" calcext:value-type="float">
            <text:p>70</text:p>
          </table:table-cell>
          <table:table-cell table:formula="of:=SMALL([.$B$10:.$B$149]; ROW([.B29])-ROW([.$B$10])+1)" office:value-type="float" office:value="47" calcext:value-type="float">
            <text:p>47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29]-[.$K$13]" office:value-type="float" office:value="7.22857142857143" calcext:value-type="float">
            <text:p>7,23</text:p>
          </table:table-cell>
          <table:table-cell table:formula="of:=POWER([.M29]; 3)" office:value-type="float" office:value="377.709084548105" calcext:value-type="float">
            <text:p>377,71</text:p>
          </table:table-cell>
        </table:table-row>
        <table:table-row table:style-name="ro1">
          <table:table-cell table:style-name="ce3" table:formula="of:=COM.MICROSOFT.NORM.INV(RAND(); 60; 15)" office:value-type="float" office:value="64.463920767139" calcext:value-type="float">
            <text:p>64,464</text:p>
          </table:table-cell>
          <table:table-cell table:style-name="ce2" table:formula="of:=ROUND([.A30]; 0)" office:value-type="float" office:value="64" calcext:value-type="float">
            <text:p>64</text:p>
          </table:table-cell>
          <table:table-cell table:formula="of:=SMALL([.$B$10:.$B$149]; ROW([.B30])-ROW([.$B$10])+1)" office:value-type="float" office:value="47" calcext:value-type="float">
            <text:p>47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30]-[.$K$13]" office:value-type="float" office:value="1.22857142857143" calcext:value-type="float">
            <text:p>1,23</text:p>
          </table:table-cell>
          <table:table-cell table:formula="of:=POWER([.M30]; 3)" office:value-type="float" office:value="1.85439067055393" calcext:value-type="float">
            <text:p>1,85</text:p>
          </table:table-cell>
        </table:table-row>
        <table:table-row table:style-name="ro1">
          <table:table-cell table:style-name="ce3" table:formula="of:=COM.MICROSOFT.NORM.INV(RAND(); 60; 15)" office:value-type="float" office:value="69.4465416188693" calcext:value-type="float">
            <text:p>69,447</text:p>
          </table:table-cell>
          <table:table-cell table:style-name="ce2" table:formula="of:=ROUND([.A31]; 0)" office:value-type="float" office:value="69" calcext:value-type="float">
            <text:p>69</text:p>
          </table:table-cell>
          <table:table-cell table:formula="of:=SMALL([.$B$10:.$B$149]; ROW([.B31])-ROW([.$B$10])+1)" office:value-type="float" office:value="49" calcext:value-type="float">
            <text:p>49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31]-[.$K$13]" office:value-type="float" office:value="6.22857142857143" calcext:value-type="float">
            <text:p>6,23</text:p>
          </table:table-cell>
          <table:table-cell table:formula="of:=POWER([.M31]; 3)" office:value-type="float" office:value="241.638064139942" calcext:value-type="float">
            <text:p>241,64</text:p>
          </table:table-cell>
        </table:table-row>
        <table:table-row table:style-name="ro1">
          <table:table-cell table:style-name="ce3" table:formula="of:=COM.MICROSOFT.NORM.INV(RAND(); 60; 15)" office:value-type="float" office:value="64.2315318795844" calcext:value-type="float">
            <text:p>64,232</text:p>
          </table:table-cell>
          <table:table-cell table:style-name="ce2" table:formula="of:=ROUND([.A32]; 0)" office:value-type="float" office:value="64" calcext:value-type="float">
            <text:p>64</text:p>
          </table:table-cell>
          <table:table-cell table:formula="of:=SMALL([.$B$10:.$B$149]; ROW([.B32])-ROW([.$B$10])+1)" office:value-type="float" office:value="49" calcext:value-type="float">
            <text:p>49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32]-[.$K$13]" office:value-type="float" office:value="1.22857142857143" calcext:value-type="float">
            <text:p>1,23</text:p>
          </table:table-cell>
          <table:table-cell table:formula="of:=POWER([.M32]; 3)" office:value-type="float" office:value="1.85439067055393" calcext:value-type="float">
            <text:p>1,85</text:p>
          </table:table-cell>
        </table:table-row>
        <table:table-row table:style-name="ro1">
          <table:table-cell table:style-name="ce3" table:formula="of:=COM.MICROSOFT.NORM.INV(RAND(); 60; 15)" office:value-type="float" office:value="56.0488034364846" calcext:value-type="float">
            <text:p>56,049</text:p>
          </table:table-cell>
          <table:table-cell table:style-name="ce2" table:formula="of:=ROUND([.A33]; 0)" office:value-type="float" office:value="56" calcext:value-type="float">
            <text:p>56</text:p>
          </table:table-cell>
          <table:table-cell table:formula="of:=SMALL([.$B$10:.$B$149]; ROW([.B33])-ROW([.$B$10])+1)" office:value-type="float" office:value="50" calcext:value-type="float">
            <text:p>50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33]-[.$K$13]" office:value-type="float" office:value="-6.77142857142857" calcext:value-type="float">
            <text:p>-6,77</text:p>
          </table:table-cell>
          <table:table-cell table:formula="of:=POWER([.M33]; 3)" office:value-type="float" office:value="-310.485201166181" calcext:value-type="float">
            <text:p>-310,49</text:p>
          </table:table-cell>
        </table:table-row>
        <table:table-row table:style-name="ro1">
          <table:table-cell table:style-name="ce3" table:formula="of:=COM.MICROSOFT.NORM.INV(RAND(); 60; 15)" office:value-type="float" office:value="79.0708389144391" calcext:value-type="float">
            <text:p>79,071</text:p>
          </table:table-cell>
          <table:table-cell table:style-name="ce2" table:formula="of:=ROUND([.A34]; 0)" office:value-type="float" office:value="79" calcext:value-type="float">
            <text:p>79</text:p>
          </table:table-cell>
          <table:table-cell table:formula="of:=SMALL([.$B$10:.$B$149]; ROW([.B34])-ROW([.$B$10])+1)" office:value-type="float" office:value="50" calcext:value-type="float">
            <text:p>50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34]-[.$K$13]" office:value-type="float" office:value="16.2285714285714" calcext:value-type="float">
            <text:p>16,23</text:p>
          </table:table-cell>
          <table:table-cell table:formula="of:=POWER([.M34]; 3)" office:value-type="float" office:value="4274.06255393586" calcext:value-type="float">
            <text:p>4 274,06</text:p>
          </table:table-cell>
        </table:table-row>
        <table:table-row table:style-name="ro1">
          <table:table-cell table:style-name="ce3" table:formula="of:=COM.MICROSOFT.NORM.INV(RAND(); 60; 15)" office:value-type="float" office:value="77.7061834372582" calcext:value-type="float">
            <text:p>77,706</text:p>
          </table:table-cell>
          <table:table-cell table:style-name="ce2" table:formula="of:=ROUND([.A35]; 0)" office:value-type="float" office:value="78" calcext:value-type="float">
            <text:p>78</text:p>
          </table:table-cell>
          <table:table-cell table:formula="of:=SMALL([.$B$10:.$B$149]; ROW([.B35])-ROW([.$B$10])+1)" office:value-type="float" office:value="51" calcext:value-type="float">
            <text:p>51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35]-[.$K$13]" office:value-type="float" office:value="15.2285714285714" calcext:value-type="float">
            <text:p>15,23</text:p>
          </table:table-cell>
          <table:table-cell table:formula="of:=POWER([.M35]; 3)" office:value-type="float" office:value="3531.64867638484" calcext:value-type="float">
            <text:p>3 531,65</text:p>
          </table:table-cell>
        </table:table-row>
        <table:table-row table:style-name="ro1">
          <table:table-cell table:style-name="ce3" table:formula="of:=COM.MICROSOFT.NORM.INV(RAND(); 60; 15)" office:value-type="float" office:value="43.8800750713982" calcext:value-type="float">
            <text:p>43,880</text:p>
          </table:table-cell>
          <table:table-cell table:style-name="ce2" table:formula="of:=ROUND([.A36]; 0)" office:value-type="float" office:value="44" calcext:value-type="float">
            <text:p>44</text:p>
          </table:table-cell>
          <table:table-cell table:formula="of:=SMALL([.$B$10:.$B$149]; ROW([.B36])-ROW([.$B$10])+1)" office:value-type="float" office:value="52" calcext:value-type="float">
            <text:p>52</text:p>
          </table:table-cell>
          <table:table-cell table:style-name="ce2"/>
          <table:table-cell/>
          <table:table-cell table:style-name="ce2" table:number-columns-repeated="4"/>
          <table:table-cell table:number-columns-repeated="3"/>
          <table:table-cell table:formula="of:=[.B36]-[.$K$13]" office:value-type="float" office:value="-18.7714285714286" calcext:value-type="float">
            <text:p>-18,77</text:p>
          </table:table-cell>
          <table:table-cell table:formula="of:=POWER([.M36]; 3)" office:value-type="float" office:value="-6614.42316034986" calcext:value-type="float">
            <text:p>-6 614,42</text:p>
          </table:table-cell>
        </table:table-row>
        <table:table-row table:style-name="ro1">
          <table:table-cell table:style-name="ce3" table:formula="of:=COM.MICROSOFT.NORM.INV(RAND(); 60; 15)" office:value-type="float" office:value="90.9079880385119" calcext:value-type="float">
            <text:p>90,908</text:p>
          </table:table-cell>
          <table:table-cell table:style-name="ce2" table:formula="of:=ROUND([.A37]; 0)" office:value-type="float" office:value="91" calcext:value-type="float">
            <text:p>91</text:p>
          </table:table-cell>
          <table:table-cell table:formula="of:=SMALL([.$B$10:.$B$149]; ROW([.B37])-ROW([.$B$10])+1)" office:value-type="float" office:value="52" calcext:value-type="float">
            <text:p>52</text:p>
          </table:table-cell>
          <table:table-cell table:style-name="ce2" table:number-columns-repeated="6"/>
          <table:table-cell table:number-columns-repeated="3"/>
          <table:table-cell table:formula="of:=[.B37]-[.$K$13]" office:value-type="float" office:value="28.2285714285714" calcext:value-type="float">
            <text:p>28,23</text:p>
          </table:table-cell>
          <table:table-cell table:formula="of:=POWER([.M37]; 3)" office:value-type="float" office:value="22494.0005131195" calcext:value-type="float">
            <text:p>22 494,00</text:p>
          </table:table-cell>
        </table:table-row>
        <table:table-row table:style-name="ro1">
          <table:table-cell table:style-name="ce3" table:formula="of:=COM.MICROSOFT.NORM.INV(RAND(); 60; 15)" office:value-type="float" office:value="65.178733119059" calcext:value-type="float">
            <text:p>65,179</text:p>
          </table:table-cell>
          <table:table-cell table:style-name="ce2" table:formula="of:=ROUND([.A38]; 0)" office:value-type="float" office:value="65" calcext:value-type="float">
            <text:p>65</text:p>
          </table:table-cell>
          <table:table-cell table:formula="of:=SMALL([.$B$10:.$B$149]; ROW([.B38])-ROW([.$B$10])+1)" office:value-type="float" office:value="53" calcext:value-type="float">
            <text:p>53</text:p>
          </table:table-cell>
          <table:table-cell table:style-name="ce2" table:number-columns-repeated="6"/>
          <table:table-cell table:number-columns-repeated="3"/>
          <table:table-cell table:formula="of:=[.B38]-[.$K$13]" office:value-type="float" office:value="2.22857142857143" calcext:value-type="float">
            <text:p>2,23</text:p>
          </table:table-cell>
          <table:table-cell table:formula="of:=POWER([.M38]; 3)" office:value-type="float" office:value="11.0682682215743" calcext:value-type="float">
            <text:p>11,07</text:p>
          </table:table-cell>
        </table:table-row>
        <table:table-row table:style-name="ro1">
          <table:table-cell table:style-name="ce3" table:formula="of:=COM.MICROSOFT.NORM.INV(RAND(); 60; 15)" office:value-type="float" office:value="49.6293051024323" calcext:value-type="float">
            <text:p>49,629</text:p>
          </table:table-cell>
          <table:table-cell table:style-name="ce2" table:formula="of:=ROUND([.A39]; 0)" office:value-type="float" office:value="50" calcext:value-type="float">
            <text:p>50</text:p>
          </table:table-cell>
          <table:table-cell table:formula="of:=SMALL([.$B$10:.$B$149]; ROW([.B39])-ROW([.$B$10])+1)" office:value-type="float" office:value="53" calcext:value-type="float">
            <text:p>53</text:p>
          </table:table-cell>
          <table:table-cell table:style-name="ce2" table:number-columns-repeated="6"/>
          <table:table-cell table:number-columns-repeated="3"/>
          <table:table-cell table:formula="of:=[.B39]-[.$K$13]" office:value-type="float" office:value="-12.7714285714286" calcext:value-type="float">
            <text:p>-12,77</text:p>
          </table:table-cell>
          <table:table-cell table:formula="of:=POWER([.M39]; 3)" office:value-type="float" office:value="-2083.13989504373" calcext:value-type="float">
            <text:p>-2 083,14</text:p>
          </table:table-cell>
        </table:table-row>
        <table:table-row table:style-name="ro1">
          <table:table-cell table:style-name="ce3" table:formula="of:=COM.MICROSOFT.NORM.INV(RAND(); 60; 15)" office:value-type="float" office:value="66.9057811039535" calcext:value-type="float">
            <text:p>66,906</text:p>
          </table:table-cell>
          <table:table-cell table:style-name="ce2" table:formula="of:=ROUND([.A40]; 0)" office:value-type="float" office:value="67" calcext:value-type="float">
            <text:p>67</text:p>
          </table:table-cell>
          <table:table-cell table:formula="of:=SMALL([.$B$10:.$B$149]; ROW([.B40])-ROW([.$B$10])+1)" office:value-type="float" office:value="53" calcext:value-type="float">
            <text:p>53</text:p>
          </table:table-cell>
          <table:table-cell table:style-name="ce2" table:number-columns-repeated="6"/>
          <table:table-cell table:number-columns-repeated="3"/>
          <table:table-cell table:formula="of:=[.B40]-[.$K$13]" office:value-type="float" office:value="4.22857142857143" calcext:value-type="float">
            <text:p>4,23</text:p>
          </table:table-cell>
          <table:table-cell table:formula="of:=POWER([.M40]; 3)" office:value-type="float" office:value="75.6103090379008" calcext:value-type="float">
            <text:p>75,61</text:p>
          </table:table-cell>
        </table:table-row>
        <table:table-row table:style-name="ro1">
          <table:table-cell table:style-name="ce3" table:formula="of:=COM.MICROSOFT.NORM.INV(RAND(); 60; 15)" office:value-type="float" office:value="59.6281053749473" calcext:value-type="float">
            <text:p>59,628</text:p>
          </table:table-cell>
          <table:table-cell table:style-name="ce2" table:formula="of:=ROUND([.A41]; 0)" office:value-type="float" office:value="60" calcext:value-type="float">
            <text:p>60</text:p>
          </table:table-cell>
          <table:table-cell table:formula="of:=SMALL([.$B$10:.$B$149]; ROW([.B41])-ROW([.$B$10])+1)" office:value-type="float" office:value="53" calcext:value-type="float">
            <text:p>53</text:p>
          </table:table-cell>
          <table:table-cell table:style-name="ce2" table:number-columns-repeated="6"/>
          <table:table-cell table:number-columns-repeated="3"/>
          <table:table-cell table:formula="of:=[.B41]-[.$K$13]" office:value-type="float" office:value="-2.77142857142857" calcext:value-type="float">
            <text:p>-2,77</text:p>
          </table:table-cell>
          <table:table-cell table:formula="of:=POWER([.M41]; 3)" office:value-type="float" office:value="-21.286833819242" calcext:value-type="float">
            <text:p>-21,29</text:p>
          </table:table-cell>
        </table:table-row>
        <table:table-row table:style-name="ro1">
          <table:table-cell table:style-name="ce3" table:formula="of:=COM.MICROSOFT.NORM.INV(RAND(); 60; 15)" office:value-type="float" office:value="83.3868864962048" calcext:value-type="float">
            <text:p>83,387</text:p>
          </table:table-cell>
          <table:table-cell table:style-name="ce2" table:formula="of:=ROUND([.A42]; 0)" office:value-type="float" office:value="83" calcext:value-type="float">
            <text:p>83</text:p>
          </table:table-cell>
          <table:table-cell table:formula="of:=SMALL([.$B$10:.$B$149]; ROW([.B42])-ROW([.$B$10])+1)" office:value-type="float" office:value="54" calcext:value-type="float">
            <text:p>54</text:p>
          </table:table-cell>
          <table:table-cell table:style-name="ce2" table:number-columns-repeated="6"/>
          <table:table-cell table:number-columns-repeated="3"/>
          <table:table-cell table:formula="of:=[.B42]-[.$K$13]" office:value-type="float" office:value="20.2285714285714" calcext:value-type="float">
            <text:p>20,23</text:p>
          </table:table-cell>
          <table:table-cell table:formula="of:=POWER([.M42]; 3)" office:value-type="float" office:value="8277.43234985423" calcext:value-type="float">
            <text:p>8 277,43</text:p>
          </table:table-cell>
        </table:table-row>
        <table:table-row table:style-name="ro1">
          <table:table-cell table:style-name="ce3" table:formula="of:=COM.MICROSOFT.NORM.INV(RAND(); 60; 15)" office:value-type="float" office:value="71.7171403546509" calcext:value-type="float">
            <text:p>71,717</text:p>
          </table:table-cell>
          <table:table-cell table:style-name="ce2" table:formula="of:=ROUND([.A43]; 0)" office:value-type="float" office:value="72" calcext:value-type="float">
            <text:p>72</text:p>
          </table:table-cell>
          <table:table-cell table:formula="of:=SMALL([.$B$10:.$B$149]; ROW([.B43])-ROW([.$B$10])+1)" office:value-type="float" office:value="54" calcext:value-type="float">
            <text:p>54</text:p>
          </table:table-cell>
          <table:table-cell table:style-name="ce2" table:number-columns-repeated="6"/>
          <table:table-cell table:number-columns-repeated="3"/>
          <table:table-cell table:formula="of:=[.B43]-[.$K$13]" office:value-type="float" office:value="9.22857142857143" calcext:value-type="float">
            <text:p>9,23</text:p>
          </table:table-cell>
          <table:table-cell table:formula="of:=POWER([.M43]; 3)" office:value-type="float" office:value="785.965411078717" calcext:value-type="float">
            <text:p>785,97</text:p>
          </table:table-cell>
        </table:table-row>
        <table:table-row table:style-name="ro1">
          <table:table-cell table:style-name="ce3" table:formula="of:=COM.MICROSOFT.NORM.INV(RAND(); 60; 15)" office:value-type="float" office:value="68.617807069007" calcext:value-type="float">
            <text:p>68,618</text:p>
          </table:table-cell>
          <table:table-cell table:style-name="ce2" table:formula="of:=ROUND([.A44]; 0)" office:value-type="float" office:value="69" calcext:value-type="float">
            <text:p>69</text:p>
          </table:table-cell>
          <table:table-cell table:formula="of:=SMALL([.$B$10:.$B$149]; ROW([.B44])-ROW([.$B$10])+1)" office:value-type="float" office:value="54" calcext:value-type="float">
            <text:p>54</text:p>
          </table:table-cell>
          <table:table-cell table:style-name="ce2" table:number-columns-repeated="6"/>
          <table:table-cell table:number-columns-repeated="3"/>
          <table:table-cell table:formula="of:=[.B44]-[.$K$13]" office:value-type="float" office:value="6.22857142857143" calcext:value-type="float">
            <text:p>6,23</text:p>
          </table:table-cell>
          <table:table-cell table:formula="of:=POWER([.M44]; 3)" office:value-type="float" office:value="241.638064139942" calcext:value-type="float">
            <text:p>241,64</text:p>
          </table:table-cell>
        </table:table-row>
        <table:table-row table:style-name="ro1">
          <table:table-cell table:style-name="ce3" table:formula="of:=COM.MICROSOFT.NORM.INV(RAND(); 60; 15)" office:value-type="float" office:value="54.2839916535415" calcext:value-type="float">
            <text:p>54,284</text:p>
          </table:table-cell>
          <table:table-cell table:style-name="ce2" table:formula="of:=ROUND([.A45]; 0)" office:value-type="float" office:value="54" calcext:value-type="float">
            <text:p>54</text:p>
          </table:table-cell>
          <table:table-cell table:formula="of:=SMALL([.$B$10:.$B$149]; ROW([.B45])-ROW([.$B$10])+1)" office:value-type="float" office:value="54" calcext:value-type="float">
            <text:p>54</text:p>
          </table:table-cell>
          <table:table-cell table:style-name="ce2" table:number-columns-repeated="6"/>
          <table:table-cell table:number-columns-repeated="3"/>
          <table:table-cell table:formula="of:=[.B45]-[.$K$13]" office:value-type="float" office:value="-8.77142857142857" calcext:value-type="float">
            <text:p>-8,77</text:p>
          </table:table-cell>
          <table:table-cell table:formula="of:=POWER([.M45]; 3)" office:value-type="float" office:value="-674.855813411079" calcext:value-type="float">
            <text:p>-674,86</text:p>
          </table:table-cell>
        </table:table-row>
        <table:table-row table:style-name="ro1">
          <table:table-cell table:style-name="ce3" table:formula="of:=COM.MICROSOFT.NORM.INV(RAND(); 60; 15)" office:value-type="float" office:value="75.8133990408004" calcext:value-type="float">
            <text:p>75,813</text:p>
          </table:table-cell>
          <table:table-cell table:style-name="ce2" table:formula="of:=ROUND([.A46]; 0)" office:value-type="float" office:value="76" calcext:value-type="float">
            <text:p>76</text:p>
          </table:table-cell>
          <table:table-cell table:formula="of:=SMALL([.$B$10:.$B$149]; ROW([.B46])-ROW([.$B$10])+1)" office:value-type="float" office:value="54" calcext:value-type="float">
            <text:p>54</text:p>
          </table:table-cell>
          <table:table-cell table:style-name="ce2" table:number-columns-repeated="6"/>
          <table:table-cell table:number-columns-repeated="3"/>
          <table:table-cell table:formula="of:=[.B46]-[.$K$13]" office:value-type="float" office:value="13.2285714285714" calcext:value-type="float">
            <text:p>13,23</text:p>
          </table:table-cell>
          <table:table-cell table:formula="of:=POWER([.M46]; 3)" office:value-type="float" office:value="2314.93520699708" calcext:value-type="float">
            <text:p>2 314,94</text:p>
          </table:table-cell>
        </table:table-row>
        <table:table-row table:style-name="ro1">
          <table:table-cell table:style-name="ce3" table:formula="of:=COM.MICROSOFT.NORM.INV(RAND(); 60; 15)" office:value-type="float" office:value="74.9965019555354" calcext:value-type="float">
            <text:p>74,997</text:p>
          </table:table-cell>
          <table:table-cell table:style-name="ce2" table:formula="of:=ROUND([.A47]; 0)" office:value-type="float" office:value="75" calcext:value-type="float">
            <text:p>75</text:p>
          </table:table-cell>
          <table:table-cell table:formula="of:=SMALL([.$B$10:.$B$149]; ROW([.B47])-ROW([.$B$10])+1)" office:value-type="float" office:value="55" calcext:value-type="float">
            <text:p>55</text:p>
          </table:table-cell>
          <table:table-cell table:style-name="ce2" table:number-columns-repeated="6"/>
          <table:table-cell table:number-columns-repeated="3"/>
          <table:table-cell table:formula="of:=[.B47]-[.$K$13]" office:value-type="float" office:value="12.2285714285714" calcext:value-type="float">
            <text:p>12,23</text:p>
          </table:table-cell>
          <table:table-cell table:formula="of:=POWER([.M47]; 3)" office:value-type="float" office:value="1828.63561516035" calcext:value-type="float">
            <text:p>1 828,64</text:p>
          </table:table-cell>
        </table:table-row>
        <table:table-row table:style-name="ro1">
          <table:table-cell table:style-name="ce3" table:formula="of:=COM.MICROSOFT.NORM.INV(RAND(); 60; 15)" office:value-type="float" office:value="79.8554034589932" calcext:value-type="float">
            <text:p>79,855</text:p>
          </table:table-cell>
          <table:table-cell table:style-name="ce2" table:formula="of:=ROUND([.A48]; 0)" office:value-type="float" office:value="80" calcext:value-type="float">
            <text:p>80</text:p>
          </table:table-cell>
          <table:table-cell table:formula="of:=SMALL([.$B$10:.$B$149]; ROW([.B48])-ROW([.$B$10])+1)" office:value-type="float" office:value="55" calcext:value-type="float">
            <text:p>55</text:p>
          </table:table-cell>
          <table:table-cell table:style-name="ce2" table:number-columns-repeated="6"/>
          <table:table-cell table:number-columns-repeated="3"/>
          <table:table-cell table:formula="of:=[.B48]-[.$K$13]" office:value-type="float" office:value="17.2285714285714" calcext:value-type="float">
            <text:p>17,23</text:p>
          </table:table-cell>
          <table:table-cell table:formula="of:=POWER([.M48]; 3)" office:value-type="float" office:value="5113.84786005831" calcext:value-type="float">
            <text:p>5 113,85</text:p>
          </table:table-cell>
        </table:table-row>
        <table:table-row table:style-name="ro1">
          <table:table-cell table:style-name="ce3" table:formula="of:=COM.MICROSOFT.NORM.INV(RAND(); 60; 15)" office:value-type="float" office:value="71.3867867468962" calcext:value-type="float">
            <text:p>71,387</text:p>
          </table:table-cell>
          <table:table-cell table:style-name="ce2" table:formula="of:=ROUND([.A49]; 0)" office:value-type="float" office:value="71" calcext:value-type="float">
            <text:p>71</text:p>
          </table:table-cell>
          <table:table-cell table:formula="of:=SMALL([.$B$10:.$B$149]; ROW([.B49])-ROW([.$B$10])+1)" office:value-type="float" office:value="55" calcext:value-type="float">
            <text:p>55</text:p>
          </table:table-cell>
          <table:table-cell table:style-name="ce2" table:number-columns-repeated="6"/>
          <table:table-cell table:number-columns-repeated="3"/>
          <table:table-cell table:formula="of:=[.B49]-[.$K$13]" office:value-type="float" office:value="8.22857142857143" calcext:value-type="float">
            <text:p>8,23</text:p>
          </table:table-cell>
          <table:table-cell table:formula="of:=POWER([.M49]; 3)" office:value-type="float" office:value="557.151533527697" calcext:value-type="float">
            <text:p>557,15</text:p>
          </table:table-cell>
        </table:table-row>
        <table:table-row table:style-name="ro1">
          <table:table-cell table:style-name="ce3" table:formula="of:=COM.MICROSOFT.NORM.INV(RAND(); 60; 15)" office:value-type="float" office:value="62.4169162918389" calcext:value-type="float">
            <text:p>62,417</text:p>
          </table:table-cell>
          <table:table-cell table:style-name="ce2" table:formula="of:=ROUND([.A50]; 0)" office:value-type="float" office:value="62" calcext:value-type="float">
            <text:p>62</text:p>
          </table:table-cell>
          <table:table-cell table:formula="of:=SMALL([.$B$10:.$B$149]; ROW([.B50])-ROW([.$B$10])+1)" office:value-type="float" office:value="55" calcext:value-type="float">
            <text:p>55</text:p>
          </table:table-cell>
          <table:table-cell table:style-name="ce2" table:number-columns-repeated="6"/>
          <table:table-cell table:number-columns-repeated="3"/>
          <table:table-cell table:formula="of:=[.B50]-[.$K$13]" office:value-type="float" office:value="-0.771428571428572" calcext:value-type="float">
            <text:p>-0,77</text:p>
          </table:table-cell>
          <table:table-cell table:formula="of:=POWER([.M50]; 3)" office:value-type="float" office:value="-0.459078717201168" calcext:value-type="float">
            <text:p>-0,46</text:p>
          </table:table-cell>
        </table:table-row>
        <table:table-row table:style-name="ro1">
          <table:table-cell table:style-name="ce3" table:formula="of:=COM.MICROSOFT.NORM.INV(RAND(); 60; 15)" office:value-type="float" office:value="53.3867990218547" calcext:value-type="float">
            <text:p>53,387</text:p>
          </table:table-cell>
          <table:table-cell table:style-name="ce2" table:formula="of:=ROUND([.A51]; 0)" office:value-type="float" office:value="53" calcext:value-type="float">
            <text:p>53</text:p>
          </table:table-cell>
          <table:table-cell table:formula="of:=SMALL([.$B$10:.$B$149]; ROW([.B51])-ROW([.$B$10])+1)" office:value-type="float" office:value="55" calcext:value-type="float">
            <text:p>55</text:p>
          </table:table-cell>
          <table:table-cell table:style-name="ce2" table:number-columns-repeated="6"/>
          <table:table-cell table:number-columns-repeated="3"/>
          <table:table-cell table:formula="of:=[.B51]-[.$K$13]" office:value-type="float" office:value="-9.77142857142857" calcext:value-type="float">
            <text:p>-9,77</text:p>
          </table:table-cell>
          <table:table-cell table:formula="of:=POWER([.M51]; 3)" office:value-type="float" office:value="-932.983976676385" calcext:value-type="float">
            <text:p>-932,98</text:p>
          </table:table-cell>
        </table:table-row>
        <table:table-row table:style-name="ro1">
          <table:table-cell table:style-name="ce3" table:formula="of:=COM.MICROSOFT.NORM.INV(RAND(); 60; 15)" office:value-type="float" office:value="66.4228629908239" calcext:value-type="float">
            <text:p>66,423</text:p>
          </table:table-cell>
          <table:table-cell table:style-name="ce2" table:formula="of:=ROUND([.A52]; 0)" office:value-type="float" office:value="66" calcext:value-type="float">
            <text:p>66</text:p>
          </table:table-cell>
          <table:table-cell table:formula="of:=SMALL([.$B$10:.$B$149]; ROW([.B52])-ROW([.$B$10])+1)" office:value-type="float" office:value="55" calcext:value-type="float">
            <text:p>55</text:p>
          </table:table-cell>
          <table:table-cell table:style-name="ce2" table:number-columns-repeated="6"/>
          <table:table-cell table:number-columns-repeated="3"/>
          <table:table-cell table:formula="of:=[.B52]-[.$K$13]" office:value-type="float" office:value="3.22857142857143" calcext:value-type="float">
            <text:p>3,23</text:p>
          </table:table-cell>
          <table:table-cell table:formula="of:=POWER([.M52]; 3)" office:value-type="float" office:value="33.6535743440233" calcext:value-type="float">
            <text:p>33,65</text:p>
          </table:table-cell>
        </table:table-row>
        <table:table-row table:style-name="ro1">
          <table:table-cell table:style-name="ce3" table:formula="of:=COM.MICROSOFT.NORM.INV(RAND(); 60; 15)" office:value-type="float" office:value="62.1679842374311" calcext:value-type="float">
            <text:p>62,168</text:p>
          </table:table-cell>
          <table:table-cell table:style-name="ce2" table:formula="of:=ROUND([.A53]; 0)" office:value-type="float" office:value="62" calcext:value-type="float">
            <text:p>62</text:p>
          </table:table-cell>
          <table:table-cell table:formula="of:=SMALL([.$B$10:.$B$149]; ROW([.B53])-ROW([.$B$10])+1)" office:value-type="float" office:value="56" calcext:value-type="float">
            <text:p>56</text:p>
          </table:table-cell>
          <table:table-cell table:style-name="ce2" table:number-columns-repeated="6"/>
          <table:table-cell table:number-columns-repeated="3"/>
          <table:table-cell table:formula="of:=[.B53]-[.$K$13]" office:value-type="float" office:value="-0.771428571428572" calcext:value-type="float">
            <text:p>-0,77</text:p>
          </table:table-cell>
          <table:table-cell table:formula="of:=POWER([.M53]; 3)" office:value-type="float" office:value="-0.459078717201168" calcext:value-type="float">
            <text:p>-0,46</text:p>
          </table:table-cell>
        </table:table-row>
        <table:table-row table:style-name="ro1">
          <table:table-cell table:style-name="ce3" table:formula="of:=COM.MICROSOFT.NORM.INV(RAND(); 60; 15)" office:value-type="float" office:value="86.3628801984994" calcext:value-type="float">
            <text:p>86,363</text:p>
          </table:table-cell>
          <table:table-cell table:style-name="ce2" table:formula="of:=ROUND([.A54]; 0)" office:value-type="float" office:value="86" calcext:value-type="float">
            <text:p>86</text:p>
          </table:table-cell>
          <table:table-cell table:formula="of:=SMALL([.$B$10:.$B$149]; ROW([.B54])-ROW([.$B$10])+1)" office:value-type="float" office:value="56" calcext:value-type="float">
            <text:p>56</text:p>
          </table:table-cell>
          <table:table-cell table:style-name="ce2" table:number-columns-repeated="6"/>
          <table:table-cell table:number-columns-repeated="3"/>
          <table:table-cell table:formula="of:=[.B54]-[.$K$13]" office:value-type="float" office:value="23.2285714285714" calcext:value-type="float">
            <text:p>23,23</text:p>
          </table:table-cell>
          <table:table-cell table:formula="of:=POWER([.M54]; 3)" office:value-type="float" office:value="12533.359696793" calcext:value-type="float">
            <text:p>12 533,36</text:p>
          </table:table-cell>
        </table:table-row>
        <table:table-row table:style-name="ro1">
          <table:table-cell table:style-name="ce3" table:formula="of:=COM.MICROSOFT.NORM.INV(RAND(); 60; 15)" office:value-type="float" office:value="89.7621998919874" calcext:value-type="float">
            <text:p>89,762</text:p>
          </table:table-cell>
          <table:table-cell table:style-name="ce2" table:formula="of:=ROUND([.A55]; 0)" office:value-type="float" office:value="90" calcext:value-type="float">
            <text:p>90</text:p>
          </table:table-cell>
          <table:table-cell table:formula="of:=SMALL([.$B$10:.$B$149]; ROW([.B55])-ROW([.$B$10])+1)" office:value-type="float" office:value="56" calcext:value-type="float">
            <text:p>56</text:p>
          </table:table-cell>
          <table:table-cell table:style-name="ce2" table:number-columns-repeated="6"/>
          <table:table-cell table:number-columns-repeated="3"/>
          <table:table-cell table:formula="of:=[.B55]-[.$K$13]" office:value-type="float" office:value="27.2285714285714" calcext:value-type="float">
            <text:p>27,23</text:p>
          </table:table-cell>
          <table:table-cell table:formula="of:=POWER([.M55]; 3)" office:value-type="float" office:value="20187.1294927114" calcext:value-type="float">
            <text:p>20 187,13</text:p>
          </table:table-cell>
        </table:table-row>
        <table:table-row table:style-name="ro1">
          <table:table-cell table:style-name="ce3" table:formula="of:=COM.MICROSOFT.NORM.INV(RAND(); 60; 15)" office:value-type="float" office:value="60.7862654012897" calcext:value-type="float">
            <text:p>60,786</text:p>
          </table:table-cell>
          <table:table-cell table:style-name="ce2" table:formula="of:=ROUND([.A56]; 0)" office:value-type="float" office:value="61" calcext:value-type="float">
            <text:p>61</text:p>
          </table:table-cell>
          <table:table-cell table:formula="of:=SMALL([.$B$10:.$B$149]; ROW([.B56])-ROW([.$B$10])+1)" office:value-type="float" office:value="56" calcext:value-type="float">
            <text:p>56</text:p>
          </table:table-cell>
          <table:table-cell table:style-name="ce2" table:number-columns-repeated="6"/>
          <table:table-cell table:number-columns-repeated="3"/>
          <table:table-cell table:formula="of:=[.B56]-[.$K$13]" office:value-type="float" office:value="-1.77142857142857" calcext:value-type="float">
            <text:p>-1,77</text:p>
          </table:table-cell>
          <table:table-cell table:formula="of:=POWER([.M56]; 3)" office:value-type="float" office:value="-5.55867055393587" calcext:value-type="float">
            <text:p>-5,56</text:p>
          </table:table-cell>
        </table:table-row>
        <table:table-row table:style-name="ro1">
          <table:table-cell table:style-name="ce3" table:formula="of:=COM.MICROSOFT.NORM.INV(RAND(); 60; 15)" office:value-type="float" office:value="34.9606384223102" calcext:value-type="float">
            <text:p>34,961</text:p>
          </table:table-cell>
          <table:table-cell table:style-name="ce2" table:formula="of:=ROUND([.A57]; 0)" office:value-type="float" office:value="35" calcext:value-type="float">
            <text:p>35</text:p>
          </table:table-cell>
          <table:table-cell table:formula="of:=SMALL([.$B$10:.$B$149]; ROW([.B57])-ROW([.$B$10])+1)" office:value-type="float" office:value="56" calcext:value-type="float">
            <text:p>56</text:p>
          </table:table-cell>
          <table:table-cell table:style-name="ce2" table:number-columns-repeated="6"/>
          <table:table-cell table:number-columns-repeated="3"/>
          <table:table-cell table:formula="of:=[.B57]-[.$K$13]" office:value-type="float" office:value="-27.7714285714286" calcext:value-type="float">
            <text:p>-27,77</text:p>
          </table:table-cell>
          <table:table-cell table:formula="of:=POWER([.M57]; 3)" office:value-type="float" office:value="-21418.7766297376" calcext:value-type="float">
            <text:p>-21 418,78</text:p>
          </table:table-cell>
        </table:table-row>
        <table:table-row table:style-name="ro1">
          <table:table-cell table:style-name="ce3" table:formula="of:=COM.MICROSOFT.NORM.INV(RAND(); 60; 15)" office:value-type="float" office:value="53.8599195251595" calcext:value-type="float">
            <text:p>53,860</text:p>
          </table:table-cell>
          <table:table-cell table:style-name="ce2" table:formula="of:=ROUND([.A58]; 0)" office:value-type="float" office:value="54" calcext:value-type="float">
            <text:p>54</text:p>
          </table:table-cell>
          <table:table-cell table:formula="of:=SMALL([.$B$10:.$B$149]; ROW([.B58])-ROW([.$B$10])+1)" office:value-type="float" office:value="57" calcext:value-type="float">
            <text:p>57</text:p>
          </table:table-cell>
          <table:table-cell table:style-name="ce2" table:number-columns-repeated="6"/>
          <table:table-cell table:number-columns-repeated="3"/>
          <table:table-cell table:formula="of:=[.B58]-[.$K$13]" office:value-type="float" office:value="-8.77142857142857" calcext:value-type="float">
            <text:p>-8,77</text:p>
          </table:table-cell>
          <table:table-cell table:formula="of:=POWER([.M58]; 3)" office:value-type="float" office:value="-674.855813411079" calcext:value-type="float">
            <text:p>-674,86</text:p>
          </table:table-cell>
        </table:table-row>
        <table:table-row table:style-name="ro1">
          <table:table-cell table:style-name="ce3" table:formula="of:=COM.MICROSOFT.NORM.INV(RAND(); 60; 15)" office:value-type="float" office:value="63.8881031817007" calcext:value-type="float">
            <text:p>63,888</text:p>
          </table:table-cell>
          <table:table-cell table:style-name="ce2" table:formula="of:=ROUND([.A59]; 0)" office:value-type="float" office:value="64" calcext:value-type="float">
            <text:p>64</text:p>
          </table:table-cell>
          <table:table-cell table:formula="of:=SMALL([.$B$10:.$B$149]; ROW([.B59])-ROW([.$B$10])+1)" office:value-type="float" office:value="57" calcext:value-type="float">
            <text:p>57</text:p>
          </table:table-cell>
          <table:table-cell table:style-name="ce2" table:number-columns-repeated="6"/>
          <table:table-cell table:number-columns-repeated="3"/>
          <table:table-cell table:formula="of:=[.B59]-[.$K$13]" office:value-type="float" office:value="1.22857142857143" calcext:value-type="float">
            <text:p>1,23</text:p>
          </table:table-cell>
          <table:table-cell table:formula="of:=POWER([.M59]; 3)" office:value-type="float" office:value="1.85439067055393" calcext:value-type="float">
            <text:p>1,85</text:p>
          </table:table-cell>
        </table:table-row>
        <table:table-row table:style-name="ro1">
          <table:table-cell table:style-name="ce3" table:formula="of:=COM.MICROSOFT.NORM.INV(RAND(); 60; 15)" office:value-type="float" office:value="52.1355074241501" calcext:value-type="float">
            <text:p>52,136</text:p>
          </table:table-cell>
          <table:table-cell table:style-name="ce2" table:formula="of:=ROUND([.A60]; 0)" office:value-type="float" office:value="52" calcext:value-type="float">
            <text:p>52</text:p>
          </table:table-cell>
          <table:table-cell table:formula="of:=SMALL([.$B$10:.$B$149]; ROW([.B60])-ROW([.$B$10])+1)" office:value-type="float" office:value="57" calcext:value-type="float">
            <text:p>57</text:p>
          </table:table-cell>
          <table:table-cell table:style-name="ce2" table:number-columns-repeated="6"/>
          <table:table-cell table:number-columns-repeated="3"/>
          <table:table-cell table:formula="of:=[.B60]-[.$K$13]" office:value-type="float" office:value="-10.7714285714286" calcext:value-type="float">
            <text:p>-10,77</text:p>
          </table:table-cell>
          <table:table-cell table:formula="of:=POWER([.M60]; 3)" office:value-type="float" office:value="-1249.74071137026" calcext:value-type="float">
            <text:p>-1 249,74</text:p>
          </table:table-cell>
        </table:table-row>
        <table:table-row table:style-name="ro1">
          <table:table-cell table:style-name="ce3" table:formula="of:=COM.MICROSOFT.NORM.INV(RAND(); 60; 15)" office:value-type="float" office:value="33.0577213155964" calcext:value-type="float">
            <text:p>33,058</text:p>
          </table:table-cell>
          <table:table-cell table:style-name="ce2" table:formula="of:=ROUND([.A61]; 0)" office:value-type="float" office:value="33" calcext:value-type="float">
            <text:p>33</text:p>
          </table:table-cell>
          <table:table-cell table:formula="of:=SMALL([.$B$10:.$B$149]; ROW([.B61])-ROW([.$B$10])+1)" office:value-type="float" office:value="57" calcext:value-type="float">
            <text:p>57</text:p>
          </table:table-cell>
          <table:table-cell table:style-name="ce2" table:number-columns-repeated="6"/>
          <table:table-cell table:number-columns-repeated="3"/>
          <table:table-cell table:formula="of:=[.B61]-[.$K$13]" office:value-type="float" office:value="-29.7714285714286" calcext:value-type="float">
            <text:p>-29,77</text:p>
          </table:table-cell>
          <table:table-cell table:formula="of:=POWER([.M61]; 3)" office:value-type="float" office:value="-26387.5472419825" calcext:value-type="float">
            <text:p>-26 387,55</text:p>
          </table:table-cell>
        </table:table-row>
        <table:table-row table:style-name="ro1">
          <table:table-cell table:style-name="ce3" table:formula="of:=COM.MICROSOFT.NORM.INV(RAND(); 60; 15)" office:value-type="float" office:value="74.8705141024502" calcext:value-type="float">
            <text:p>74,871</text:p>
          </table:table-cell>
          <table:table-cell table:style-name="ce2" table:formula="of:=ROUND([.A62]; 0)" office:value-type="float" office:value="75" calcext:value-type="float">
            <text:p>75</text:p>
          </table:table-cell>
          <table:table-cell table:formula="of:=SMALL([.$B$10:.$B$149]; ROW([.B62])-ROW([.$B$10])+1)" office:value-type="float" office:value="58" calcext:value-type="float">
            <text:p>58</text:p>
          </table:table-cell>
          <table:table-cell table:style-name="ce2" table:number-columns-repeated="6"/>
          <table:table-cell table:number-columns-repeated="3"/>
          <table:table-cell table:formula="of:=[.B62]-[.$K$13]" office:value-type="float" office:value="12.2285714285714" calcext:value-type="float">
            <text:p>12,23</text:p>
          </table:table-cell>
          <table:table-cell table:formula="of:=POWER([.M62]; 3)" office:value-type="float" office:value="1828.63561516035" calcext:value-type="float">
            <text:p>1 828,64</text:p>
          </table:table-cell>
        </table:table-row>
        <table:table-row table:style-name="ro1">
          <table:table-cell table:style-name="ce3" table:formula="of:=COM.MICROSOFT.NORM.INV(RAND(); 60; 15)" office:value-type="float" office:value="77.9289438229716" calcext:value-type="float">
            <text:p>77,929</text:p>
          </table:table-cell>
          <table:table-cell table:style-name="ce2" table:formula="of:=ROUND([.A63]; 0)" office:value-type="float" office:value="78" calcext:value-type="float">
            <text:p>78</text:p>
          </table:table-cell>
          <table:table-cell table:formula="of:=SMALL([.$B$10:.$B$149]; ROW([.B63])-ROW([.$B$10])+1)" office:value-type="float" office:value="59" calcext:value-type="float">
            <text:p>59</text:p>
          </table:table-cell>
          <table:table-cell table:style-name="ce2" table:number-columns-repeated="6"/>
          <table:table-cell table:number-columns-repeated="3"/>
          <table:table-cell table:formula="of:=[.B63]-[.$K$13]" office:value-type="float" office:value="15.2285714285714" calcext:value-type="float">
            <text:p>15,23</text:p>
          </table:table-cell>
          <table:table-cell table:formula="of:=POWER([.M63]; 3)" office:value-type="float" office:value="3531.64867638484" calcext:value-type="float">
            <text:p>3 531,65</text:p>
          </table:table-cell>
        </table:table-row>
        <table:table-row table:style-name="ro1">
          <table:table-cell table:style-name="ce3" table:formula="of:=COM.MICROSOFT.NORM.INV(RAND(); 60; 15)" office:value-type="float" office:value="44.7404042823387" calcext:value-type="float">
            <text:p>44,740</text:p>
          </table:table-cell>
          <table:table-cell table:style-name="ce2" table:formula="of:=ROUND([.A64]; 0)" office:value-type="float" office:value="45" calcext:value-type="float">
            <text:p>45</text:p>
          </table:table-cell>
          <table:table-cell table:formula="of:=SMALL([.$B$10:.$B$149]; ROW([.B64])-ROW([.$B$10])+1)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3"/>
          <table:table-cell table:formula="of:=[.B64]-[.$K$13]" office:value-type="float" office:value="-17.7714285714286" calcext:value-type="float">
            <text:p>-17,77</text:p>
          </table:table-cell>
          <table:table-cell table:formula="of:=POWER([.M64]; 3)" office:value-type="float" office:value="-5612.63785422741" calcext:value-type="float">
            <text:p>-5 612,64</text:p>
          </table:table-cell>
        </table:table-row>
        <table:table-row table:style-name="ro1">
          <table:table-cell table:style-name="ce3" table:formula="of:=COM.MICROSOFT.NORM.INV(RAND(); 60; 15)" office:value-type="float" office:value="69.6159328341315" calcext:value-type="float">
            <text:p>69,616</text:p>
          </table:table-cell>
          <table:table-cell table:style-name="ce2" table:formula="of:=ROUND([.A65]; 0)" office:value-type="float" office:value="70" calcext:value-type="float">
            <text:p>70</text:p>
          </table:table-cell>
          <table:table-cell table:formula="of:=SMALL([.$B$10:.$B$149]; ROW([.B65])-ROW([.$B$10])+1)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3"/>
          <table:table-cell table:formula="of:=[.B65]-[.$K$13]" office:value-type="float" office:value="7.22857142857143" calcext:value-type="float">
            <text:p>7,23</text:p>
          </table:table-cell>
          <table:table-cell table:formula="of:=POWER([.M65]; 3)" office:value-type="float" office:value="377.709084548105" calcext:value-type="float">
            <text:p>377,71</text:p>
          </table:table-cell>
        </table:table-row>
        <table:table-row table:style-name="ro1">
          <table:table-cell table:style-name="ce3" table:formula="of:=COM.MICROSOFT.NORM.INV(RAND(); 60; 15)" office:value-type="float" office:value="38.0311601132973" calcext:value-type="float">
            <text:p>38,031</text:p>
          </table:table-cell>
          <table:table-cell table:style-name="ce2" table:formula="of:=ROUND([.A66]; 0)" office:value-type="float" office:value="38" calcext:value-type="float">
            <text:p>38</text:p>
          </table:table-cell>
          <table:table-cell table:formula="of:=SMALL([.$B$10:.$B$149]; ROW([.B66])-ROW([.$B$10])+1)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3"/>
          <table:table-cell table:formula="of:=[.B66]-[.$K$13]" office:value-type="float" office:value="-24.7714285714286" calcext:value-type="float">
            <text:p>-24,77</text:p>
          </table:table-cell>
          <table:table-cell table:formula="of:=POWER([.M66]; 3)" office:value-type="float" office:value="-15200.3349970846" calcext:value-type="float">
            <text:p>-15 200,33</text:p>
          </table:table-cell>
        </table:table-row>
        <table:table-row table:style-name="ro1">
          <table:table-cell table:style-name="ce3" table:formula="of:=COM.MICROSOFT.NORM.INV(RAND(); 60; 15)" office:value-type="float" office:value="75.3820956445904" calcext:value-type="float">
            <text:p>75,382</text:p>
          </table:table-cell>
          <table:table-cell table:style-name="ce2" table:formula="of:=ROUND([.A67]; 0)" office:value-type="float" office:value="75" calcext:value-type="float">
            <text:p>75</text:p>
          </table:table-cell>
          <table:table-cell table:formula="of:=SMALL([.$B$10:.$B$149]; ROW([.B67])-ROW([.$B$10])+1)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3"/>
          <table:table-cell table:formula="of:=[.B67]-[.$K$13]" office:value-type="float" office:value="12.2285714285714" calcext:value-type="float">
            <text:p>12,23</text:p>
          </table:table-cell>
          <table:table-cell table:formula="of:=POWER([.M67]; 3)" office:value-type="float" office:value="1828.63561516035" calcext:value-type="float">
            <text:p>1 828,64</text:p>
          </table:table-cell>
        </table:table-row>
        <table:table-row table:style-name="ro1">
          <table:table-cell table:style-name="ce3" table:formula="of:=COM.MICROSOFT.NORM.INV(RAND(); 60; 15)" office:value-type="float" office:value="48.9541117301009" calcext:value-type="float">
            <text:p>48,954</text:p>
          </table:table-cell>
          <table:table-cell table:style-name="ce2" table:formula="of:=ROUND([.A68]; 0)" office:value-type="float" office:value="49" calcext:value-type="float">
            <text:p>49</text:p>
          </table:table-cell>
          <table:table-cell table:formula="of:=SMALL([.$B$10:.$B$149]; ROW([.B68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68]-[.$K$13]" office:value-type="float" office:value="-13.7714285714286" calcext:value-type="float">
            <text:p>-13,77</text:p>
          </table:table-cell>
          <table:table-cell table:formula="of:=POWER([.M68]; 3)" office:value-type="float" office:value="-2611.78234402332" calcext:value-type="float">
            <text:p>-2 611,78</text:p>
          </table:table-cell>
        </table:table-row>
        <table:table-row table:style-name="ro1">
          <table:table-cell table:style-name="ce3" table:formula="of:=COM.MICROSOFT.NORM.INV(RAND(); 60; 15)" office:value-type="float" office:value="76.361878209359" calcext:value-type="float">
            <text:p>76,362</text:p>
          </table:table-cell>
          <table:table-cell table:style-name="ce2" table:formula="of:=ROUND([.A69]; 0)" office:value-type="float" office:value="76" calcext:value-type="float">
            <text:p>76</text:p>
          </table:table-cell>
          <table:table-cell table:formula="of:=SMALL([.$B$10:.$B$149]; ROW([.B69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69]-[.$K$13]" office:value-type="float" office:value="13.2285714285714" calcext:value-type="float">
            <text:p>13,23</text:p>
          </table:table-cell>
          <table:table-cell table:formula="of:=POWER([.M69]; 3)" office:value-type="float" office:value="2314.93520699708" calcext:value-type="float">
            <text:p>2 314,94</text:p>
          </table:table-cell>
        </table:table-row>
        <table:table-row table:style-name="ro1">
          <table:table-cell table:style-name="ce3" table:formula="of:=COM.MICROSOFT.NORM.INV(RAND(); 60; 15)" office:value-type="float" office:value="62.2157381253463" calcext:value-type="float">
            <text:p>62,216</text:p>
          </table:table-cell>
          <table:table-cell table:style-name="ce2" table:formula="of:=ROUND([.A70]; 0)" office:value-type="float" office:value="62" calcext:value-type="float">
            <text:p>62</text:p>
          </table:table-cell>
          <table:table-cell table:formula="of:=SMALL([.$B$10:.$B$149]; ROW([.B70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70]-[.$K$13]" office:value-type="float" office:value="-0.771428571428572" calcext:value-type="float">
            <text:p>-0,77</text:p>
          </table:table-cell>
          <table:table-cell table:formula="of:=POWER([.M70]; 3)" office:value-type="float" office:value="-0.459078717201168" calcext:value-type="float">
            <text:p>-0,46</text:p>
          </table:table-cell>
        </table:table-row>
        <table:table-row table:style-name="ro1">
          <table:table-cell table:style-name="ce3" table:formula="of:=COM.MICROSOFT.NORM.INV(RAND(); 60; 15)" office:value-type="float" office:value="54.7178291046019" calcext:value-type="float">
            <text:p>54,718</text:p>
          </table:table-cell>
          <table:table-cell table:style-name="ce2" table:formula="of:=ROUND([.A71]; 0)" office:value-type="float" office:value="55" calcext:value-type="float">
            <text:p>55</text:p>
          </table:table-cell>
          <table:table-cell table:formula="of:=SMALL([.$B$10:.$B$149]; ROW([.B71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71]-[.$K$13]" office:value-type="float" office:value="-7.77142857142857" calcext:value-type="float">
            <text:p>-7,77</text:p>
          </table:table-cell>
          <table:table-cell table:formula="of:=POWER([.M71]; 3)" office:value-type="float" office:value="-469.356221574344" calcext:value-type="float">
            <text:p>-469,36</text:p>
          </table:table-cell>
        </table:table-row>
        <table:table-row table:style-name="ro1">
          <table:table-cell table:style-name="ce3" table:formula="of:=COM.MICROSOFT.NORM.INV(RAND(); 60; 15)" office:value-type="float" office:value="82.8844131930597" calcext:value-type="float">
            <text:p>82,884</text:p>
          </table:table-cell>
          <table:table-cell table:style-name="ce2" table:formula="of:=ROUND([.A72]; 0)" office:value-type="float" office:value="83" calcext:value-type="float">
            <text:p>83</text:p>
          </table:table-cell>
          <table:table-cell table:formula="of:=SMALL([.$B$10:.$B$149]; ROW([.B72])-ROW([.$B$10])+1)" office:value-type="float" office:value="61" calcext:value-type="float">
            <text:p>61</text:p>
          </table:table-cell>
          <table:table-cell table:style-name="ce2" table:number-columns-repeated="6"/>
          <table:table-cell table:number-columns-repeated="3"/>
          <table:table-cell table:formula="of:=[.B72]-[.$K$13]" office:value-type="float" office:value="20.2285714285714" calcext:value-type="float">
            <text:p>20,23</text:p>
          </table:table-cell>
          <table:table-cell table:formula="of:=POWER([.M72]; 3)" office:value-type="float" office:value="8277.43234985423" calcext:value-type="float">
            <text:p>8 277,43</text:p>
          </table:table-cell>
        </table:table-row>
        <table:table-row table:style-name="ro1">
          <table:table-cell table:style-name="ce3" table:formula="of:=COM.MICROSOFT.NORM.INV(RAND(); 60; 15)" office:value-type="float" office:value="68.7081486019278" calcext:value-type="float">
            <text:p>68,708</text:p>
          </table:table-cell>
          <table:table-cell table:style-name="ce2" table:formula="of:=ROUND([.A73]; 0)" office:value-type="float" office:value="69" calcext:value-type="float">
            <text:p>69</text:p>
          </table:table-cell>
          <table:table-cell table:formula="of:=SMALL([.$B$10:.$B$149]; ROW([.B73])-ROW([.$B$10])+1)" office:value-type="float" office:value="62" calcext:value-type="float">
            <text:p>62</text:p>
          </table:table-cell>
          <table:table-cell table:style-name="ce2" table:number-columns-repeated="6"/>
          <table:table-cell table:number-columns-repeated="3"/>
          <table:table-cell table:formula="of:=[.B73]-[.$K$13]" office:value-type="float" office:value="6.22857142857143" calcext:value-type="float">
            <text:p>6,23</text:p>
          </table:table-cell>
          <table:table-cell table:formula="of:=POWER([.M73]; 3)" office:value-type="float" office:value="241.638064139942" calcext:value-type="float">
            <text:p>241,64</text:p>
          </table:table-cell>
        </table:table-row>
        <table:table-row table:style-name="ro1">
          <table:table-cell table:style-name="ce3" table:formula="of:=COM.MICROSOFT.NORM.INV(RAND(); 60; 15)" office:value-type="float" office:value="86.0607144507669" calcext:value-type="float">
            <text:p>86,061</text:p>
          </table:table-cell>
          <table:table-cell table:style-name="ce2" table:formula="of:=ROUND([.A74]; 0)" office:value-type="float" office:value="86" calcext:value-type="float">
            <text:p>86</text:p>
          </table:table-cell>
          <table:table-cell table:formula="of:=SMALL([.$B$10:.$B$149]; ROW([.B74])-ROW([.$B$10])+1)" office:value-type="float" office:value="62" calcext:value-type="float">
            <text:p>62</text:p>
          </table:table-cell>
          <table:table-cell table:style-name="ce2" table:number-columns-repeated="6"/>
          <table:table-cell table:number-columns-repeated="3"/>
          <table:table-cell table:formula="of:=[.B74]-[.$K$13]" office:value-type="float" office:value="23.2285714285714" calcext:value-type="float">
            <text:p>23,23</text:p>
          </table:table-cell>
          <table:table-cell table:formula="of:=POWER([.M74]; 3)" office:value-type="float" office:value="12533.359696793" calcext:value-type="float">
            <text:p>12 533,36</text:p>
          </table:table-cell>
        </table:table-row>
        <table:table-row table:style-name="ro1">
          <table:table-cell table:style-name="ce3" table:formula="of:=COM.MICROSOFT.NORM.INV(RAND(); 60; 15)" office:value-type="float" office:value="80.9796540059921" calcext:value-type="float">
            <text:p>80,980</text:p>
          </table:table-cell>
          <table:table-cell table:style-name="ce2" table:formula="of:=ROUND([.A75]; 0)" office:value-type="float" office:value="81" calcext:value-type="float">
            <text:p>81</text:p>
          </table:table-cell>
          <table:table-cell table:formula="of:=SMALL([.$B$10:.$B$149]; ROW([.B75])-ROW([.$B$10])+1)" office:value-type="float" office:value="62" calcext:value-type="float">
            <text:p>62</text:p>
          </table:table-cell>
          <table:table-cell table:style-name="ce2" table:number-columns-repeated="6"/>
          <table:table-cell table:number-columns-repeated="3"/>
          <table:table-cell table:formula="of:=[.B75]-[.$K$13]" office:value-type="float" office:value="18.2285714285714" calcext:value-type="float">
            <text:p>18,23</text:p>
          </table:table-cell>
          <table:table-cell table:formula="of:=POWER([.M75]; 3)" office:value-type="float" office:value="6057.00459475219" calcext:value-type="float">
            <text:p>6 057,00</text:p>
          </table:table-cell>
        </table:table-row>
        <table:table-row table:style-name="ro1">
          <table:table-cell table:style-name="ce3" table:formula="of:=COM.MICROSOFT.NORM.INV(RAND(); 60; 15)" office:value-type="float" office:value="50.2133312543902" calcext:value-type="float">
            <text:p>50,213</text:p>
          </table:table-cell>
          <table:table-cell table:style-name="ce2" table:formula="of:=ROUND([.A76]; 0)" office:value-type="float" office:value="50" calcext:value-type="float">
            <text:p>50</text:p>
          </table:table-cell>
          <table:table-cell table:formula="of:=SMALL([.$B$10:.$B$149]; ROW([.B76])-ROW([.$B$10])+1)" office:value-type="float" office:value="62" calcext:value-type="float">
            <text:p>62</text:p>
          </table:table-cell>
          <table:table-cell table:style-name="ce2" table:number-columns-repeated="6"/>
          <table:table-cell table:number-columns-repeated="3"/>
          <table:table-cell table:formula="of:=[.B76]-[.$K$13]" office:value-type="float" office:value="-12.7714285714286" calcext:value-type="float">
            <text:p>-12,77</text:p>
          </table:table-cell>
          <table:table-cell table:formula="of:=POWER([.M76]; 3)" office:value-type="float" office:value="-2083.13989504373" calcext:value-type="float">
            <text:p>-2 083,14</text:p>
          </table:table-cell>
        </table:table-row>
        <table:table-row table:style-name="ro1">
          <table:table-cell table:style-name="ce3" table:formula="of:=COM.MICROSOFT.NORM.INV(RAND(); 60; 15)" office:value-type="float" office:value="74.6760292915232" calcext:value-type="float">
            <text:p>74,676</text:p>
          </table:table-cell>
          <table:table-cell table:style-name="ce2" table:formula="of:=ROUND([.A77]; 0)" office:value-type="float" office:value="75" calcext:value-type="float">
            <text:p>75</text:p>
          </table:table-cell>
          <table:table-cell table:formula="of:=SMALL([.$B$10:.$B$149]; ROW([.B77])-ROW([.$B$10])+1)" office:value-type="float" office:value="62" calcext:value-type="float">
            <text:p>62</text:p>
          </table:table-cell>
          <table:table-cell table:style-name="ce2" table:number-columns-repeated="6"/>
          <table:table-cell table:number-columns-repeated="3"/>
          <table:table-cell table:formula="of:=[.B77]-[.$K$13]" office:value-type="float" office:value="12.2285714285714" calcext:value-type="float">
            <text:p>12,23</text:p>
          </table:table-cell>
          <table:table-cell table:formula="of:=POWER([.M77]; 3)" office:value-type="float" office:value="1828.63561516035" calcext:value-type="float">
            <text:p>1 828,64</text:p>
          </table:table-cell>
        </table:table-row>
        <table:table-row table:style-name="ro1">
          <table:table-cell table:style-name="ce3" table:formula="of:=COM.MICROSOFT.NORM.INV(RAND(); 60; 15)" office:value-type="float" office:value="70.6784383567998" calcext:value-type="float">
            <text:p>70,678</text:p>
          </table:table-cell>
          <table:table-cell table:style-name="ce2" table:formula="of:=ROUND([.A78]; 0)" office:value-type="float" office:value="71" calcext:value-type="float">
            <text:p>71</text:p>
          </table:table-cell>
          <table:table-cell table:formula="of:=SMALL([.$B$10:.$B$149]; ROW([.B78])-ROW([.$B$10])+1)" office:value-type="float" office:value="62" calcext:value-type="float">
            <text:p>62</text:p>
          </table:table-cell>
          <table:table-cell table:style-name="ce2" table:number-columns-repeated="6"/>
          <table:table-cell table:number-columns-repeated="3"/>
          <table:table-cell table:formula="of:=[.B78]-[.$K$13]" office:value-type="float" office:value="8.22857142857143" calcext:value-type="float">
            <text:p>8,23</text:p>
          </table:table-cell>
          <table:table-cell table:formula="of:=POWER([.M78]; 3)" office:value-type="float" office:value="557.151533527697" calcext:value-type="float">
            <text:p>557,15</text:p>
          </table:table-cell>
        </table:table-row>
        <table:table-row table:style-name="ro1">
          <table:table-cell table:style-name="ce3" table:formula="of:=COM.MICROSOFT.NORM.INV(RAND(); 60; 15)" office:value-type="float" office:value="50.7003233997374" calcext:value-type="float">
            <text:p>50,700</text:p>
          </table:table-cell>
          <table:table-cell table:style-name="ce2" table:formula="of:=ROUND([.A79]; 0)" office:value-type="float" office:value="51" calcext:value-type="float">
            <text:p>51</text:p>
          </table:table-cell>
          <table:table-cell table:formula="of:=SMALL([.$B$10:.$B$149]; ROW([.B79])-ROW([.$B$10])+1)" office:value-type="float" office:value="62" calcext:value-type="float">
            <text:p>62</text:p>
          </table:table-cell>
          <table:table-cell table:style-name="ce2" table:number-columns-repeated="6"/>
          <table:table-cell table:number-columns-repeated="3"/>
          <table:table-cell table:formula="of:=[.B79]-[.$K$13]" office:value-type="float" office:value="-11.7714285714286" calcext:value-type="float">
            <text:p>-11,77</text:p>
          </table:table-cell>
          <table:table-cell table:formula="of:=POWER([.M79]; 3)" office:value-type="float" office:value="-1631.12601749271" calcext:value-type="float">
            <text:p>-1 631,13</text:p>
          </table:table-cell>
        </table:table-row>
        <table:table-row table:style-name="ro1">
          <table:table-cell table:style-name="ce3" table:formula="of:=COM.MICROSOFT.NORM.INV(RAND(); 60; 15)" office:value-type="float" office:value="41.0746239113026" calcext:value-type="float">
            <text:p>41,075</text:p>
          </table:table-cell>
          <table:table-cell table:style-name="ce2" table:formula="of:=ROUND([.A80]; 0)" office:value-type="float" office:value="41" calcext:value-type="float">
            <text:p>41</text:p>
          </table:table-cell>
          <table:table-cell table:formula="of:=SMALL([.$B$10:.$B$149]; ROW([.B80])-ROW([.$B$10])+1)" office:value-type="float" office:value="63" calcext:value-type="float">
            <text:p>63</text:p>
          </table:table-cell>
          <table:table-cell table:style-name="ce2" table:number-columns-repeated="6"/>
          <table:table-cell table:number-columns-repeated="3"/>
          <table:table-cell table:formula="of:=[.B80]-[.$K$13]" office:value-type="float" office:value="-21.7714285714286" calcext:value-type="float">
            <text:p>-21,77</text:p>
          </table:table-cell>
          <table:table-cell table:formula="of:=POWER([.M80]; 3)" office:value-type="float" office:value="-10319.5505072886" calcext:value-type="float">
            <text:p>-10 319,55</text:p>
          </table:table-cell>
        </table:table-row>
        <table:table-row table:style-name="ro1">
          <table:table-cell table:style-name="ce3" table:formula="of:=COM.MICROSOFT.NORM.INV(RAND(); 60; 15)" office:value-type="float" office:value="56.5336910417536" calcext:value-type="float">
            <text:p>56,534</text:p>
          </table:table-cell>
          <table:table-cell table:style-name="ce2" table:formula="of:=ROUND([.A81]; 0)" office:value-type="float" office:value="57" calcext:value-type="float">
            <text:p>57</text:p>
          </table:table-cell>
          <table:table-cell table:formula="of:=SMALL([.$B$10:.$B$149]; ROW([.B81])-ROW([.$B$10])+1)" office:value-type="float" office:value="64" calcext:value-type="float">
            <text:p>64</text:p>
          </table:table-cell>
          <table:table-cell table:style-name="ce2" table:number-columns-repeated="6"/>
          <table:table-cell table:number-columns-repeated="3"/>
          <table:table-cell table:formula="of:=[.B81]-[.$K$13]" office:value-type="float" office:value="-5.77142857142857" calcext:value-type="float">
            <text:p>-5,77</text:p>
          </table:table-cell>
          <table:table-cell table:formula="of:=POWER([.M81]; 3)" office:value-type="float" office:value="-192.242752186589" calcext:value-type="float">
            <text:p>-192,24</text:p>
          </table:table-cell>
        </table:table-row>
        <table:table-row table:style-name="ro1">
          <table:table-cell table:style-name="ce3" table:formula="of:=COM.MICROSOFT.NORM.INV(RAND(); 60; 15)" office:value-type="float" office:value="65.7240900010372" calcext:value-type="float">
            <text:p>65,724</text:p>
          </table:table-cell>
          <table:table-cell table:style-name="ce2" table:formula="of:=ROUND([.A82]; 0)" office:value-type="float" office:value="66" calcext:value-type="float">
            <text:p>66</text:p>
          </table:table-cell>
          <table:table-cell table:formula="of:=SMALL([.$B$10:.$B$149]; ROW([.B82])-ROW([.$B$10])+1)" office:value-type="float" office:value="64" calcext:value-type="float">
            <text:p>64</text:p>
          </table:table-cell>
          <table:table-cell table:style-name="ce2" table:number-columns-repeated="6"/>
          <table:table-cell table:number-columns-repeated="3"/>
          <table:table-cell table:formula="of:=[.B82]-[.$K$13]" office:value-type="float" office:value="3.22857142857143" calcext:value-type="float">
            <text:p>3,23</text:p>
          </table:table-cell>
          <table:table-cell table:formula="of:=POWER([.M82]; 3)" office:value-type="float" office:value="33.6535743440233" calcext:value-type="float">
            <text:p>33,65</text:p>
          </table:table-cell>
        </table:table-row>
        <table:table-row table:style-name="ro1">
          <table:table-cell table:style-name="ce3" table:formula="of:=COM.MICROSOFT.NORM.INV(RAND(); 60; 15)" office:value-type="float" office:value="46.5403661066347" calcext:value-type="float">
            <text:p>46,540</text:p>
          </table:table-cell>
          <table:table-cell table:style-name="ce2" table:formula="of:=ROUND([.A83]; 0)" office:value-type="float" office:value="47" calcext:value-type="float">
            <text:p>47</text:p>
          </table:table-cell>
          <table:table-cell table:formula="of:=SMALL([.$B$10:.$B$149]; ROW([.B83])-ROW([.$B$10])+1)" office:value-type="float" office:value="64" calcext:value-type="float">
            <text:p>64</text:p>
          </table:table-cell>
          <table:table-cell table:style-name="ce2" table:number-columns-repeated="6"/>
          <table:table-cell table:number-columns-repeated="3"/>
          <table:table-cell table:formula="of:=[.B83]-[.$K$13]" office:value-type="float" office:value="-15.7714285714286" calcext:value-type="float">
            <text:p>-15,77</text:p>
          </table:table-cell>
          <table:table-cell table:formula="of:=POWER([.M83]; 3)" office:value-type="float" office:value="-3922.95295626822" calcext:value-type="float">
            <text:p>-3 922,95</text:p>
          </table:table-cell>
        </table:table-row>
        <table:table-row table:style-name="ro1">
          <table:table-cell table:style-name="ce3" table:formula="of:=COM.MICROSOFT.NORM.INV(RAND(); 60; 15)" office:value-type="float" office:value="57.2718593685868" calcext:value-type="float">
            <text:p>57,272</text:p>
          </table:table-cell>
          <table:table-cell table:style-name="ce2" table:formula="of:=ROUND([.A84]; 0)" office:value-type="float" office:value="57" calcext:value-type="float">
            <text:p>57</text:p>
          </table:table-cell>
          <table:table-cell table:formula="of:=SMALL([.$B$10:.$B$149]; ROW([.B84])-ROW([.$B$10])+1)" office:value-type="float" office:value="64" calcext:value-type="float">
            <text:p>64</text:p>
          </table:table-cell>
          <table:table-cell table:style-name="ce2" table:number-columns-repeated="6"/>
          <table:table-cell table:number-columns-repeated="3"/>
          <table:table-cell table:formula="of:=[.B84]-[.$K$13]" office:value-type="float" office:value="-5.77142857142857" calcext:value-type="float">
            <text:p>-5,77</text:p>
          </table:table-cell>
          <table:table-cell table:formula="of:=POWER([.M84]; 3)" office:value-type="float" office:value="-192.242752186589" calcext:value-type="float">
            <text:p>-192,24</text:p>
          </table:table-cell>
        </table:table-row>
        <table:table-row table:style-name="ro1">
          <table:table-cell table:style-name="ce3" table:formula="of:=COM.MICROSOFT.NORM.INV(RAND(); 60; 15)" office:value-type="float" office:value="82.8674785572042" calcext:value-type="float">
            <text:p>82,867</text:p>
          </table:table-cell>
          <table:table-cell table:style-name="ce2" table:formula="of:=ROUND([.A85]; 0)" office:value-type="float" office:value="83" calcext:value-type="float">
            <text:p>83</text:p>
          </table:table-cell>
          <table:table-cell table:formula="of:=SMALL([.$B$10:.$B$149]; ROW([.B85])-ROW([.$B$10])+1)" office:value-type="float" office:value="65" calcext:value-type="float">
            <text:p>65</text:p>
          </table:table-cell>
          <table:table-cell table:style-name="ce2" table:number-columns-repeated="6"/>
          <table:table-cell table:number-columns-repeated="3"/>
          <table:table-cell table:formula="of:=[.B85]-[.$K$13]" office:value-type="float" office:value="20.2285714285714" calcext:value-type="float">
            <text:p>20,23</text:p>
          </table:table-cell>
          <table:table-cell table:formula="of:=POWER([.M85]; 3)" office:value-type="float" office:value="8277.43234985423" calcext:value-type="float">
            <text:p>8 277,43</text:p>
          </table:table-cell>
        </table:table-row>
        <table:table-row table:style-name="ro1">
          <table:table-cell table:style-name="ce3" table:formula="of:=COM.MICROSOFT.NORM.INV(RAND(); 60; 15)" office:value-type="float" office:value="71.2273872098439" calcext:value-type="float">
            <text:p>71,227</text:p>
          </table:table-cell>
          <table:table-cell table:style-name="ce2" table:formula="of:=ROUND([.A86]; 0)" office:value-type="float" office:value="71" calcext:value-type="float">
            <text:p>71</text:p>
          </table:table-cell>
          <table:table-cell table:formula="of:=SMALL([.$B$10:.$B$149]; ROW([.B86])-ROW([.$B$10])+1)" office:value-type="float" office:value="65" calcext:value-type="float">
            <text:p>65</text:p>
          </table:table-cell>
          <table:table-cell table:style-name="ce2" table:number-columns-repeated="6"/>
          <table:table-cell table:number-columns-repeated="3"/>
          <table:table-cell table:formula="of:=[.B86]-[.$K$13]" office:value-type="float" office:value="8.22857142857143" calcext:value-type="float">
            <text:p>8,23</text:p>
          </table:table-cell>
          <table:table-cell table:formula="of:=POWER([.M86]; 3)" office:value-type="float" office:value="557.151533527697" calcext:value-type="float">
            <text:p>557,15</text:p>
          </table:table-cell>
        </table:table-row>
        <table:table-row table:style-name="ro1">
          <table:table-cell table:style-name="ce3" table:formula="of:=COM.MICROSOFT.NORM.INV(RAND(); 60; 15)" office:value-type="float" office:value="79.6764400126257" calcext:value-type="float">
            <text:p>79,676</text:p>
          </table:table-cell>
          <table:table-cell table:style-name="ce2" table:formula="of:=ROUND([.A87]; 0)" office:value-type="float" office:value="80" calcext:value-type="float">
            <text:p>80</text:p>
          </table:table-cell>
          <table:table-cell table:formula="of:=SMALL([.$B$10:.$B$149]; ROW([.B87])-ROW([.$B$10])+1)" office:value-type="float" office:value="65" calcext:value-type="float">
            <text:p>65</text:p>
          </table:table-cell>
          <table:table-cell table:style-name="ce2" table:number-columns-repeated="6"/>
          <table:table-cell table:number-columns-repeated="3"/>
          <table:table-cell table:formula="of:=[.B87]-[.$K$13]" office:value-type="float" office:value="17.2285714285714" calcext:value-type="float">
            <text:p>17,23</text:p>
          </table:table-cell>
          <table:table-cell table:formula="of:=POWER([.M87]; 3)" office:value-type="float" office:value="5113.84786005831" calcext:value-type="float">
            <text:p>5 113,85</text:p>
          </table:table-cell>
        </table:table-row>
        <table:table-row table:style-name="ro1">
          <table:table-cell table:style-name="ce3" table:formula="of:=COM.MICROSOFT.NORM.INV(RAND(); 60; 15)" office:value-type="float" office:value="61.3897382472597" calcext:value-type="float">
            <text:p>61,390</text:p>
          </table:table-cell>
          <table:table-cell table:style-name="ce2" table:formula="of:=ROUND([.A88]; 0)" office:value-type="float" office:value="61" calcext:value-type="float">
            <text:p>61</text:p>
          </table:table-cell>
          <table:table-cell table:formula="of:=SMALL([.$B$10:.$B$149]; ROW([.B88])-ROW([.$B$10])+1)" office:value-type="float" office:value="65" calcext:value-type="float">
            <text:p>65</text:p>
          </table:table-cell>
          <table:table-cell table:style-name="ce2" table:number-columns-repeated="6"/>
          <table:table-cell table:number-columns-repeated="3"/>
          <table:table-cell table:formula="of:=[.B88]-[.$K$13]" office:value-type="float" office:value="-1.77142857142857" calcext:value-type="float">
            <text:p>-1,77</text:p>
          </table:table-cell>
          <table:table-cell table:formula="of:=POWER([.M88]; 3)" office:value-type="float" office:value="-5.55867055393587" calcext:value-type="float">
            <text:p>-5,56</text:p>
          </table:table-cell>
        </table:table-row>
        <table:table-row table:style-name="ro1">
          <table:table-cell table:style-name="ce3" table:formula="of:=COM.MICROSOFT.NORM.INV(RAND(); 60; 15)" office:value-type="float" office:value="73.9036456582166" calcext:value-type="float">
            <text:p>73,904</text:p>
          </table:table-cell>
          <table:table-cell table:style-name="ce2" table:formula="of:=ROUND([.A89]; 0)" office:value-type="float" office:value="74" calcext:value-type="float">
            <text:p>74</text:p>
          </table:table-cell>
          <table:table-cell table:formula="of:=SMALL([.$B$10:.$B$149]; ROW([.B89])-ROW([.$B$10])+1)" office:value-type="float" office:value="65" calcext:value-type="float">
            <text:p>65</text:p>
          </table:table-cell>
          <table:table-cell table:style-name="ce2" table:number-columns-repeated="6"/>
          <table:table-cell table:number-columns-repeated="3"/>
          <table:table-cell table:formula="of:=[.B89]-[.$K$13]" office:value-type="float" office:value="11.2285714285714" calcext:value-type="float">
            <text:p>11,23</text:p>
          </table:table-cell>
          <table:table-cell table:formula="of:=POWER([.M89]; 3)" office:value-type="float" office:value="1415.70745189504" calcext:value-type="float">
            <text:p>1 415,71</text:p>
          </table:table-cell>
        </table:table-row>
        <table:table-row table:style-name="ro1">
          <table:table-cell table:style-name="ce3" table:formula="of:=COM.MICROSOFT.NORM.INV(RAND(); 60; 15)" office:value-type="float" office:value="88.0305374955072" calcext:value-type="float">
            <text:p>88,031</text:p>
          </table:table-cell>
          <table:table-cell table:style-name="ce2" table:formula="of:=ROUND([.A90]; 0)" office:value-type="float" office:value="88" calcext:value-type="float">
            <text:p>88</text:p>
          </table:table-cell>
          <table:table-cell table:formula="of:=SMALL([.$B$10:.$B$149]; ROW([.B90])-ROW([.$B$10])+1)" office:value-type="float" office:value="65" calcext:value-type="float">
            <text:p>65</text:p>
          </table:table-cell>
          <table:table-cell table:style-name="ce2" table:number-columns-repeated="6"/>
          <table:table-cell table:number-columns-repeated="3"/>
          <table:table-cell table:formula="of:=[.B90]-[.$K$13]" office:value-type="float" office:value="25.2285714285714" calcext:value-type="float">
            <text:p>25,23</text:p>
          </table:table-cell>
          <table:table-cell table:formula="of:=POWER([.M90]; 3)" office:value-type="float" office:value="16057.5017376093" calcext:value-type="float">
            <text:p>16 057,50</text:p>
          </table:table-cell>
        </table:table-row>
        <table:table-row table:style-name="ro1">
          <table:table-cell table:style-name="ce3" table:formula="of:=COM.MICROSOFT.NORM.INV(RAND(); 60; 15)" office:value-type="float" office:value="66.5762086305443" calcext:value-type="float">
            <text:p>66,576</text:p>
          </table:table-cell>
          <table:table-cell table:style-name="ce2" table:formula="of:=ROUND([.A91]; 0)" office:value-type="float" office:value="67" calcext:value-type="float">
            <text:p>67</text:p>
          </table:table-cell>
          <table:table-cell table:formula="of:=SMALL([.$B$10:.$B$149]; ROW([.B91])-ROW([.$B$10])+1)" office:value-type="float" office:value="66" calcext:value-type="float">
            <text:p>66</text:p>
          </table:table-cell>
          <table:table-cell table:style-name="ce2" table:number-columns-repeated="6"/>
          <table:table-cell table:number-columns-repeated="3"/>
          <table:table-cell table:formula="of:=[.B91]-[.$K$13]" office:value-type="float" office:value="4.22857142857143" calcext:value-type="float">
            <text:p>4,23</text:p>
          </table:table-cell>
          <table:table-cell table:formula="of:=POWER([.M91]; 3)" office:value-type="float" office:value="75.6103090379008" calcext:value-type="float">
            <text:p>75,61</text:p>
          </table:table-cell>
        </table:table-row>
        <table:table-row table:style-name="ro1">
          <table:table-cell table:style-name="ce3" table:formula="of:=COM.MICROSOFT.NORM.INV(RAND(); 60; 15)" office:value-type="float" office:value="40.6075281388987" calcext:value-type="float">
            <text:p>40,608</text:p>
          </table:table-cell>
          <table:table-cell table:style-name="ce2" table:formula="of:=ROUND([.A92]; 0)" office:value-type="float" office:value="41" calcext:value-type="float">
            <text:p>41</text:p>
          </table:table-cell>
          <table:table-cell table:formula="of:=SMALL([.$B$10:.$B$149]; ROW([.B92])-ROW([.$B$10])+1)" office:value-type="float" office:value="66" calcext:value-type="float">
            <text:p>66</text:p>
          </table:table-cell>
          <table:table-cell table:style-name="ce2" table:number-columns-repeated="6"/>
          <table:table-cell table:number-columns-repeated="3"/>
          <table:table-cell table:formula="of:=[.B92]-[.$K$13]" office:value-type="float" office:value="-21.7714285714286" calcext:value-type="float">
            <text:p>-21,77</text:p>
          </table:table-cell>
          <table:table-cell table:formula="of:=POWER([.M92]; 3)" office:value-type="float" office:value="-10319.5505072886" calcext:value-type="float">
            <text:p>-10 319,55</text:p>
          </table:table-cell>
        </table:table-row>
        <table:table-row table:style-name="ro1">
          <table:table-cell table:style-name="ce3" table:formula="of:=COM.MICROSOFT.NORM.INV(RAND(); 60; 15)" office:value-type="float" office:value="75.9622838634069" calcext:value-type="float">
            <text:p>75,962</text:p>
          </table:table-cell>
          <table:table-cell table:style-name="ce2" table:formula="of:=ROUND([.A93]; 0)" office:value-type="float" office:value="76" calcext:value-type="float">
            <text:p>76</text:p>
          </table:table-cell>
          <table:table-cell table:formula="of:=SMALL([.$B$10:.$B$149]; ROW([.B93])-ROW([.$B$10])+1)" office:value-type="float" office:value="66" calcext:value-type="float">
            <text:p>66</text:p>
          </table:table-cell>
          <table:table-cell table:style-name="ce2" table:number-columns-repeated="6"/>
          <table:table-cell table:number-columns-repeated="3"/>
          <table:table-cell table:formula="of:=[.B93]-[.$K$13]" office:value-type="float" office:value="13.2285714285714" calcext:value-type="float">
            <text:p>13,23</text:p>
          </table:table-cell>
          <table:table-cell table:formula="of:=POWER([.M93]; 3)" office:value-type="float" office:value="2314.93520699708" calcext:value-type="float">
            <text:p>2 314,94</text:p>
          </table:table-cell>
        </table:table-row>
        <table:table-row table:style-name="ro1">
          <table:table-cell table:style-name="ce3" table:formula="of:=COM.MICROSOFT.NORM.INV(RAND(); 60; 15)" office:value-type="float" office:value="69.7530448750775" calcext:value-type="float">
            <text:p>69,753</text:p>
          </table:table-cell>
          <table:table-cell table:style-name="ce2" table:formula="of:=ROUND([.A94]; 0)" office:value-type="float" office:value="70" calcext:value-type="float">
            <text:p>70</text:p>
          </table:table-cell>
          <table:table-cell table:formula="of:=SMALL([.$B$10:.$B$149]; ROW([.B94])-ROW([.$B$10])+1)" office:value-type="float" office:value="66" calcext:value-type="float">
            <text:p>66</text:p>
          </table:table-cell>
          <table:table-cell table:style-name="ce2" table:number-columns-repeated="6"/>
          <table:table-cell table:number-columns-repeated="3"/>
          <table:table-cell table:formula="of:=[.B94]-[.$K$13]" office:value-type="float" office:value="7.22857142857143" calcext:value-type="float">
            <text:p>7,23</text:p>
          </table:table-cell>
          <table:table-cell table:formula="of:=POWER([.M94]; 3)" office:value-type="float" office:value="377.709084548105" calcext:value-type="float">
            <text:p>377,71</text:p>
          </table:table-cell>
        </table:table-row>
        <table:table-row table:style-name="ro1">
          <table:table-cell table:style-name="ce3" table:formula="of:=COM.MICROSOFT.NORM.INV(RAND(); 60; 15)" office:value-type="float" office:value="47.1619959887136" calcext:value-type="float">
            <text:p>47,162</text:p>
          </table:table-cell>
          <table:table-cell table:style-name="ce2" table:formula="of:=ROUND([.A95]; 0)" office:value-type="float" office:value="47" calcext:value-type="float">
            <text:p>47</text:p>
          </table:table-cell>
          <table:table-cell table:formula="of:=SMALL([.$B$10:.$B$149]; ROW([.B95])-ROW([.$B$10])+1)" office:value-type="float" office:value="66" calcext:value-type="float">
            <text:p>66</text:p>
          </table:table-cell>
          <table:table-cell table:style-name="ce2" table:number-columns-repeated="6"/>
          <table:table-cell table:number-columns-repeated="3"/>
          <table:table-cell table:formula="of:=[.B95]-[.$K$13]" office:value-type="float" office:value="-15.7714285714286" calcext:value-type="float">
            <text:p>-15,77</text:p>
          </table:table-cell>
          <table:table-cell table:formula="of:=POWER([.M95]; 3)" office:value-type="float" office:value="-3922.95295626822" calcext:value-type="float">
            <text:p>-3 922,95</text:p>
          </table:table-cell>
        </table:table-row>
        <table:table-row table:style-name="ro1">
          <table:table-cell table:style-name="ce3" table:formula="of:=COM.MICROSOFT.NORM.INV(RAND(); 60; 15)" office:value-type="float" office:value="54.2284803628054" calcext:value-type="float">
            <text:p>54,228</text:p>
          </table:table-cell>
          <table:table-cell table:style-name="ce2" table:formula="of:=ROUND([.A96]; 0)" office:value-type="float" office:value="54" calcext:value-type="float">
            <text:p>54</text:p>
          </table:table-cell>
          <table:table-cell table:formula="of:=SMALL([.$B$10:.$B$149]; ROW([.B96])-ROW([.$B$10])+1)" office:value-type="float" office:value="67" calcext:value-type="float">
            <text:p>67</text:p>
          </table:table-cell>
          <table:table-cell table:style-name="ce2" table:number-columns-repeated="6"/>
          <table:table-cell table:number-columns-repeated="3"/>
          <table:table-cell table:formula="of:=[.B96]-[.$K$13]" office:value-type="float" office:value="-8.77142857142857" calcext:value-type="float">
            <text:p>-8,77</text:p>
          </table:table-cell>
          <table:table-cell table:formula="of:=POWER([.M96]; 3)" office:value-type="float" office:value="-674.855813411079" calcext:value-type="float">
            <text:p>-674,86</text:p>
          </table:table-cell>
        </table:table-row>
        <table:table-row table:style-name="ro1">
          <table:table-cell table:style-name="ce3" table:formula="of:=COM.MICROSOFT.NORM.INV(RAND(); 60; 15)" office:value-type="float" office:value="56.8893388982511" calcext:value-type="float">
            <text:p>56,889</text:p>
          </table:table-cell>
          <table:table-cell table:style-name="ce2" table:formula="of:=ROUND([.A97]; 0)" office:value-type="float" office:value="57" calcext:value-type="float">
            <text:p>57</text:p>
          </table:table-cell>
          <table:table-cell table:formula="of:=SMALL([.$B$10:.$B$149]; ROW([.B97])-ROW([.$B$10])+1)" office:value-type="float" office:value="67" calcext:value-type="float">
            <text:p>67</text:p>
          </table:table-cell>
          <table:table-cell table:style-name="ce2" table:number-columns-repeated="6"/>
          <table:table-cell table:number-columns-repeated="3"/>
          <table:table-cell table:formula="of:=[.B97]-[.$K$13]" office:value-type="float" office:value="-5.77142857142857" calcext:value-type="float">
            <text:p>-5,77</text:p>
          </table:table-cell>
          <table:table-cell table:formula="of:=POWER([.M97]; 3)" office:value-type="float" office:value="-192.242752186589" calcext:value-type="float">
            <text:p>-192,24</text:p>
          </table:table-cell>
        </table:table-row>
        <table:table-row table:style-name="ro1">
          <table:table-cell table:style-name="ce3" table:formula="of:=COM.MICROSOFT.NORM.INV(RAND(); 60; 15)" office:value-type="float" office:value="61.8935224259029" calcext:value-type="float">
            <text:p>61,894</text:p>
          </table:table-cell>
          <table:table-cell table:style-name="ce2" table:formula="of:=ROUND([.A98]; 0)" office:value-type="float" office:value="62" calcext:value-type="float">
            <text:p>62</text:p>
          </table:table-cell>
          <table:table-cell table:formula="of:=SMALL([.$B$10:.$B$149]; ROW([.B98])-ROW([.$B$10])+1)" office:value-type="float" office:value="67" calcext:value-type="float">
            <text:p>67</text:p>
          </table:table-cell>
          <table:table-cell table:style-name="ce2" table:number-columns-repeated="6"/>
          <table:table-cell table:number-columns-repeated="3"/>
          <table:table-cell table:formula="of:=[.B98]-[.$K$13]" office:value-type="float" office:value="-0.771428571428572" calcext:value-type="float">
            <text:p>-0,77</text:p>
          </table:table-cell>
          <table:table-cell table:formula="of:=POWER([.M98]; 3)" office:value-type="float" office:value="-0.459078717201168" calcext:value-type="float">
            <text:p>-0,46</text:p>
          </table:table-cell>
        </table:table-row>
        <table:table-row table:style-name="ro1">
          <table:table-cell table:style-name="ce3" table:formula="of:=COM.MICROSOFT.NORM.INV(RAND(); 60; 15)" office:value-type="float" office:value="64.8570387620024" calcext:value-type="float">
            <text:p>64,857</text:p>
          </table:table-cell>
          <table:table-cell table:style-name="ce2" table:formula="of:=ROUND([.A99]; 0)" office:value-type="float" office:value="65" calcext:value-type="float">
            <text:p>65</text:p>
          </table:table-cell>
          <table:table-cell table:formula="of:=SMALL([.$B$10:.$B$149]; ROW([.B99])-ROW([.$B$10])+1)" office:value-type="float" office:value="67" calcext:value-type="float">
            <text:p>67</text:p>
          </table:table-cell>
          <table:table-cell table:style-name="ce2" table:number-columns-repeated="6"/>
          <table:table-cell table:number-columns-repeated="3"/>
          <table:table-cell table:formula="of:=[.B99]-[.$K$13]" office:value-type="float" office:value="2.22857142857143" calcext:value-type="float">
            <text:p>2,23</text:p>
          </table:table-cell>
          <table:table-cell table:formula="of:=POWER([.M99]; 3)" office:value-type="float" office:value="11.0682682215743" calcext:value-type="float">
            <text:p>11,07</text:p>
          </table:table-cell>
        </table:table-row>
        <table:table-row table:style-name="ro1">
          <table:table-cell table:style-name="ce3" table:formula="of:=COM.MICROSOFT.NORM.INV(RAND(); 60; 15)" office:value-type="float" office:value="58.0207171553529" calcext:value-type="float">
            <text:p>58,021</text:p>
          </table:table-cell>
          <table:table-cell table:style-name="ce2" table:formula="of:=ROUND([.A100]; 0)" office:value-type="float" office:value="58" calcext:value-type="float">
            <text:p>58</text:p>
          </table:table-cell>
          <table:table-cell table:formula="of:=SMALL([.$B$10:.$B$149]; ROW([.B100])-ROW([.$B$10])+1)" office:value-type="float" office:value="67" calcext:value-type="float">
            <text:p>67</text:p>
          </table:table-cell>
          <table:table-cell table:style-name="ce2" table:number-columns-repeated="6"/>
          <table:table-cell table:number-columns-repeated="3"/>
          <table:table-cell table:formula="of:=[.B100]-[.$K$13]" office:value-type="float" office:value="-4.77142857142857" calcext:value-type="float">
            <text:p>-4,77</text:p>
          </table:table-cell>
          <table:table-cell table:formula="of:=POWER([.M100]; 3)" office:value-type="float" office:value="-108.628874635569" calcext:value-type="float">
            <text:p>-108,63</text:p>
          </table:table-cell>
        </table:table-row>
        <table:table-row table:style-name="ro1">
          <table:table-cell table:style-name="ce3" table:formula="of:=COM.MICROSOFT.NORM.INV(RAND(); 60; 15)" office:value-type="float" office:value="64.6571203839295" calcext:value-type="float">
            <text:p>64,657</text:p>
          </table:table-cell>
          <table:table-cell table:style-name="ce2" table:formula="of:=ROUND([.A101]; 0)" office:value-type="float" office:value="65" calcext:value-type="float">
            <text:p>65</text:p>
          </table:table-cell>
          <table:table-cell table:formula="of:=SMALL([.$B$10:.$B$149]; ROW([.B101])-ROW([.$B$10])+1)" office:value-type="float" office:value="68" calcext:value-type="float">
            <text:p>68</text:p>
          </table:table-cell>
          <table:table-cell table:style-name="ce2" table:number-columns-repeated="6"/>
          <table:table-cell table:number-columns-repeated="3"/>
          <table:table-cell table:formula="of:=[.B101]-[.$K$13]" office:value-type="float" office:value="2.22857142857143" calcext:value-type="float">
            <text:p>2,23</text:p>
          </table:table-cell>
          <table:table-cell table:formula="of:=POWER([.M101]; 3)" office:value-type="float" office:value="11.0682682215743" calcext:value-type="float">
            <text:p>11,07</text:p>
          </table:table-cell>
        </table:table-row>
        <table:table-row table:style-name="ro1">
          <table:table-cell table:style-name="ce3" table:formula="of:=COM.MICROSOFT.NORM.INV(RAND(); 60; 15)" office:value-type="float" office:value="36.2835172386377" calcext:value-type="float">
            <text:p>36,284</text:p>
          </table:table-cell>
          <table:table-cell table:style-name="ce2" table:formula="of:=ROUND([.A102]; 0)" office:value-type="float" office:value="36" calcext:value-type="float">
            <text:p>36</text:p>
          </table:table-cell>
          <table:table-cell table:formula="of:=SMALL([.$B$10:.$B$149]; ROW([.B102])-ROW([.$B$10])+1)" office:value-type="float" office:value="68" calcext:value-type="float">
            <text:p>68</text:p>
          </table:table-cell>
          <table:table-cell table:style-name="ce2" table:number-columns-repeated="6"/>
          <table:table-cell table:number-columns-repeated="3"/>
          <table:table-cell table:formula="of:=[.B102]-[.$K$13]" office:value-type="float" office:value="-26.7714285714286" calcext:value-type="float">
            <text:p>-26,77</text:p>
          </table:table-cell>
          <table:table-cell table:formula="of:=POWER([.M102]; 3)" office:value-type="float" office:value="-19187.334180758" calcext:value-type="float">
            <text:p>-19 187,33</text:p>
          </table:table-cell>
        </table:table-row>
        <table:table-row table:style-name="ro1">
          <table:table-cell table:style-name="ce3" table:formula="of:=COM.MICROSOFT.NORM.INV(RAND(); 60; 15)" office:value-type="float" office:value="52.826815562809" calcext:value-type="float">
            <text:p>52,827</text:p>
          </table:table-cell>
          <table:table-cell table:style-name="ce2" table:formula="of:=ROUND([.A103]; 0)" office:value-type="float" office:value="53" calcext:value-type="float">
            <text:p>53</text:p>
          </table:table-cell>
          <table:table-cell table:formula="of:=SMALL([.$B$10:.$B$149]; ROW([.B103])-ROW([.$B$10])+1)" office:value-type="float" office:value="69" calcext:value-type="float">
            <text:p>69</text:p>
          </table:table-cell>
          <table:table-cell table:style-name="ce2" table:number-columns-repeated="6"/>
          <table:table-cell table:number-columns-repeated="3"/>
          <table:table-cell table:formula="of:=[.B103]-[.$K$13]" office:value-type="float" office:value="-9.77142857142857" calcext:value-type="float">
            <text:p>-9,77</text:p>
          </table:table-cell>
          <table:table-cell table:formula="of:=POWER([.M103]; 3)" office:value-type="float" office:value="-932.983976676385" calcext:value-type="float">
            <text:p>-932,98</text:p>
          </table:table-cell>
        </table:table-row>
        <table:table-row table:style-name="ro1">
          <table:table-cell table:style-name="ce3" table:formula="of:=COM.MICROSOFT.NORM.INV(RAND(); 60; 15)" office:value-type="float" office:value="38.6216214989907" calcext:value-type="float">
            <text:p>38,622</text:p>
          </table:table-cell>
          <table:table-cell table:style-name="ce2" table:formula="of:=ROUND([.A104]; 0)" office:value-type="float" office:value="39" calcext:value-type="float">
            <text:p>39</text:p>
          </table:table-cell>
          <table:table-cell table:formula="of:=SMALL([.$B$10:.$B$149]; ROW([.B104])-ROW([.$B$10])+1)" office:value-type="float" office:value="69" calcext:value-type="float">
            <text:p>69</text:p>
          </table:table-cell>
          <table:table-cell table:style-name="ce2" table:number-columns-repeated="6"/>
          <table:table-cell table:number-columns-repeated="3"/>
          <table:table-cell table:formula="of:=[.B104]-[.$K$13]" office:value-type="float" office:value="-23.7714285714286" calcext:value-type="float">
            <text:p>-23,77</text:p>
          </table:table-cell>
          <table:table-cell table:formula="of:=POWER([.M104]; 3)" office:value-type="float" office:value="-13432.7782623907" calcext:value-type="float">
            <text:p>-13 432,78</text:p>
          </table:table-cell>
        </table:table-row>
        <table:table-row table:style-name="ro1">
          <table:table-cell table:style-name="ce3" table:formula="of:=COM.MICROSOFT.NORM.INV(RAND(); 60; 15)" office:value-type="float" office:value="56.7336752639311" calcext:value-type="float">
            <text:p>56,734</text:p>
          </table:table-cell>
          <table:table-cell table:style-name="ce2" table:formula="of:=ROUND([.A105]; 0)" office:value-type="float" office:value="57" calcext:value-type="float">
            <text:p>57</text:p>
          </table:table-cell>
          <table:table-cell table:formula="of:=SMALL([.$B$10:.$B$149]; ROW([.B105])-ROW([.$B$10])+1)" office:value-type="float" office:value="69" calcext:value-type="float">
            <text:p>69</text:p>
          </table:table-cell>
          <table:table-cell table:style-name="ce2" table:number-columns-repeated="6"/>
          <table:table-cell table:number-columns-repeated="3"/>
          <table:table-cell table:formula="of:=[.B105]-[.$K$13]" office:value-type="float" office:value="-5.77142857142857" calcext:value-type="float">
            <text:p>-5,77</text:p>
          </table:table-cell>
          <table:table-cell table:formula="of:=POWER([.M105]; 3)" office:value-type="float" office:value="-192.242752186589" calcext:value-type="float">
            <text:p>-192,24</text:p>
          </table:table-cell>
        </table:table-row>
        <table:table-row table:style-name="ro1">
          <table:table-cell table:style-name="ce3" table:formula="of:=COM.MICROSOFT.NORM.INV(RAND(); 60; 15)" office:value-type="float" office:value="37.1936836294926" calcext:value-type="float">
            <text:p>37,194</text:p>
          </table:table-cell>
          <table:table-cell table:style-name="ce2" table:formula="of:=ROUND([.A106]; 0)" office:value-type="float" office:value="37" calcext:value-type="float">
            <text:p>37</text:p>
          </table:table-cell>
          <table:table-cell table:formula="of:=SMALL([.$B$10:.$B$149]; ROW([.B106])-ROW([.$B$10])+1)" office:value-type="float" office:value="69" calcext:value-type="float">
            <text:p>69</text:p>
          </table:table-cell>
          <table:table-cell table:style-name="ce2" table:number-columns-repeated="6"/>
          <table:table-cell table:number-columns-repeated="3"/>
          <table:table-cell table:formula="of:=[.B106]-[.$K$13]" office:value-type="float" office:value="-25.7714285714286" calcext:value-type="float">
            <text:p>-25,77</text:p>
          </table:table-cell>
          <table:table-cell table:formula="of:=POWER([.M106]; 3)" office:value-type="float" office:value="-17116.520303207" calcext:value-type="float">
            <text:p>-17 116,52</text:p>
          </table:table-cell>
        </table:table-row>
        <table:table-row table:style-name="ro1">
          <table:table-cell table:style-name="ce3" table:formula="of:=COM.MICROSOFT.NORM.INV(RAND(); 60; 15)" office:value-type="float" office:value="65.8863292522275" calcext:value-type="float">
            <text:p>65,886</text:p>
          </table:table-cell>
          <table:table-cell table:style-name="ce2" table:formula="of:=ROUND([.A107]; 0)" office:value-type="float" office:value="66" calcext:value-type="float">
            <text:p>66</text:p>
          </table:table-cell>
          <table:table-cell table:formula="of:=SMALL([.$B$10:.$B$149]; ROW([.B107])-ROW([.$B$10])+1)" office:value-type="float" office:value="70" calcext:value-type="float">
            <text:p>70</text:p>
          </table:table-cell>
          <table:table-cell table:style-name="ce2" table:number-columns-repeated="6"/>
          <table:table-cell table:number-columns-repeated="3"/>
          <table:table-cell table:formula="of:=[.B107]-[.$K$13]" office:value-type="float" office:value="3.22857142857143" calcext:value-type="float">
            <text:p>3,23</text:p>
          </table:table-cell>
          <table:table-cell table:formula="of:=POWER([.M107]; 3)" office:value-type="float" office:value="33.6535743440233" calcext:value-type="float">
            <text:p>33,65</text:p>
          </table:table-cell>
        </table:table-row>
        <table:table-row table:style-name="ro1">
          <table:table-cell table:style-name="ce3" table:formula="of:=COM.MICROSOFT.NORM.INV(RAND(); 60; 15)" office:value-type="float" office:value="65.7445316482372" calcext:value-type="float">
            <text:p>65,745</text:p>
          </table:table-cell>
          <table:table-cell table:style-name="ce2" table:formula="of:=ROUND([.A108]; 0)" office:value-type="float" office:value="66" calcext:value-type="float">
            <text:p>66</text:p>
          </table:table-cell>
          <table:table-cell table:formula="of:=SMALL([.$B$10:.$B$149]; ROW([.B108])-ROW([.$B$10])+1)" office:value-type="float" office:value="70" calcext:value-type="float">
            <text:p>70</text:p>
          </table:table-cell>
          <table:table-cell table:style-name="ce2" table:number-columns-repeated="6"/>
          <table:table-cell table:number-columns-repeated="3"/>
          <table:table-cell table:formula="of:=[.B108]-[.$K$13]" office:value-type="float" office:value="3.22857142857143" calcext:value-type="float">
            <text:p>3,23</text:p>
          </table:table-cell>
          <table:table-cell table:formula="of:=POWER([.M108]; 3)" office:value-type="float" office:value="33.6535743440233" calcext:value-type="float">
            <text:p>33,65</text:p>
          </table:table-cell>
        </table:table-row>
        <table:table-row table:style-name="ro1">
          <table:table-cell table:style-name="ce3" table:formula="of:=COM.MICROSOFT.NORM.INV(RAND(); 60; 15)" office:value-type="float" office:value="67.7474840935097" calcext:value-type="float">
            <text:p>67,747</text:p>
          </table:table-cell>
          <table:table-cell table:style-name="ce2" table:formula="of:=ROUND([.A109]; 0)" office:value-type="float" office:value="68" calcext:value-type="float">
            <text:p>68</text:p>
          </table:table-cell>
          <table:table-cell table:formula="of:=SMALL([.$B$10:.$B$149]; ROW([.B109])-ROW([.$B$10])+1)" office:value-type="float" office:value="70" calcext:value-type="float">
            <text:p>70</text:p>
          </table:table-cell>
          <table:table-cell table:style-name="ce2" table:number-columns-repeated="6"/>
          <table:table-cell table:number-columns-repeated="3"/>
          <table:table-cell table:formula="of:=[.B109]-[.$K$13]" office:value-type="float" office:value="5.22857142857143" calcext:value-type="float">
            <text:p>5,23</text:p>
          </table:table-cell>
          <table:table-cell table:formula="of:=POWER([.M109]; 3)" office:value-type="float" office:value="142.938472303207" calcext:value-type="float">
            <text:p>142,94</text:p>
          </table:table-cell>
        </table:table-row>
        <table:table-row table:style-name="ro1">
          <table:table-cell table:style-name="ce3" table:formula="of:=COM.MICROSOFT.NORM.INV(RAND(); 60; 15)" office:value-type="float" office:value="74.089549291806" calcext:value-type="float">
            <text:p>74,090</text:p>
          </table:table-cell>
          <table:table-cell table:style-name="ce2" table:formula="of:=ROUND([.A110]; 0)" office:value-type="float" office:value="74" calcext:value-type="float">
            <text:p>74</text:p>
          </table:table-cell>
          <table:table-cell table:formula="of:=SMALL([.$B$10:.$B$149]; ROW([.B110])-ROW([.$B$10])+1)" office:value-type="float" office:value="70" calcext:value-type="float">
            <text:p>70</text:p>
          </table:table-cell>
          <table:table-cell table:style-name="ce2" table:number-columns-repeated="6"/>
          <table:table-cell table:number-columns-repeated="3"/>
          <table:table-cell table:formula="of:=[.B110]-[.$K$13]" office:value-type="float" office:value="11.2285714285714" calcext:value-type="float">
            <text:p>11,23</text:p>
          </table:table-cell>
          <table:table-cell table:formula="of:=POWER([.M110]; 3)" office:value-type="float" office:value="1415.70745189504" calcext:value-type="float">
            <text:p>1 415,71</text:p>
          </table:table-cell>
        </table:table-row>
        <table:table-row table:style-name="ro1">
          <table:table-cell table:style-name="ce3" table:formula="of:=COM.MICROSOFT.NORM.INV(RAND(); 60; 15)" office:value-type="float" office:value="78.5031521576412" calcext:value-type="float">
            <text:p>78,503</text:p>
          </table:table-cell>
          <table:table-cell table:style-name="ce2" table:formula="of:=ROUND([.A111]; 0)" office:value-type="float" office:value="79" calcext:value-type="float">
            <text:p>79</text:p>
          </table:table-cell>
          <table:table-cell table:formula="of:=SMALL([.$B$10:.$B$149]; ROW([.B111])-ROW([.$B$10])+1)" office:value-type="float" office:value="71" calcext:value-type="float">
            <text:p>71</text:p>
          </table:table-cell>
          <table:table-cell table:style-name="ce2" table:number-columns-repeated="6"/>
          <table:table-cell table:number-columns-repeated="3"/>
          <table:table-cell table:formula="of:=[.B111]-[.$K$13]" office:value-type="float" office:value="16.2285714285714" calcext:value-type="float">
            <text:p>16,23</text:p>
          </table:table-cell>
          <table:table-cell table:formula="of:=POWER([.M111]; 3)" office:value-type="float" office:value="4274.06255393586" calcext:value-type="float">
            <text:p>4 274,06</text:p>
          </table:table-cell>
        </table:table-row>
        <table:table-row table:style-name="ro1">
          <table:table-cell table:style-name="ce3" table:formula="of:=COM.MICROSOFT.NORM.INV(RAND(); 60; 15)" office:value-type="float" office:value="54.5279242614607" calcext:value-type="float">
            <text:p>54,528</text:p>
          </table:table-cell>
          <table:table-cell table:style-name="ce2" table:formula="of:=ROUND([.A112]; 0)" office:value-type="float" office:value="55" calcext:value-type="float">
            <text:p>55</text:p>
          </table:table-cell>
          <table:table-cell table:formula="of:=SMALL([.$B$10:.$B$149]; ROW([.B112])-ROW([.$B$10])+1)" office:value-type="float" office:value="71" calcext:value-type="float">
            <text:p>71</text:p>
          </table:table-cell>
          <table:table-cell table:style-name="ce2" table:number-columns-repeated="6"/>
          <table:table-cell table:number-columns-repeated="3"/>
          <table:table-cell table:formula="of:=[.B112]-[.$K$13]" office:value-type="float" office:value="-7.77142857142857" calcext:value-type="float">
            <text:p>-7,77</text:p>
          </table:table-cell>
          <table:table-cell table:formula="of:=POWER([.M112]; 3)" office:value-type="float" office:value="-469.356221574344" calcext:value-type="float">
            <text:p>-469,36</text:p>
          </table:table-cell>
        </table:table-row>
        <table:table-row table:style-name="ro1">
          <table:table-cell table:style-name="ce3" table:formula="of:=COM.MICROSOFT.NORM.INV(RAND(); 60; 15)" office:value-type="float" office:value="54.5393637395363" calcext:value-type="float">
            <text:p>54,539</text:p>
          </table:table-cell>
          <table:table-cell table:style-name="ce2" table:formula="of:=ROUND([.A113]; 0)" office:value-type="float" office:value="55" calcext:value-type="float">
            <text:p>55</text:p>
          </table:table-cell>
          <table:table-cell table:formula="of:=SMALL([.$B$10:.$B$149]; ROW([.B113])-ROW([.$B$10])+1)" office:value-type="float" office:value="71" calcext:value-type="float">
            <text:p>71</text:p>
          </table:table-cell>
          <table:table-cell table:style-name="ce2" table:number-columns-repeated="6"/>
          <table:table-cell table:number-columns-repeated="3"/>
          <table:table-cell table:formula="of:=[.B113]-[.$K$13]" office:value-type="float" office:value="-7.77142857142857" calcext:value-type="float">
            <text:p>-7,77</text:p>
          </table:table-cell>
          <table:table-cell table:formula="of:=POWER([.M113]; 3)" office:value-type="float" office:value="-469.356221574344" calcext:value-type="float">
            <text:p>-469,36</text:p>
          </table:table-cell>
        </table:table-row>
        <table:table-row table:style-name="ro1">
          <table:table-cell table:style-name="ce3" table:formula="of:=COM.MICROSOFT.NORM.INV(RAND(); 60; 15)" office:value-type="float" office:value="82.8381044193917" calcext:value-type="float">
            <text:p>82,838</text:p>
          </table:table-cell>
          <table:table-cell table:style-name="ce2" table:formula="of:=ROUND([.A114]; 0)" office:value-type="float" office:value="83" calcext:value-type="float">
            <text:p>83</text:p>
          </table:table-cell>
          <table:table-cell table:formula="of:=SMALL([.$B$10:.$B$149]; ROW([.B114])-ROW([.$B$10])+1)" office:value-type="float" office:value="72" calcext:value-type="float">
            <text:p>72</text:p>
          </table:table-cell>
          <table:table-cell table:style-name="ce2" table:number-columns-repeated="6"/>
          <table:table-cell table:number-columns-repeated="3"/>
          <table:table-cell table:formula="of:=[.B114]-[.$K$13]" office:value-type="float" office:value="20.2285714285714" calcext:value-type="float">
            <text:p>20,23</text:p>
          </table:table-cell>
          <table:table-cell table:formula="of:=POWER([.M114]; 3)" office:value-type="float" office:value="8277.43234985423" calcext:value-type="float">
            <text:p>8 277,43</text:p>
          </table:table-cell>
        </table:table-row>
        <table:table-row table:style-name="ro1">
          <table:table-cell table:style-name="ce3" table:formula="of:=COM.MICROSOFT.NORM.INV(RAND(); 60; 15)" office:value-type="float" office:value="54.7723961491535" calcext:value-type="float">
            <text:p>54,772</text:p>
          </table:table-cell>
          <table:table-cell table:style-name="ce2" table:formula="of:=ROUND([.A115]; 0)" office:value-type="float" office:value="55" calcext:value-type="float">
            <text:p>55</text:p>
          </table:table-cell>
          <table:table-cell table:formula="of:=SMALL([.$B$10:.$B$149]; ROW([.B115])-ROW([.$B$10])+1)" office:value-type="float" office:value="72" calcext:value-type="float">
            <text:p>72</text:p>
          </table:table-cell>
          <table:table-cell table:style-name="ce2" table:number-columns-repeated="6"/>
          <table:table-cell table:number-columns-repeated="3"/>
          <table:table-cell table:formula="of:=[.B115]-[.$K$13]" office:value-type="float" office:value="-7.77142857142857" calcext:value-type="float">
            <text:p>-7,77</text:p>
          </table:table-cell>
          <table:table-cell table:formula="of:=POWER([.M115]; 3)" office:value-type="float" office:value="-469.356221574344" calcext:value-type="float">
            <text:p>-469,36</text:p>
          </table:table-cell>
        </table:table-row>
        <table:table-row table:style-name="ro1">
          <table:table-cell table:style-name="ce3" table:formula="of:=COM.MICROSOFT.NORM.INV(RAND(); 60; 15)" office:value-type="float" office:value="53.627772314827" calcext:value-type="float">
            <text:p>53,628</text:p>
          </table:table-cell>
          <table:table-cell table:style-name="ce2" table:formula="of:=ROUND([.A116]; 0)" office:value-type="float" office:value="54" calcext:value-type="float">
            <text:p>54</text:p>
          </table:table-cell>
          <table:table-cell table:formula="of:=SMALL([.$B$10:.$B$149]; ROW([.B116])-ROW([.$B$10])+1)" office:value-type="float" office:value="74" calcext:value-type="float">
            <text:p>74</text:p>
          </table:table-cell>
          <table:table-cell table:style-name="ce2" table:number-columns-repeated="6"/>
          <table:table-cell table:number-columns-repeated="3"/>
          <table:table-cell table:formula="of:=[.B116]-[.$K$13]" office:value-type="float" office:value="-8.77142857142857" calcext:value-type="float">
            <text:p>-8,77</text:p>
          </table:table-cell>
          <table:table-cell table:formula="of:=POWER([.M116]; 3)" office:value-type="float" office:value="-674.855813411079" calcext:value-type="float">
            <text:p>-674,86</text:p>
          </table:table-cell>
        </table:table-row>
        <table:table-row table:style-name="ro1">
          <table:table-cell table:style-name="ce3" table:formula="of:=COM.MICROSOFT.NORM.INV(RAND(); 60; 15)" office:value-type="float" office:value="71.9721404756658" calcext:value-type="float">
            <text:p>71,972</text:p>
          </table:table-cell>
          <table:table-cell table:style-name="ce2" table:formula="of:=ROUND([.A117]; 0)" office:value-type="float" office:value="72" calcext:value-type="float">
            <text:p>72</text:p>
          </table:table-cell>
          <table:table-cell table:formula="of:=SMALL([.$B$10:.$B$149]; ROW([.B117])-ROW([.$B$10])+1)" office:value-type="float" office:value="74" calcext:value-type="float">
            <text:p>74</text:p>
          </table:table-cell>
          <table:table-cell table:style-name="ce2" table:number-columns-repeated="6"/>
          <table:table-cell table:number-columns-repeated="3"/>
          <table:table-cell table:formula="of:=[.B117]-[.$K$13]" office:value-type="float" office:value="9.22857142857143" calcext:value-type="float">
            <text:p>9,23</text:p>
          </table:table-cell>
          <table:table-cell table:formula="of:=POWER([.M117]; 3)" office:value-type="float" office:value="785.965411078717" calcext:value-type="float">
            <text:p>785,97</text:p>
          </table:table-cell>
        </table:table-row>
        <table:table-row table:style-name="ro1">
          <table:table-cell table:style-name="ce3" table:formula="of:=COM.MICROSOFT.NORM.INV(RAND(); 60; 15)" office:value-type="float" office:value="63.0974216311397" calcext:value-type="float">
            <text:p>63,097</text:p>
          </table:table-cell>
          <table:table-cell table:style-name="ce2" table:formula="of:=ROUND([.A118]; 0)" office:value-type="float" office:value="63" calcext:value-type="float">
            <text:p>63</text:p>
          </table:table-cell>
          <table:table-cell table:formula="of:=SMALL([.$B$10:.$B$149]; ROW([.B118])-ROW([.$B$10])+1)" office:value-type="float" office:value="75" calcext:value-type="float">
            <text:p>75</text:p>
          </table:table-cell>
          <table:table-cell table:style-name="ce2" table:number-columns-repeated="6"/>
          <table:table-cell table:number-columns-repeated="3"/>
          <table:table-cell table:formula="of:=[.B118]-[.$K$13]" office:value-type="float" office:value="0.228571428571428" calcext:value-type="float">
            <text:p>0,23</text:p>
          </table:table-cell>
          <table:table-cell table:formula="of:=POWER([.M118]; 3)" office:value-type="float" office:value="0.011941690962099" calcext:value-type="float">
            <text:p>0,01</text:p>
          </table:table-cell>
        </table:table-row>
        <table:table-row table:style-name="ro1">
          <table:table-cell table:style-name="ce3" table:formula="of:=COM.MICROSOFT.NORM.INV(RAND(); 60; 15)" office:value-type="float" office:value="94.5909759984936" calcext:value-type="float">
            <text:p>94,591</text:p>
          </table:table-cell>
          <table:table-cell table:style-name="ce2" table:formula="of:=ROUND([.A119]; 0)" office:value-type="float" office:value="95" calcext:value-type="float">
            <text:p>95</text:p>
          </table:table-cell>
          <table:table-cell table:formula="of:=SMALL([.$B$10:.$B$149]; ROW([.B119])-ROW([.$B$10])+1)" office:value-type="float" office:value="75" calcext:value-type="float">
            <text:p>75</text:p>
          </table:table-cell>
          <table:table-cell table:style-name="ce2" table:number-columns-repeated="6"/>
          <table:table-cell table:number-columns-repeated="3"/>
          <table:table-cell table:formula="of:=[.B119]-[.$K$13]" office:value-type="float" office:value="32.2285714285714" calcext:value-type="float">
            <text:p>32,23</text:p>
          </table:table-cell>
          <table:table-cell table:formula="of:=POWER([.M119]; 3)" office:value-type="float" office:value="33475.1988804665" calcext:value-type="float">
            <text:p>33 475,20</text:p>
          </table:table-cell>
        </table:table-row>
        <table:table-row table:style-name="ro1">
          <table:table-cell table:style-name="ce3" table:formula="of:=COM.MICROSOFT.NORM.INV(RAND(); 60; 15)" office:value-type="float" office:value="61.2151038401213" calcext:value-type="float">
            <text:p>61,215</text:p>
          </table:table-cell>
          <table:table-cell table:style-name="ce2" table:formula="of:=ROUND([.A120]; 0)" office:value-type="float" office:value="61" calcext:value-type="float">
            <text:p>61</text:p>
          </table:table-cell>
          <table:table-cell table:formula="of:=SMALL([.$B$10:.$B$149]; ROW([.B120])-ROW([.$B$10])+1)" office:value-type="float" office:value="75" calcext:value-type="float">
            <text:p>75</text:p>
          </table:table-cell>
          <table:table-cell table:style-name="ce2" table:number-columns-repeated="6"/>
          <table:table-cell table:number-columns-repeated="3"/>
          <table:table-cell table:formula="of:=[.B120]-[.$K$13]" office:value-type="float" office:value="-1.77142857142857" calcext:value-type="float">
            <text:p>-1,77</text:p>
          </table:table-cell>
          <table:table-cell table:formula="of:=POWER([.M120]; 3)" office:value-type="float" office:value="-5.55867055393587" calcext:value-type="float">
            <text:p>-5,56</text:p>
          </table:table-cell>
        </table:table-row>
        <table:table-row table:style-name="ro1">
          <table:table-cell table:style-name="ce3" table:formula="of:=COM.MICROSOFT.NORM.INV(RAND(); 60; 15)" office:value-type="float" office:value="61.8031057229198" calcext:value-type="float">
            <text:p>61,803</text:p>
          </table:table-cell>
          <table:table-cell table:style-name="ce2" table:formula="of:=ROUND([.A121]; 0)" office:value-type="float" office:value="62" calcext:value-type="float">
            <text:p>62</text:p>
          </table:table-cell>
          <table:table-cell table:formula="of:=SMALL([.$B$10:.$B$149]; ROW([.B121])-ROW([.$B$10])+1)" office:value-type="float" office:value="75" calcext:value-type="float">
            <text:p>75</text:p>
          </table:table-cell>
          <table:table-cell table:style-name="ce2" table:number-columns-repeated="6"/>
          <table:table-cell table:number-columns-repeated="3"/>
          <table:table-cell table:formula="of:=[.B121]-[.$K$13]" office:value-type="float" office:value="-0.771428571428572" calcext:value-type="float">
            <text:p>-0,77</text:p>
          </table:table-cell>
          <table:table-cell table:formula="of:=POWER([.M121]; 3)" office:value-type="float" office:value="-0.459078717201168" calcext:value-type="float">
            <text:p>-0,46</text:p>
          </table:table-cell>
        </table:table-row>
        <table:table-row table:style-name="ro1">
          <table:table-cell table:style-name="ce3" table:formula="of:=COM.MICROSOFT.NORM.INV(RAND(); 60; 15)" office:value-type="float" office:value="70.1124690798402" calcext:value-type="float">
            <text:p>70,112</text:p>
          </table:table-cell>
          <table:table-cell table:style-name="ce2" table:formula="of:=ROUND([.A122]; 0)" office:value-type="float" office:value="70" calcext:value-type="float">
            <text:p>70</text:p>
          </table:table-cell>
          <table:table-cell table:formula="of:=SMALL([.$B$10:.$B$149]; ROW([.B122])-ROW([.$B$10])+1)" office:value-type="float" office:value="75" calcext:value-type="float">
            <text:p>75</text:p>
          </table:table-cell>
          <table:table-cell table:style-name="ce2" table:number-columns-repeated="6"/>
          <table:table-cell table:number-columns-repeated="3"/>
          <table:table-cell table:formula="of:=[.B122]-[.$K$13]" office:value-type="float" office:value="7.22857142857143" calcext:value-type="float">
            <text:p>7,23</text:p>
          </table:table-cell>
          <table:table-cell table:formula="of:=POWER([.M122]; 3)" office:value-type="float" office:value="377.709084548105" calcext:value-type="float">
            <text:p>377,71</text:p>
          </table:table-cell>
        </table:table-row>
        <table:table-row table:style-name="ro1">
          <table:table-cell table:style-name="ce3" table:formula="of:=COM.MICROSOFT.NORM.INV(RAND(); 60; 15)" office:value-type="float" office:value="81.1201346350002" calcext:value-type="float">
            <text:p>81,120</text:p>
          </table:table-cell>
          <table:table-cell table:style-name="ce2" table:formula="of:=ROUND([.A123]; 0)" office:value-type="float" office:value="81" calcext:value-type="float">
            <text:p>81</text:p>
          </table:table-cell>
          <table:table-cell table:formula="of:=SMALL([.$B$10:.$B$149]; ROW([.B123])-ROW([.$B$10])+1)" office:value-type="float" office:value="76" calcext:value-type="float">
            <text:p>76</text:p>
          </table:table-cell>
          <table:table-cell table:style-name="ce2" table:number-columns-repeated="6"/>
          <table:table-cell table:number-columns-repeated="3"/>
          <table:table-cell table:formula="of:=[.B123]-[.$K$13]" office:value-type="float" office:value="18.2285714285714" calcext:value-type="float">
            <text:p>18,23</text:p>
          </table:table-cell>
          <table:table-cell table:formula="of:=POWER([.M123]; 3)" office:value-type="float" office:value="6057.00459475219" calcext:value-type="float">
            <text:p>6 057,00</text:p>
          </table:table-cell>
        </table:table-row>
        <table:table-row table:style-name="ro1">
          <table:table-cell table:style-name="ce3" table:formula="of:=COM.MICROSOFT.NORM.INV(RAND(); 60; 15)" office:value-type="float" office:value="67.2331473247174" calcext:value-type="float">
            <text:p>67,233</text:p>
          </table:table-cell>
          <table:table-cell table:style-name="ce2" table:formula="of:=ROUND([.A124]; 0)" office:value-type="float" office:value="67" calcext:value-type="float">
            <text:p>67</text:p>
          </table:table-cell>
          <table:table-cell table:formula="of:=SMALL([.$B$10:.$B$149]; ROW([.B124])-ROW([.$B$10])+1)" office:value-type="float" office:value="76" calcext:value-type="float">
            <text:p>76</text:p>
          </table:table-cell>
          <table:table-cell table:style-name="ce2" table:number-columns-repeated="6"/>
          <table:table-cell table:number-columns-repeated="3"/>
          <table:table-cell table:formula="of:=[.B124]-[.$K$13]" office:value-type="float" office:value="4.22857142857143" calcext:value-type="float">
            <text:p>4,23</text:p>
          </table:table-cell>
          <table:table-cell table:formula="of:=POWER([.M124]; 3)" office:value-type="float" office:value="75.6103090379008" calcext:value-type="float">
            <text:p>75,61</text:p>
          </table:table-cell>
        </table:table-row>
        <table:table-row table:style-name="ro1">
          <table:table-cell table:style-name="ce3" table:formula="of:=COM.MICROSOFT.NORM.INV(RAND(); 60; 15)" office:value-type="float" office:value="36.0224194235133" calcext:value-type="float">
            <text:p>36,022</text:p>
          </table:table-cell>
          <table:table-cell table:style-name="ce2" table:formula="of:=ROUND([.A125]; 0)" office:value-type="float" office:value="36" calcext:value-type="float">
            <text:p>36</text:p>
          </table:table-cell>
          <table:table-cell table:formula="of:=SMALL([.$B$10:.$B$149]; ROW([.B125])-ROW([.$B$10])+1)" office:value-type="float" office:value="76" calcext:value-type="float">
            <text:p>76</text:p>
          </table:table-cell>
          <table:table-cell table:style-name="ce2" table:number-columns-repeated="6"/>
          <table:table-cell table:number-columns-repeated="3"/>
          <table:table-cell table:formula="of:=[.B125]-[.$K$13]" office:value-type="float" office:value="-26.7714285714286" calcext:value-type="float">
            <text:p>-26,77</text:p>
          </table:table-cell>
          <table:table-cell table:formula="of:=POWER([.M125]; 3)" office:value-type="float" office:value="-19187.334180758" calcext:value-type="float">
            <text:p>-19 187,33</text:p>
          </table:table-cell>
        </table:table-row>
        <table:table-row table:style-name="ro1">
          <table:table-cell table:style-name="ce3" table:formula="of:=COM.MICROSOFT.NORM.INV(RAND(); 60; 15)" office:value-type="float" office:value="87.1932701642757" calcext:value-type="float">
            <text:p>87,193</text:p>
          </table:table-cell>
          <table:table-cell table:style-name="ce2" table:formula="of:=ROUND([.A126]; 0)" office:value-type="float" office:value="87" calcext:value-type="float">
            <text:p>87</text:p>
          </table:table-cell>
          <table:table-cell table:formula="of:=SMALL([.$B$10:.$B$149]; ROW([.B126])-ROW([.$B$10])+1)" office:value-type="float" office:value="76" calcext:value-type="float">
            <text:p>76</text:p>
          </table:table-cell>
          <table:table-cell table:style-name="ce2" table:number-columns-repeated="6"/>
          <table:table-cell table:number-columns-repeated="3"/>
          <table:table-cell table:formula="of:=[.B126]-[.$K$13]" office:value-type="float" office:value="24.2285714285714" calcext:value-type="float">
            <text:p>24,23</text:p>
          </table:table-cell>
          <table:table-cell table:formula="of:=POWER([.M126]; 3)" office:value-type="float" office:value="14222.7450029155" calcext:value-type="float">
            <text:p>14 222,75</text:p>
          </table:table-cell>
        </table:table-row>
        <table:table-row table:style-name="ro1">
          <table:table-cell table:style-name="ce3" table:formula="of:=COM.MICROSOFT.NORM.INV(RAND(); 60; 15)" office:value-type="float" office:value="64.6946821871697" calcext:value-type="float">
            <text:p>64,695</text:p>
          </table:table-cell>
          <table:table-cell table:style-name="ce2" table:formula="of:=ROUND([.A127]; 0)" office:value-type="float" office:value="65" calcext:value-type="float">
            <text:p>65</text:p>
          </table:table-cell>
          <table:table-cell table:formula="of:=SMALL([.$B$10:.$B$149]; ROW([.B127])-ROW([.$B$10])+1)" office:value-type="float" office:value="77" calcext:value-type="float">
            <text:p>77</text:p>
          </table:table-cell>
          <table:table-cell table:style-name="ce2" table:number-columns-repeated="6"/>
          <table:table-cell table:number-columns-repeated="3"/>
          <table:table-cell table:formula="of:=[.B127]-[.$K$13]" office:value-type="float" office:value="2.22857142857143" calcext:value-type="float">
            <text:p>2,23</text:p>
          </table:table-cell>
          <table:table-cell table:formula="of:=POWER([.M127]; 3)" office:value-type="float" office:value="11.0682682215743" calcext:value-type="float">
            <text:p>11,07</text:p>
          </table:table-cell>
        </table:table-row>
        <table:table-row table:style-name="ro1">
          <table:table-cell table:style-name="ce3" table:formula="of:=COM.MICROSOFT.NORM.INV(RAND(); 60; 15)" office:value-type="float" office:value="52.0527797033916" calcext:value-type="float">
            <text:p>52,053</text:p>
          </table:table-cell>
          <table:table-cell table:style-name="ce2" table:formula="of:=ROUND([.A128]; 0)" office:value-type="float" office:value="52" calcext:value-type="float">
            <text:p>52</text:p>
          </table:table-cell>
          <table:table-cell table:formula="of:=SMALL([.$B$10:.$B$149]; ROW([.B128])-ROW([.$B$10])+1)" office:value-type="float" office:value="78" calcext:value-type="float">
            <text:p>78</text:p>
          </table:table-cell>
          <table:table-cell table:style-name="ce2" table:number-columns-repeated="6"/>
          <table:table-cell table:number-columns-repeated="3"/>
          <table:table-cell table:formula="of:=[.B128]-[.$K$13]" office:value-type="float" office:value="-10.7714285714286" calcext:value-type="float">
            <text:p>-10,77</text:p>
          </table:table-cell>
          <table:table-cell table:formula="of:=POWER([.M128]; 3)" office:value-type="float" office:value="-1249.74071137026" calcext:value-type="float">
            <text:p>-1 249,74</text:p>
          </table:table-cell>
        </table:table-row>
        <table:table-row table:style-name="ro1">
          <table:table-cell table:style-name="ce3" table:formula="of:=COM.MICROSOFT.NORM.INV(RAND(); 60; 15)" office:value-type="float" office:value="46.8681356410431" calcext:value-type="float">
            <text:p>46,868</text:p>
          </table:table-cell>
          <table:table-cell table:style-name="ce2" table:formula="of:=ROUND([.A129]; 0)" office:value-type="float" office:value="47" calcext:value-type="float">
            <text:p>47</text:p>
          </table:table-cell>
          <table:table-cell table:formula="of:=SMALL([.$B$10:.$B$149]; ROW([.B129])-ROW([.$B$10])+1)" office:value-type="float" office:value="78" calcext:value-type="float">
            <text:p>78</text:p>
          </table:table-cell>
          <table:table-cell table:style-name="ce2" table:number-columns-repeated="6"/>
          <table:table-cell table:number-columns-repeated="3"/>
          <table:table-cell table:formula="of:=[.B129]-[.$K$13]" office:value-type="float" office:value="-15.7714285714286" calcext:value-type="float">
            <text:p>-15,77</text:p>
          </table:table-cell>
          <table:table-cell table:formula="of:=POWER([.M129]; 3)" office:value-type="float" office:value="-3922.95295626822" calcext:value-type="float">
            <text:p>-3 922,95</text:p>
          </table:table-cell>
        </table:table-row>
        <table:table-row table:style-name="ro1">
          <table:table-cell table:style-name="ce3" table:formula="of:=COM.MICROSOFT.NORM.INV(RAND(); 60; 15)" office:value-type="float" office:value="55.5215084806361" calcext:value-type="float">
            <text:p>55,522</text:p>
          </table:table-cell>
          <table:table-cell table:style-name="ce2" table:formula="of:=ROUND([.A130]; 0)" office:value-type="float" office:value="56" calcext:value-type="float">
            <text:p>56</text:p>
          </table:table-cell>
          <table:table-cell table:formula="of:=SMALL([.$B$10:.$B$149]; ROW([.B130])-ROW([.$B$10])+1)" office:value-type="float" office:value="78" calcext:value-type="float">
            <text:p>78</text:p>
          </table:table-cell>
          <table:table-cell table:style-name="ce2" table:number-columns-repeated="6"/>
          <table:table-cell table:number-columns-repeated="3"/>
          <table:table-cell table:formula="of:=[.B130]-[.$K$13]" office:value-type="float" office:value="-6.77142857142857" calcext:value-type="float">
            <text:p>-6,77</text:p>
          </table:table-cell>
          <table:table-cell table:formula="of:=POWER([.M130]; 3)" office:value-type="float" office:value="-310.485201166181" calcext:value-type="float">
            <text:p>-310,49</text:p>
          </table:table-cell>
        </table:table-row>
        <table:table-row table:style-name="ro1">
          <table:table-cell table:style-name="ce3" table:formula="of:=COM.MICROSOFT.NORM.INV(RAND(); 60; 15)" office:value-type="float" office:value="53.2026162860662" calcext:value-type="float">
            <text:p>53,203</text:p>
          </table:table-cell>
          <table:table-cell table:style-name="ce2" table:formula="of:=ROUND([.A131]; 0)" office:value-type="float" office:value="53" calcext:value-type="float">
            <text:p>53</text:p>
          </table:table-cell>
          <table:table-cell table:formula="of:=SMALL([.$B$10:.$B$149]; ROW([.B131])-ROW([.$B$10])+1)" office:value-type="float" office:value="79" calcext:value-type="float">
            <text:p>79</text:p>
          </table:table-cell>
          <table:table-cell table:style-name="ce2" table:number-columns-repeated="6"/>
          <table:table-cell table:number-columns-repeated="3"/>
          <table:table-cell table:formula="of:=[.B131]-[.$K$13]" office:value-type="float" office:value="-9.77142857142857" calcext:value-type="float">
            <text:p>-9,77</text:p>
          </table:table-cell>
          <table:table-cell table:formula="of:=POWER([.M131]; 3)" office:value-type="float" office:value="-932.983976676385" calcext:value-type="float">
            <text:p>-932,98</text:p>
          </table:table-cell>
        </table:table-row>
        <table:table-row table:style-name="ro1">
          <table:table-cell table:style-name="ce3" table:formula="of:=COM.MICROSOFT.NORM.INV(RAND(); 60; 15)" office:value-type="float" office:value="90.9111363000821" calcext:value-type="float">
            <text:p>90,911</text:p>
          </table:table-cell>
          <table:table-cell table:style-name="ce2" table:formula="of:=ROUND([.A132]; 0)" office:value-type="float" office:value="91" calcext:value-type="float">
            <text:p>91</text:p>
          </table:table-cell>
          <table:table-cell table:formula="of:=SMALL([.$B$10:.$B$149]; ROW([.B132])-ROW([.$B$10])+1)" office:value-type="float" office:value="79" calcext:value-type="float">
            <text:p>79</text:p>
          </table:table-cell>
          <table:table-cell table:style-name="ce2" table:number-columns-repeated="6"/>
          <table:table-cell table:number-columns-repeated="3"/>
          <table:table-cell table:formula="of:=[.B132]-[.$K$13]" office:value-type="float" office:value="28.2285714285714" calcext:value-type="float">
            <text:p>28,23</text:p>
          </table:table-cell>
          <table:table-cell table:formula="of:=POWER([.M132]; 3)" office:value-type="float" office:value="22494.0005131195" calcext:value-type="float">
            <text:p>22 494,00</text:p>
          </table:table-cell>
        </table:table-row>
        <table:table-row table:style-name="ro1">
          <table:table-cell table:style-name="ce3" table:formula="of:=COM.MICROSOFT.NORM.INV(RAND(); 60; 15)" office:value-type="float" office:value="59.9230209738426" calcext:value-type="float">
            <text:p>59,923</text:p>
          </table:table-cell>
          <table:table-cell table:style-name="ce2" table:formula="of:=ROUND([.A133]; 0)" office:value-type="float" office:value="60" calcext:value-type="float">
            <text:p>60</text:p>
          </table:table-cell>
          <table:table-cell table:formula="of:=SMALL([.$B$10:.$B$149]; ROW([.B133])-ROW([.$B$10])+1)" office:value-type="float" office:value="80" calcext:value-type="float">
            <text:p>80</text:p>
          </table:table-cell>
          <table:table-cell table:style-name="ce2" table:number-columns-repeated="6"/>
          <table:table-cell table:number-columns-repeated="3"/>
          <table:table-cell table:formula="of:=[.B133]-[.$K$13]" office:value-type="float" office:value="-2.77142857142857" calcext:value-type="float">
            <text:p>-2,77</text:p>
          </table:table-cell>
          <table:table-cell table:formula="of:=POWER([.M133]; 3)" office:value-type="float" office:value="-21.286833819242" calcext:value-type="float">
            <text:p>-21,29</text:p>
          </table:table-cell>
        </table:table-row>
        <table:table-row table:style-name="ro1">
          <table:table-cell table:style-name="ce3" table:formula="of:=COM.MICROSOFT.NORM.INV(RAND(); 60; 15)" office:value-type="float" office:value="68.1537275777779" calcext:value-type="float">
            <text:p>68,154</text:p>
          </table:table-cell>
          <table:table-cell table:style-name="ce2" table:formula="of:=ROUND([.A134]; 0)" office:value-type="float" office:value="68" calcext:value-type="float">
            <text:p>68</text:p>
          </table:table-cell>
          <table:table-cell table:formula="of:=SMALL([.$B$10:.$B$149]; ROW([.B134])-ROW([.$B$10])+1)" office:value-type="float" office:value="80" calcext:value-type="float">
            <text:p>80</text:p>
          </table:table-cell>
          <table:table-cell table:style-name="ce2" table:number-columns-repeated="6"/>
          <table:table-cell table:number-columns-repeated="3"/>
          <table:table-cell table:formula="of:=[.B134]-[.$K$13]" office:value-type="float" office:value="5.22857142857143" calcext:value-type="float">
            <text:p>5,23</text:p>
          </table:table-cell>
          <table:table-cell table:formula="of:=POWER([.M134]; 3)" office:value-type="float" office:value="142.938472303207" calcext:value-type="float">
            <text:p>142,94</text:p>
          </table:table-cell>
        </table:table-row>
        <table:table-row table:style-name="ro1">
          <table:table-cell table:style-name="ce3" table:formula="of:=COM.MICROSOFT.NORM.INV(RAND(); 60; 15)" office:value-type="float" office:value="75.0265244414845" calcext:value-type="float">
            <text:p>75,027</text:p>
          </table:table-cell>
          <table:table-cell table:style-name="ce2" table:formula="of:=ROUND([.A135]; 0)" office:value-type="float" office:value="75" calcext:value-type="float">
            <text:p>75</text:p>
          </table:table-cell>
          <table:table-cell table:formula="of:=SMALL([.$B$10:.$B$149]; ROW([.B135])-ROW([.$B$10])+1)" office:value-type="float" office:value="81" calcext:value-type="float">
            <text:p>81</text:p>
          </table:table-cell>
          <table:table-cell table:style-name="ce2" table:number-columns-repeated="6"/>
          <table:table-cell table:number-columns-repeated="3"/>
          <table:table-cell table:formula="of:=[.B135]-[.$K$13]" office:value-type="float" office:value="12.2285714285714" calcext:value-type="float">
            <text:p>12,23</text:p>
          </table:table-cell>
          <table:table-cell table:formula="of:=POWER([.M135]; 3)" office:value-type="float" office:value="1828.63561516035" calcext:value-type="float">
            <text:p>1 828,64</text:p>
          </table:table-cell>
        </table:table-row>
        <table:table-row table:style-name="ro1">
          <table:table-cell table:style-name="ce3" table:formula="of:=COM.MICROSOFT.NORM.INV(RAND(); 60; 15)" office:value-type="float" office:value="49.2305001575879" calcext:value-type="float">
            <text:p>49,231</text:p>
          </table:table-cell>
          <table:table-cell table:style-name="ce2" table:formula="of:=ROUND([.A136]; 0)" office:value-type="float" office:value="49" calcext:value-type="float">
            <text:p>49</text:p>
          </table:table-cell>
          <table:table-cell table:formula="of:=SMALL([.$B$10:.$B$149]; ROW([.B136])-ROW([.$B$10])+1)" office:value-type="float" office:value="81" calcext:value-type="float">
            <text:p>81</text:p>
          </table:table-cell>
          <table:table-cell table:style-name="ce2" table:number-columns-repeated="6"/>
          <table:table-cell table:number-columns-repeated="3"/>
          <table:table-cell table:formula="of:=[.B136]-[.$K$13]" office:value-type="float" office:value="-13.7714285714286" calcext:value-type="float">
            <text:p>-13,77</text:p>
          </table:table-cell>
          <table:table-cell table:formula="of:=POWER([.M136]; 3)" office:value-type="float" office:value="-2611.78234402332" calcext:value-type="float">
            <text:p>-2 611,78</text:p>
          </table:table-cell>
        </table:table-row>
        <table:table-row table:style-name="ro1">
          <table:table-cell table:style-name="ce3" table:formula="of:=COM.MICROSOFT.NORM.INV(RAND(); 60; 15)" office:value-type="float" office:value="55.2622978639568" calcext:value-type="float">
            <text:p>55,262</text:p>
          </table:table-cell>
          <table:table-cell table:style-name="ce2" table:formula="of:=ROUND([.A137]; 0)" office:value-type="float" office:value="55" calcext:value-type="float">
            <text:p>55</text:p>
          </table:table-cell>
          <table:table-cell table:formula="of:=SMALL([.$B$10:.$B$149]; ROW([.B137])-ROW([.$B$10])+1)" office:value-type="float" office:value="83" calcext:value-type="float">
            <text:p>83</text:p>
          </table:table-cell>
          <table:table-cell table:style-name="ce2" table:number-columns-repeated="6"/>
          <table:table-cell table:number-columns-repeated="3"/>
          <table:table-cell table:formula="of:=[.B137]-[.$K$13]" office:value-type="float" office:value="-7.77142857142857" calcext:value-type="float">
            <text:p>-7,77</text:p>
          </table:table-cell>
          <table:table-cell table:formula="of:=POWER([.M137]; 3)" office:value-type="float" office:value="-469.356221574344" calcext:value-type="float">
            <text:p>-469,36</text:p>
          </table:table-cell>
        </table:table-row>
        <table:table-row table:style-name="ro1">
          <table:table-cell table:style-name="ce3" table:formula="of:=COM.MICROSOFT.NORM.INV(RAND(); 60; 15)" office:value-type="float" office:value="77.0236439242265" calcext:value-type="float">
            <text:p>77,024</text:p>
          </table:table-cell>
          <table:table-cell table:style-name="ce2" table:formula="of:=ROUND([.A138]; 0)" office:value-type="float" office:value="77" calcext:value-type="float">
            <text:p>77</text:p>
          </table:table-cell>
          <table:table-cell table:formula="of:=SMALL([.$B$10:.$B$149]; ROW([.B138])-ROW([.$B$10])+1)" office:value-type="float" office:value="83" calcext:value-type="float">
            <text:p>83</text:p>
          </table:table-cell>
          <table:table-cell table:style-name="ce2" table:number-columns-repeated="6"/>
          <table:table-cell table:number-columns-repeated="3"/>
          <table:table-cell table:formula="of:=[.B138]-[.$K$13]" office:value-type="float" office:value="14.2285714285714" calcext:value-type="float">
            <text:p>14,23</text:p>
          </table:table-cell>
          <table:table-cell table:formula="of:=POWER([.M138]; 3)" office:value-type="float" office:value="2880.60622740525" calcext:value-type="float">
            <text:p>2 880,61</text:p>
          </table:table-cell>
        </table:table-row>
        <table:table-row table:style-name="ro1">
          <table:table-cell table:style-name="ce3" table:formula="of:=COM.MICROSOFT.NORM.INV(RAND(); 60; 15)" office:value-type="float" office:value="45.4891221249833" calcext:value-type="float">
            <text:p>45,489</text:p>
          </table:table-cell>
          <table:table-cell table:style-name="ce2" table:formula="of:=ROUND([.A139]; 0)" office:value-type="float" office:value="45" calcext:value-type="float">
            <text:p>45</text:p>
          </table:table-cell>
          <table:table-cell table:formula="of:=SMALL([.$B$10:.$B$149]; ROW([.B139])-ROW([.$B$10])+1)" office:value-type="float" office:value="83" calcext:value-type="float">
            <text:p>83</text:p>
          </table:table-cell>
          <table:table-cell table:style-name="ce2" table:number-columns-repeated="6"/>
          <table:table-cell table:number-columns-repeated="3"/>
          <table:table-cell table:formula="of:=[.B139]-[.$K$13]" office:value-type="float" office:value="-17.7714285714286" calcext:value-type="float">
            <text:p>-17,77</text:p>
          </table:table-cell>
          <table:table-cell table:formula="of:=POWER([.M139]; 3)" office:value-type="float" office:value="-5612.63785422741" calcext:value-type="float">
            <text:p>-5 612,64</text:p>
          </table:table-cell>
        </table:table-row>
        <table:table-row table:style-name="ro1">
          <table:table-cell table:style-name="ce3" table:formula="of:=COM.MICROSOFT.NORM.INV(RAND(); 60; 15)" office:value-type="float" office:value="54.6338295215074" calcext:value-type="float">
            <text:p>54,634</text:p>
          </table:table-cell>
          <table:table-cell table:style-name="ce2" table:formula="of:=ROUND([.A140]; 0)" office:value-type="float" office:value="55" calcext:value-type="float">
            <text:p>55</text:p>
          </table:table-cell>
          <table:table-cell table:formula="of:=SMALL([.$B$10:.$B$149]; ROW([.B140])-ROW([.$B$10])+1)" office:value-type="float" office:value="83" calcext:value-type="float">
            <text:p>83</text:p>
          </table:table-cell>
          <table:table-cell table:style-name="ce2" table:number-columns-repeated="6"/>
          <table:table-cell table:number-columns-repeated="3"/>
          <table:table-cell table:formula="of:=[.B140]-[.$K$13]" office:value-type="float" office:value="-7.77142857142857" calcext:value-type="float">
            <text:p>-7,77</text:p>
          </table:table-cell>
          <table:table-cell table:formula="of:=POWER([.M140]; 3)" office:value-type="float" office:value="-469.356221574344" calcext:value-type="float">
            <text:p>-469,36</text:p>
          </table:table-cell>
        </table:table-row>
        <table:table-row table:style-name="ro1">
          <table:table-cell table:style-name="ce3" table:formula="of:=COM.MICROSOFT.NORM.INV(RAND(); 60; 15)" office:value-type="float" office:value="52.7645256513559" calcext:value-type="float">
            <text:p>52,765</text:p>
          </table:table-cell>
          <table:table-cell table:style-name="ce2" table:formula="of:=ROUND([.A141]; 0)" office:value-type="float" office:value="53" calcext:value-type="float">
            <text:p>53</text:p>
          </table:table-cell>
          <table:table-cell table:formula="of:=SMALL([.$B$10:.$B$149]; ROW([.B141])-ROW([.$B$10])+1)" office:value-type="float" office:value="83" calcext:value-type="float">
            <text:p>83</text:p>
          </table:table-cell>
          <table:table-cell table:style-name="ce2" table:number-columns-repeated="6"/>
          <table:table-cell table:number-columns-repeated="3"/>
          <table:table-cell table:formula="of:=[.B141]-[.$K$13]" office:value-type="float" office:value="-9.77142857142857" calcext:value-type="float">
            <text:p>-9,77</text:p>
          </table:table-cell>
          <table:table-cell table:formula="of:=POWER([.M141]; 3)" office:value-type="float" office:value="-932.983976676385" calcext:value-type="float">
            <text:p>-932,98</text:p>
          </table:table-cell>
        </table:table-row>
        <table:table-row table:style-name="ro1">
          <table:table-cell table:style-name="ce3" table:formula="of:=COM.MICROSOFT.NORM.INV(RAND(); 60; 15)" office:value-type="float" office:value="25.1490313279903" calcext:value-type="float">
            <text:p>25,149</text:p>
          </table:table-cell>
          <table:table-cell table:style-name="ce2" table:formula="of:=ROUND([.A142]; 0)" office:value-type="float" office:value="25" calcext:value-type="float">
            <text:p>25</text:p>
          </table:table-cell>
          <table:table-cell table:formula="of:=SMALL([.$B$10:.$B$149]; ROW([.B142])-ROW([.$B$10])+1)" office:value-type="float" office:value="86" calcext:value-type="float">
            <text:p>86</text:p>
          </table:table-cell>
          <table:table-cell table:style-name="ce2" table:number-columns-repeated="6"/>
          <table:table-cell table:number-columns-repeated="3"/>
          <table:table-cell table:formula="of:=[.B142]-[.$K$13]" office:value-type="float" office:value="-37.7714285714286" calcext:value-type="float">
            <text:p>-37,77</text:p>
          </table:table-cell>
          <table:table-cell table:formula="of:=POWER([.M142]; 3)" office:value-type="float" office:value="-53887.772548105" calcext:value-type="float">
            <text:p>-53 887,77</text:p>
          </table:table-cell>
        </table:table-row>
        <table:table-row table:style-name="ro1">
          <table:table-cell table:style-name="ce3" table:formula="of:=COM.MICROSOFT.NORM.INV(RAND(); 60; 15)" office:value-type="float" office:value="64.414310598124" calcext:value-type="float">
            <text:p>64,414</text:p>
          </table:table-cell>
          <table:table-cell table:style-name="ce2" table:formula="of:=ROUND([.A143]; 0)" office:value-type="float" office:value="64" calcext:value-type="float">
            <text:p>64</text:p>
          </table:table-cell>
          <table:table-cell table:formula="of:=SMALL([.$B$10:.$B$149]; ROW([.B143])-ROW([.$B$10])+1)" office:value-type="float" office:value="86" calcext:value-type="float">
            <text:p>86</text:p>
          </table:table-cell>
          <table:table-cell table:style-name="ce2" table:number-columns-repeated="6"/>
          <table:table-cell table:number-columns-repeated="3"/>
          <table:table-cell table:formula="of:=[.B143]-[.$K$13]" office:value-type="float" office:value="1.22857142857143" calcext:value-type="float">
            <text:p>1,23</text:p>
          </table:table-cell>
          <table:table-cell table:formula="of:=POWER([.M143]; 3)" office:value-type="float" office:value="1.85439067055393" calcext:value-type="float">
            <text:p>1,85</text:p>
          </table:table-cell>
        </table:table-row>
        <table:table-row table:style-name="ro1">
          <table:table-cell table:style-name="ce3" table:formula="of:=COM.MICROSOFT.NORM.INV(RAND(); 60; 15)" office:value-type="float" office:value="59.0348179870206" calcext:value-type="float">
            <text:p>59,035</text:p>
          </table:table-cell>
          <table:table-cell table:style-name="ce2" table:formula="of:=ROUND([.A144]; 0)" office:value-type="float" office:value="59" calcext:value-type="float">
            <text:p>59</text:p>
          </table:table-cell>
          <table:table-cell table:formula="of:=SMALL([.$B$10:.$B$149]; ROW([.B144])-ROW([.$B$10])+1)" office:value-type="float" office:value="87" calcext:value-type="float">
            <text:p>87</text:p>
          </table:table-cell>
          <table:table-cell table:style-name="ce2" table:number-columns-repeated="6"/>
          <table:table-cell table:number-columns-repeated="3"/>
          <table:table-cell table:formula="of:=[.B144]-[.$K$13]" office:value-type="float" office:value="-3.77142857142857" calcext:value-type="float">
            <text:p>-3,77</text:p>
          </table:table-cell>
          <table:table-cell table:formula="of:=POWER([.M144]; 3)" office:value-type="float" office:value="-53.6435685131196" calcext:value-type="float">
            <text:p>-53,64</text:p>
          </table:table-cell>
        </table:table-row>
        <table:table-row table:style-name="ro1">
          <table:table-cell table:style-name="ce3" table:formula="of:=COM.MICROSOFT.NORM.INV(RAND(); 60; 15)" office:value-type="float" office:value="75.8776310035806" calcext:value-type="float">
            <text:p>75,878</text:p>
          </table:table-cell>
          <table:table-cell table:style-name="ce2" table:formula="of:=ROUND([.A145]; 0)" office:value-type="float" office:value="76" calcext:value-type="float">
            <text:p>76</text:p>
          </table:table-cell>
          <table:table-cell table:formula="of:=SMALL([.$B$10:.$B$149]; ROW([.B145])-ROW([.$B$10])+1)" office:value-type="float" office:value="88" calcext:value-type="float">
            <text:p>88</text:p>
          </table:table-cell>
          <table:table-cell table:style-name="ce2" table:number-columns-repeated="6"/>
          <table:table-cell table:number-columns-repeated="3"/>
          <table:table-cell table:formula="of:=[.B145]-[.$K$13]" office:value-type="float" office:value="13.2285714285714" calcext:value-type="float">
            <text:p>13,23</text:p>
          </table:table-cell>
          <table:table-cell table:formula="of:=POWER([.M145]; 3)" office:value-type="float" office:value="2314.93520699708" calcext:value-type="float">
            <text:p>2 314,94</text:p>
          </table:table-cell>
        </table:table-row>
        <table:table-row table:style-name="ro1">
          <table:table-cell table:style-name="ce3" table:formula="of:=COM.MICROSOFT.NORM.INV(RAND(); 60; 15)" office:value-type="float" office:value="56.1150668132055" calcext:value-type="float">
            <text:p>56,115</text:p>
          </table:table-cell>
          <table:table-cell table:style-name="ce2" table:formula="of:=ROUND([.A146]; 0)" office:value-type="float" office:value="56" calcext:value-type="float">
            <text:p>56</text:p>
          </table:table-cell>
          <table:table-cell table:formula="of:=SMALL([.$B$10:.$B$149]; ROW([.B146])-ROW([.$B$10])+1)" office:value-type="float" office:value="90" calcext:value-type="float">
            <text:p>90</text:p>
          </table:table-cell>
          <table:table-cell table:style-name="ce2" table:number-columns-repeated="6"/>
          <table:table-cell table:number-columns-repeated="3"/>
          <table:table-cell table:formula="of:=[.B146]-[.$K$13]" office:value-type="float" office:value="-6.77142857142857" calcext:value-type="float">
            <text:p>-6,77</text:p>
          </table:table-cell>
          <table:table-cell table:formula="of:=POWER([.M146]; 3)" office:value-type="float" office:value="-310.485201166181" calcext:value-type="float">
            <text:p>-310,49</text:p>
          </table:table-cell>
        </table:table-row>
        <table:table-row table:style-name="ro1">
          <table:table-cell table:style-name="ce3" table:formula="of:=COM.MICROSOFT.NORM.INV(RAND(); 60; 15)" office:value-type="float" office:value="82.8588463610809" calcext:value-type="float">
            <text:p>82,859</text:p>
          </table:table-cell>
          <table:table-cell table:style-name="ce2" table:formula="of:=ROUND([.A147]; 0)" office:value-type="float" office:value="83" calcext:value-type="float">
            <text:p>83</text:p>
          </table:table-cell>
          <table:table-cell table:formula="of:=SMALL([.$B$10:.$B$149]; ROW([.B147])-ROW([.$B$10])+1)" office:value-type="float" office:value="91" calcext:value-type="float">
            <text:p>91</text:p>
          </table:table-cell>
          <table:table-cell table:style-name="ce2" table:number-columns-repeated="6"/>
          <table:table-cell table:number-columns-repeated="3"/>
          <table:table-cell table:formula="of:=[.B147]-[.$K$13]" office:value-type="float" office:value="20.2285714285714" calcext:value-type="float">
            <text:p>20,23</text:p>
          </table:table-cell>
          <table:table-cell table:formula="of:=POWER([.M147]; 3)" office:value-type="float" office:value="8277.43234985423" calcext:value-type="float">
            <text:p>8 277,43</text:p>
          </table:table-cell>
        </table:table-row>
        <table:table-row table:style-name="ro1">
          <table:table-cell table:style-name="ce3" table:formula="of:=COM.MICROSOFT.NORM.INV(RAND(); 60; 15)" office:value-type="float" office:value="56.4807814443566" calcext:value-type="float">
            <text:p>56,481</text:p>
          </table:table-cell>
          <table:table-cell table:style-name="ce2" table:formula="of:=ROUND([.A148]; 0)" office:value-type="float" office:value="56" calcext:value-type="float">
            <text:p>56</text:p>
          </table:table-cell>
          <table:table-cell table:formula="of:=SMALL([.$B$10:.$B$149]; ROW([.B148])-ROW([.$B$10])+1)" office:value-type="float" office:value="91" calcext:value-type="float">
            <text:p>91</text:p>
          </table:table-cell>
          <table:table-cell table:style-name="ce2" table:number-columns-repeated="6"/>
          <table:table-cell table:number-columns-repeated="3"/>
          <table:table-cell table:formula="of:=[.B148]-[.$K$13]" office:value-type="float" office:value="-6.77142857142857" calcext:value-type="float">
            <text:p>-6,77</text:p>
          </table:table-cell>
          <table:table-cell table:formula="of:=POWER([.M148]; 3)" office:value-type="float" office:value="-310.485201166181" calcext:value-type="float">
            <text:p>-310,49</text:p>
          </table:table-cell>
        </table:table-row>
        <table:table-row table:style-name="ro1">
          <table:table-cell table:style-name="ce3" table:formula="of:=COM.MICROSOFT.NORM.INV(RAND(); 60; 15)" office:value-type="float" office:value="40.4543474819959" calcext:value-type="float">
            <text:p>40,454</text:p>
          </table:table-cell>
          <table:table-cell table:style-name="ce2" table:formula="of:=ROUND([.A149]; 0)" office:value-type="float" office:value="40" calcext:value-type="float">
            <text:p>40</text:p>
          </table:table-cell>
          <table:table-cell table:formula="of:=SMALL([.$B$10:.$B$149]; ROW([.B149])-ROW([.$B$10])+1)" office:value-type="float" office:value="95" calcext:value-type="float">
            <text:p>95</text:p>
          </table:table-cell>
          <table:table-cell table:style-name="ce2" table:number-columns-repeated="6"/>
          <table:table-cell table:number-columns-repeated="3"/>
          <table:table-cell table:formula="of:=[.B149]-[.$K$13]" office:value-type="float" office:value="-22.7714285714286" calcext:value-type="float">
            <text:p>-22,77</text:p>
          </table:table-cell>
          <table:table-cell table:formula="of:=POWER([.M149]; 3)" office:value-type="float" office:value="-11807.8500991254" calcext:value-type="float">
            <text:p>-11 807,85</text:p>
          </table:table-cell>
        </table:table-row>
        <table:table-row table:style-name="ro1" table:number-rows-repeated="7">
          <table:table-cell table:style-name="Default" table:number-columns-repeated="3"/>
          <table:table-cell table:number-columns-repeated="9"/>
          <table:table-cell table:style-name="Default" table:number-columns-repeated="2"/>
        </table:table-row>
        <table:table-row table:style-name="ro2">
          <table:table-cell table:style-name="ce5" office:value-type="string" calcext:value-type="string" table:number-columns-spanned="10" table:number-rows-spanned="1">
            <text:p>По данным для равномерного распределения (min = 155, max = 190, n = 150) была сформирована случайная выборка, упорядочена и выполнена её обработка по следующим критериям: интервал, счет, медиана, мода, среднее, среднее линейное отклонение, дисперсия, среднее квадратичное отклонение, стандартное отклонение, коэффициент осцилляции, линейный коэффициент вариации, коэффициент вариации, асимметричность и эксцесс</text:p>
          </table:table-cell>
          <table:covered-table-cell table:number-columns-repeated="9" table:style-name="ce5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number-columns-repeated="9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Случайная выборка</text:p>
          </table:table-cell>
          <table:table-cell table:style-name="ce2" office:value-type="string" calcext:value-type="string">
            <text:p>Округлённые значения</text:p>
          </table:table-cell>
          <table:table-cell office:value-type="string" calcext:value-type="string">
            <text:p>Упорядоченная выборка</text:p>
          </table:table-cell>
          <table:table-cell/>
          <table:table-cell office:value-type="string" calcext:value-type="string">
            <text:p>Значение</text:p>
          </table:table-cell>
          <table:table-cell office:value-type="string" calcext:value-type="string">
            <text:p>Частота</text:p>
          </table:table-cell>
          <table:table-cell table:number-columns-repeated="3"/>
          <table:table-cell table:style-name="ce6" office:value-type="string" calcext:value-type="string">
            <text:p>Интервал</text:p>
          </table:table-cell>
          <table:table-cell table:style-name="ce7" table:formula="of:=MAX([.B160:.B309])-MIN([.B160:.B309])" office:value-type="float" office:value="35" calcext:value-type="float">
            <text:p>35,00</text:p>
          </table:table-cell>
          <table:table-cell/>
          <table:table-cell table:style-name="Default" office:value-type="string" calcext:value-type="string">
            <text:p>x<text:span text:style-name="T2">i</text:span> - x</text:p>
          </table:table-cell>
          <table:table-cell table:style-name="Default" office:value-type="string" calcext:value-type="string">
            <text:p>(x<text:span text:style-name="T2">i</text:span> - x)<text:span text:style-name="T3">3</text:span></text:p>
          </table:table-cell>
        </table:table-row>
        <table:table-row table:style-name="ro1">
          <table:table-cell office:value-type="float" office:value="163.184" calcext:value-type="float">
            <text:p>163,184</text:p>
          </table:table-cell>
          <table:table-cell table:formula="of:=ROUND([.A160]; 0)" office:value-type="float" office:value="163" calcext:value-type="float">
            <text:p>163</text:p>
          </table:table-cell>
          <table:table-cell table:formula="of:=SMALL([.$B$160:.$B$309]; ROW([.B160])-ROW([.$B$160])+1)" office:value-type="float" office:value="155" calcext:value-type="float">
            <text:p>155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COUNTIF([.$B$160:.$B$309]; &quot;=&quot;&amp;[.E160])" office:value-type="float" office:value="2" calcext:value-type="float">
            <text:p>2</text:p>
          </table:table-cell>
          <table:table-cell table:number-columns-repeated="3"/>
          <table:table-cell table:style-name="ce6" office:value-type="string" calcext:value-type="string">
            <text:p>Счёт</text:p>
          </table:table-cell>
          <table:table-cell table:style-name="ce7" table:formula="of:=COUNT([.B160:.B309])" office:value-type="float" office:value="150" calcext:value-type="float">
            <text:p>150,00</text:p>
          </table:table-cell>
          <table:table-cell/>
          <table:table-cell table:formula="of:=[.B160]-[.$K$163]" office:value-type="float" office:value="-9.44666666666666" calcext:value-type="float">
            <text:p>-9,45</text:p>
          </table:table-cell>
          <table:table-cell table:formula="of:=POWER([.M160]; 3)" office:value-type="float" office:value="-843.015914962961" calcext:value-type="float">
            <text:p>-843,02</text:p>
          </table:table-cell>
        </table:table-row>
        <table:table-row table:style-name="ro1">
          <table:table-cell office:value-type="float" office:value="171.295" calcext:value-type="float">
            <text:p>171,295</text:p>
          </table:table-cell>
          <table:table-cell table:formula="of:=ROUND([.A161]; 0)" office:value-type="float" office:value="171" calcext:value-type="float">
            <text:p>171</text:p>
          </table:table-cell>
          <table:table-cell table:formula="of:=SMALL([.$B$160:.$B$309]; ROW([.B161])-ROW([.$B$160])+1)" office:value-type="float" office:value="155" calcext:value-type="float">
            <text:p>155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COUNTIF([.$B$160:.$B$309]; &quot;=&quot;&amp;[.E161])" office:value-type="float" office:value="6" calcext:value-type="float">
            <text:p>6</text:p>
          </table:table-cell>
          <table:table-cell table:number-columns-repeated="3"/>
          <table:table-cell table:style-name="ce6" office:value-type="string" calcext:value-type="string">
            <text:p>Медиана</text:p>
          </table:table-cell>
          <table:table-cell table:style-name="ce7" table:formula="of:=MEDIAN([.B160:.B309])" office:value-type="float" office:value="172.5" calcext:value-type="float">
            <text:p>172,50</text:p>
          </table:table-cell>
          <table:table-cell/>
          <table:table-cell table:formula="of:=[.B161]-[.$K$163]" office:value-type="float" office:value="-1.44666666666666" calcext:value-type="float">
            <text:p>-1,45</text:p>
          </table:table-cell>
          <table:table-cell table:formula="of:=POWER([.M161]; 3)" office:value-type="float" office:value="-3.02764829629624" calcext:value-type="float">
            <text:p>-3,03</text:p>
          </table:table-cell>
        </table:table-row>
        <table:table-row table:style-name="ro1">
          <table:table-cell office:value-type="float" office:value="185.138" calcext:value-type="float">
            <text:p>185,138</text:p>
          </table:table-cell>
          <table:table-cell table:formula="of:=ROUND([.A162]; 0)" office:value-type="float" office:value="185" calcext:value-type="float">
            <text:p>185</text:p>
          </table:table-cell>
          <table:table-cell table:formula="of:=SMALL([.$B$160:.$B$309]; ROW([.B162])-ROW([.$B$160])+1)" office:value-type="float" office:value="156" calcext:value-type="float">
            <text:p>156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COUNTIF([.$B$160:.$B$309]; &quot;=&quot;&amp;[.E162])" office:value-type="float" office:value="5" calcext:value-type="float">
            <text:p>5</text:p>
          </table:table-cell>
          <table:table-cell table:number-columns-repeated="3"/>
          <table:table-cell table:style-name="ce6" office:value-type="string" calcext:value-type="string">
            <text:p>Мода</text:p>
          </table:table-cell>
          <table:table-cell table:style-name="ce7" table:formula="of:=MODE([.B160:.B309])" office:value-type="float" office:value="186" calcext:value-type="float">
            <text:p>186,00</text:p>
          </table:table-cell>
          <table:table-cell/>
          <table:table-cell table:formula="of:=[.B162]-[.$K$163]" office:value-type="float" office:value="12.5533333333333" calcext:value-type="float">
            <text:p>12,55</text:p>
          </table:table-cell>
          <table:table-cell table:formula="of:=POWER([.M162]; 3)" office:value-type="float" office:value="1978.23181837037" calcext:value-type="float">
            <text:p>1 978,23</text:p>
          </table:table-cell>
        </table:table-row>
        <table:table-row table:style-name="ro1">
          <table:table-cell office:value-type="float" office:value="168.377" calcext:value-type="float">
            <text:p>168,377</text:p>
          </table:table-cell>
          <table:table-cell table:formula="of:=ROUND([.A163]; 0)" office:value-type="float" office:value="168" calcext:value-type="float">
            <text:p>168</text:p>
          </table:table-cell>
          <table:table-cell table:formula="of:=SMALL([.$B$160:.$B$309]; ROW([.B163])-ROW([.$B$160])+1)" office:value-type="float" office:value="156" calcext:value-type="float">
            <text:p>156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COUNTIF([.$B$160:.$B$309]; &quot;=&quot;&amp;[.E163])" office:value-type="float" office:value="5" calcext:value-type="float">
            <text:p>5</text:p>
          </table:table-cell>
          <table:table-cell table:number-columns-repeated="3"/>
          <table:table-cell table:style-name="ce6" office:value-type="string" calcext:value-type="string">
            <text:p>Среднее</text:p>
          </table:table-cell>
          <table:table-cell table:style-name="ce7" table:formula="of:=AVERAGE([.B160:.B309])" office:value-type="float" office:value="172.446666666667" calcext:value-type="float">
            <text:p>172,45</text:p>
          </table:table-cell>
          <table:table-cell/>
          <table:table-cell table:formula="of:=[.B163]-[.$K$163]" office:value-type="float" office:value="-4.44666666666666" calcext:value-type="float">
            <text:p>-4,45</text:p>
          </table:table-cell>
          <table:table-cell table:formula="of:=POWER([.M163]; 3)" office:value-type="float" office:value="-87.9232482962958" calcext:value-type="float">
            <text:p>-87,92</text:p>
          </table:table-cell>
        </table:table-row>
        <table:table-row table:style-name="ro1">
          <table:table-cell office:value-type="float" office:value="182.737" calcext:value-type="float">
            <text:p>182,737</text:p>
          </table:table-cell>
          <table:table-cell table:formula="of:=ROUND([.A164]; 0)" office:value-type="float" office:value="183" calcext:value-type="float">
            <text:p>183</text:p>
          </table:table-cell>
          <table:table-cell table:formula="of:=SMALL([.$B$160:.$B$309]; ROW([.B164])-ROW([.$B$160])+1)" office:value-type="float" office:value="156" calcext:value-type="float">
            <text:p>156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COUNTIF([.$B$160:.$B$309]; &quot;=&quot;&amp;[.E164])" office:value-type="float" office:value="3" calcext:value-type="float">
            <text:p>3</text:p>
          </table:table-cell>
          <table:table-cell table:number-columns-repeated="3"/>
          <table:table-cell table:style-name="ce6" office:value-type="string" calcext:value-type="string">
            <text:p>Среднее линейное отклонение</text:p>
          </table:table-cell>
          <table:table-cell table:style-name="ce7" table:formula="of:=AVEDEV([.B160:.B309])" office:value-type="float" office:value="9.11333333333333" calcext:value-type="float">
            <text:p>9,11</text:p>
          </table:table-cell>
          <table:table-cell/>
          <table:table-cell table:formula="of:=[.B164]-[.$K$163]" office:value-type="float" office:value="10.5533333333333" calcext:value-type="float">
            <text:p>10,55</text:p>
          </table:table-cell>
          <table:table-cell table:formula="of:=POWER([.M164]; 3)" office:value-type="float" office:value="1175.35475170371" calcext:value-type="float">
            <text:p>1 175,35</text:p>
          </table:table-cell>
        </table:table-row>
        <table:table-row table:style-name="ro1">
          <table:table-cell office:value-type="float" office:value="182.63" calcext:value-type="float">
            <text:p>182,63</text:p>
          </table:table-cell>
          <table:table-cell table:formula="of:=ROUND([.A165]; 0)" office:value-type="float" office:value="183" calcext:value-type="float">
            <text:p>183</text:p>
          </table:table-cell>
          <table:table-cell table:formula="of:=SMALL([.$B$160:.$B$309]; ROW([.B165])-ROW([.$B$160])+1)" office:value-type="float" office:value="156" calcext:value-type="float">
            <text:p>156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COUNTIF([.$B$160:.$B$309]; &quot;=&quot;&amp;[.E165])" office:value-type="float" office:value="3" calcext:value-type="float">
            <text:p>3</text:p>
          </table:table-cell>
          <table:table-cell table:number-columns-repeated="3"/>
          <table:table-cell table:style-name="ce6" office:value-type="string" calcext:value-type="string">
            <text:p>Дисперсия</text:p>
          </table:table-cell>
          <table:table-cell table:style-name="ce7" table:formula="of:=VAR([.B160:.B309])" office:value-type="float" office:value="107.268948545861" calcext:value-type="float">
            <text:p>107,27</text:p>
          </table:table-cell>
          <table:table-cell/>
          <table:table-cell table:formula="of:=[.B165]-[.$K$163]" office:value-type="float" office:value="10.5533333333333" calcext:value-type="float">
            <text:p>10,55</text:p>
          </table:table-cell>
          <table:table-cell table:formula="of:=POWER([.M165]; 3)" office:value-type="float" office:value="1175.35475170371" calcext:value-type="float">
            <text:p>1 175,35</text:p>
          </table:table-cell>
        </table:table-row>
        <table:table-row table:style-name="ro1">
          <table:table-cell office:value-type="float" office:value="177.92" calcext:value-type="float">
            <text:p>177,92</text:p>
          </table:table-cell>
          <table:table-cell table:formula="of:=ROUND([.A166]; 0)" office:value-type="float" office:value="178" calcext:value-type="float">
            <text:p>178</text:p>
          </table:table-cell>
          <table:table-cell table:formula="of:=SMALL([.$B$160:.$B$309]; ROW([.B166])-ROW([.$B$160])+1)" office:value-type="float" office:value="156" calcext:value-type="float">
            <text:p>156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COUNTIF([.$B$160:.$B$309]; &quot;=&quot;&amp;[.E166])" office:value-type="float" office:value="4" calcext:value-type="float">
            <text:p>4</text:p>
          </table:table-cell>
          <table:table-cell table:number-columns-repeated="3"/>
          <table:table-cell table:style-name="ce6" office:value-type="string" calcext:value-type="string">
            <text:p>Среднее квадратичное отклонение</text:p>
          </table:table-cell>
          <table:table-cell table:style-name="ce7" table:formula="of:=COM.MICROSOFT.STDEV.P([.B160:.B309])" office:value-type="float" office:value="10.322491086081" calcext:value-type="float">
            <text:p>10,32</text:p>
          </table:table-cell>
          <table:table-cell/>
          <table:table-cell table:formula="of:=[.B166]-[.$K$163]" office:value-type="float" office:value="5.55333333333334" calcext:value-type="float">
            <text:p>5,55</text:p>
          </table:table-cell>
          <table:table-cell table:formula="of:=POWER([.M166]; 3)" office:value-type="float" office:value="171.262085037038" calcext:value-type="float">
            <text:p>171,26</text:p>
          </table:table-cell>
        </table:table-row>
        <table:table-row table:style-name="ro1">
          <table:table-cell office:value-type="float" office:value="165.109" calcext:value-type="float">
            <text:p>165,109</text:p>
          </table:table-cell>
          <table:table-cell table:formula="of:=ROUND([.A167]; 0)" office:value-type="float" office:value="165" calcext:value-type="float">
            <text:p>165</text:p>
          </table:table-cell>
          <table:table-cell table:formula="of:=SMALL([.$B$160:.$B$309]; ROW([.B167])-ROW([.$B$160])+1)" office:value-type="float" office:value="156" calcext:value-type="float">
            <text:p>156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COUNTIF([.$B$160:.$B$309]; &quot;=&quot;&amp;[.E167])" office:value-type="float" office:value="5" calcext:value-type="float">
            <text:p>5</text:p>
          </table:table-cell>
          <table:table-cell table:number-columns-repeated="3"/>
          <table:table-cell table:style-name="ce6" office:value-type="string" calcext:value-type="string">
            <text:p>Стандартное отклонение</text:p>
          </table:table-cell>
          <table:table-cell table:style-name="ce7" table:formula="of:=COM.MICROSOFT.STDEV.S([.B160:.B309])" office:value-type="float" office:value="10.3570723926147" calcext:value-type="float">
            <text:p>10,36</text:p>
          </table:table-cell>
          <table:table-cell/>
          <table:table-cell table:formula="of:=[.B167]-[.$K$163]" office:value-type="float" office:value="-7.44666666666666" calcext:value-type="float">
            <text:p>-7,45</text:p>
          </table:table-cell>
          <table:table-cell table:formula="of:=POWER([.M167]; 3)" office:value-type="float" office:value="-412.938848296295" calcext:value-type="float">
            <text:p>-412,94</text:p>
          </table:table-cell>
        </table:table-row>
        <table:table-row table:style-name="ro1">
          <table:table-cell office:value-type="float" office:value="173.539" calcext:value-type="float">
            <text:p>173,539</text:p>
          </table:table-cell>
          <table:table-cell table:formula="of:=ROUND([.A168]; 0)" office:value-type="float" office:value="174" calcext:value-type="float">
            <text:p>174</text:p>
          </table:table-cell>
          <table:table-cell table:formula="of:=SMALL([.$B$160:.$B$309]; ROW([.B168])-ROW([.$B$160])+1)" office:value-type="float" office:value="157" calcext:value-type="float">
            <text:p>157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COUNTIF([.$B$160:.$B$309]; &quot;=&quot;&amp;[.E168])" office:value-type="float" office:value="5" calcext:value-type="float">
            <text:p>5</text:p>
          </table:table-cell>
          <table:table-cell table:number-columns-repeated="3"/>
          <table:table-cell table:style-name="ce6" office:value-type="string" calcext:value-type="string">
            <text:p>Коэффициент осцилляции</text:p>
          </table:table-cell>
          <table:table-cell table:style-name="ce7" table:formula="of:=[.K159]/[.K163]*100" office:value-type="float" office:value="20.2961302045077" calcext:value-type="float">
            <text:p>20,30</text:p>
          </table:table-cell>
          <table:table-cell/>
          <table:table-cell table:formula="of:=[.B168]-[.$K$163]" office:value-type="float" office:value="1.55333333333334" calcext:value-type="float">
            <text:p>1,55</text:p>
          </table:table-cell>
          <table:table-cell table:formula="of:=POWER([.M168]; 3)" office:value-type="float" office:value="3.74795170370376" calcext:value-type="float">
            <text:p>3,75</text:p>
          </table:table-cell>
        </table:table-row>
        <table:table-row table:style-name="ro1">
          <table:table-cell office:value-type="float" office:value="169.314" calcext:value-type="float">
            <text:p>169,314</text:p>
          </table:table-cell>
          <table:table-cell table:formula="of:=ROUND([.A169]; 0)" office:value-type="float" office:value="169" calcext:value-type="float">
            <text:p>169</text:p>
          </table:table-cell>
          <table:table-cell table:formula="of:=SMALL([.$B$160:.$B$309]; ROW([.B169])-ROW([.$B$160])+1)" office:value-type="float" office:value="157" calcext:value-type="float">
            <text:p>157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COUNTIF([.$B$160:.$B$309]; &quot;=&quot;&amp;[.E169])" office:value-type="float" office:value="4" calcext:value-type="float">
            <text:p>4</text:p>
          </table:table-cell>
          <table:table-cell table:number-columns-repeated="3"/>
          <table:table-cell table:style-name="ce6" office:value-type="string" calcext:value-type="string">
            <text:p>Линейный коэффициент вариации</text:p>
          </table:table-cell>
          <table:table-cell table:style-name="ce7" table:formula="of:=[.K164]/[.K163]*100" office:value-type="float" office:value="5.28472571229752" calcext:value-type="float">
            <text:p>5,28</text:p>
          </table:table-cell>
          <table:table-cell/>
          <table:table-cell table:formula="of:=[.B169]-[.$K$163]" office:value-type="float" office:value="-3.44666666666666" calcext:value-type="float">
            <text:p>-3,45</text:p>
          </table:table-cell>
          <table:table-cell table:formula="of:=POWER([.M169]; 3)" office:value-type="float" office:value="-40.9447149629627" calcext:value-type="float">
            <text:p>-40,94</text:p>
          </table:table-cell>
        </table:table-row>
        <table:table-row table:style-name="ro1">
          <table:table-cell office:value-type="float" office:value="179.218" calcext:value-type="float">
            <text:p>179,218</text:p>
          </table:table-cell>
          <table:table-cell table:formula="of:=ROUND([.A170]; 0)" office:value-type="float" office:value="179" calcext:value-type="float">
            <text:p>179</text:p>
          </table:table-cell>
          <table:table-cell table:formula="of:=SMALL([.$B$160:.$B$309]; ROW([.B170])-ROW([.$B$160])+1)" office:value-type="float" office:value="157" calcext:value-type="float">
            <text:p>157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COUNTIF([.$B$160:.$B$309]; &quot;=&quot;&amp;[.E170])" office:value-type="float" office:value="3" calcext:value-type="float">
            <text:p>3</text:p>
          </table:table-cell>
          <table:table-cell table:number-columns-repeated="3"/>
          <table:table-cell table:style-name="ce6" office:value-type="string" calcext:value-type="string">
            <text:p>Коэффициент вариации</text:p>
          </table:table-cell>
          <table:table-cell table:style-name="ce7" table:formula="of:=[.K166]/[.K163]*100" office:value-type="float" office:value="5.9859035176563" calcext:value-type="float">
            <text:p>5,99</text:p>
          </table:table-cell>
          <table:table-cell/>
          <table:table-cell table:formula="of:=[.B170]-[.$K$163]" office:value-type="float" office:value="6.55333333333334" calcext:value-type="float">
            <text:p>6,55</text:p>
          </table:table-cell>
          <table:table-cell table:formula="of:=POWER([.M170]; 3)" office:value-type="float" office:value="281.440618370371" calcext:value-type="float">
            <text:p>281,44</text:p>
          </table:table-cell>
        </table:table-row>
        <table:table-row table:style-name="ro1">
          <table:table-cell office:value-type="float" office:value="175.665" calcext:value-type="float">
            <text:p>175,665</text:p>
          </table:table-cell>
          <table:table-cell table:formula="of:=ROUND([.A171]; 0)" office:value-type="float" office:value="176" calcext:value-type="float">
            <text:p>176</text:p>
          </table:table-cell>
          <table:table-cell table:formula="of:=SMALL([.$B$160:.$B$309]; ROW([.B171])-ROW([.$B$160])+1)" office:value-type="float" office:value="157" calcext:value-type="float">
            <text:p>15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COUNTIF([.$B$160:.$B$309]; &quot;=&quot;&amp;[.E171])" office:value-type="float" office:value="5" calcext:value-type="float">
            <text:p>5</text:p>
          </table:table-cell>
          <table:table-cell table:number-columns-repeated="3"/>
          <table:table-cell table:style-name="ce6" office:value-type="string" calcext:value-type="string">
            <text:p>Асимметричность</text:p>
          </table:table-cell>
          <table:table-cell table:style-name="ce7" table:formula="of:=SUM([.N160:.N309])/([.K160]*POWER([.K166]; 3))" office:value-type="float" office:value="-0.0220970548476836" calcext:value-type="float">
            <text:p>-0,02</text:p>
          </table:table-cell>
          <table:table-cell/>
          <table:table-cell table:formula="of:=[.B171]-[.$K$163]" office:value-type="float" office:value="3.55333333333334" calcext:value-type="float">
            <text:p>3,55</text:p>
          </table:table-cell>
          <table:table-cell table:formula="of:=POWER([.M171]; 3)" office:value-type="float" office:value="44.8650183703707" calcext:value-type="float">
            <text:p>44,87</text:p>
          </table:table-cell>
        </table:table-row>
        <table:table-row table:style-name="ro1">
          <table:table-cell office:value-type="float" office:value="168.23" calcext:value-type="float">
            <text:p>168,23</text:p>
          </table:table-cell>
          <table:table-cell table:formula="of:=ROUND([.A172]; 0)" office:value-type="float" office:value="168" calcext:value-type="float">
            <text:p>168</text:p>
          </table:table-cell>
          <table:table-cell table:formula="of:=SMALL([.$B$160:.$B$309]; ROW([.B172])-ROW([.$B$160])+1)" office:value-type="float" office:value="157" calcext:value-type="float">
            <text:p>157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COUNTIF([.$B$160:.$B$309]; &quot;=&quot;&amp;[.E172])" office:value-type="float" office:value="7" calcext:value-type="float">
            <text:p>7</text:p>
          </table:table-cell>
          <table:table-cell table:number-columns-repeated="3"/>
          <table:table-cell table:style-name="ce6" office:value-type="string" calcext:value-type="string">
            <text:p>Эксцесс</text:p>
          </table:table-cell>
          <table:table-cell table:style-name="ce7" table:formula="of:=KURT([.B160:.B299])" office:value-type="float" office:value="-1.32231288433519" calcext:value-type="float">
            <text:p>-1,32</text:p>
          </table:table-cell>
          <table:table-cell/>
          <table:table-cell table:formula="of:=[.B172]-[.$K$163]" office:value-type="float" office:value="-4.44666666666666" calcext:value-type="float">
            <text:p>-4,45</text:p>
          </table:table-cell>
          <table:table-cell table:formula="of:=POWER([.M172]; 3)" office:value-type="float" office:value="-87.9232482962958" calcext:value-type="float">
            <text:p>-87,92</text:p>
          </table:table-cell>
        </table:table-row>
        <table:table-row table:style-name="ro1">
          <table:table-cell office:value-type="float" office:value="186.729" calcext:value-type="float">
            <text:p>186,729</text:p>
          </table:table-cell>
          <table:table-cell table:formula="of:=ROUND([.A173]; 0)" office:value-type="float" office:value="187" calcext:value-type="float">
            <text:p>187</text:p>
          </table:table-cell>
          <table:table-cell table:formula="of:=SMALL([.$B$160:.$B$309]; ROW([.B173])-ROW([.$B$160])+1)" office:value-type="float" office:value="158" calcext:value-type="float">
            <text:p>158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COUNTIF([.$B$160:.$B$309]; &quot;=&quot;&amp;[.E173])" office:value-type="float" office:value="7" calcext:value-type="float">
            <text:p>7</text:p>
          </table:table-cell>
          <table:table-cell table:number-columns-repeated="6"/>
          <table:table-cell table:formula="of:=[.B173]-[.$K$163]" office:value-type="float" office:value="14.5533333333333" calcext:value-type="float">
            <text:p>14,55</text:p>
          </table:table-cell>
          <table:table-cell table:formula="of:=POWER([.M173]; 3)" office:value-type="float" office:value="3082.38888503704" calcext:value-type="float">
            <text:p>3 082,39</text:p>
          </table:table-cell>
        </table:table-row>
        <table:table-row table:style-name="ro1">
          <table:table-cell office:value-type="float" office:value="186.462" calcext:value-type="float">
            <text:p>186,462</text:p>
          </table:table-cell>
          <table:table-cell table:formula="of:=ROUND([.A174]; 0)" office:value-type="float" office:value="186" calcext:value-type="float">
            <text:p>186</text:p>
          </table:table-cell>
          <table:table-cell table:formula="of:=SMALL([.$B$160:.$B$309]; ROW([.B174])-ROW([.$B$160])+1)" office:value-type="float" office:value="158" calcext:value-type="float">
            <text:p>158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COUNTIF([.$B$160:.$B$309]; &quot;=&quot;&amp;[.E174])" office:value-type="float" office:value="3" calcext:value-type="float">
            <text:p>3</text:p>
          </table:table-cell>
          <table:table-cell table:number-columns-repeated="6"/>
          <table:table-cell table:formula="of:=[.B174]-[.$K$163]" office:value-type="float" office:value="13.5533333333333" calcext:value-type="float">
            <text:p>13,55</text:p>
          </table:table-cell>
          <table:table-cell table:formula="of:=POWER([.M174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81.147" calcext:value-type="float">
            <text:p>181,147</text:p>
          </table:table-cell>
          <table:table-cell table:formula="of:=ROUND([.A175]; 0)" office:value-type="float" office:value="181" calcext:value-type="float">
            <text:p>181</text:p>
          </table:table-cell>
          <table:table-cell table:formula="of:=SMALL([.$B$160:.$B$309]; ROW([.B175])-ROW([.$B$160])+1)" office:value-type="float" office:value="158" calcext:value-type="float">
            <text:p>158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COUNTIF([.$B$160:.$B$309]; &quot;=&quot;&amp;[.E175])" office:value-type="float" office:value="1" calcext:value-type="float">
            <text:p>1</text:p>
          </table:table-cell>
          <table:table-cell table:number-columns-repeated="6"/>
          <table:table-cell table:formula="of:=[.B175]-[.$K$163]" office:value-type="float" office:value="8.55333333333334" calcext:value-type="float">
            <text:p>8,55</text:p>
          </table:table-cell>
          <table:table-cell table:formula="of:=POWER([.M175]; 3)" office:value-type="float" office:value="625.757685037039" calcext:value-type="float">
            <text:p>625,76</text:p>
          </table:table-cell>
        </table:table-row>
        <table:table-row table:style-name="ro1">
          <table:table-cell office:value-type="float" office:value="163.218" calcext:value-type="float">
            <text:p>163,218</text:p>
          </table:table-cell>
          <table:table-cell table:formula="of:=ROUND([.A176]; 0)" office:value-type="float" office:value="163" calcext:value-type="float">
            <text:p>163</text:p>
          </table:table-cell>
          <table:table-cell table:formula="of:=SMALL([.$B$160:.$B$309]; ROW([.B176])-ROW([.$B$160])+1)" office:value-type="float" office:value="158" calcext:value-type="float">
            <text:p>15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COUNTIF([.$B$160:.$B$309]; &quot;=&quot;&amp;[.E176])" office:value-type="float" office:value="4" calcext:value-type="float">
            <text:p>4</text:p>
          </table:table-cell>
          <table:table-cell table:number-columns-repeated="6"/>
          <table:table-cell table:formula="of:=[.B176]-[.$K$163]" office:value-type="float" office:value="-9.44666666666666" calcext:value-type="float">
            <text:p>-9,45</text:p>
          </table:table-cell>
          <table:table-cell table:formula="of:=POWER([.M176]; 3)" office:value-type="float" office:value="-843.015914962961" calcext:value-type="float">
            <text:p>-843,02</text:p>
          </table:table-cell>
        </table:table-row>
        <table:table-row table:style-name="ro1">
          <table:table-cell office:value-type="float" office:value="164.757" calcext:value-type="float">
            <text:p>164,757</text:p>
          </table:table-cell>
          <table:table-cell table:formula="of:=ROUND([.A177]; 0)" office:value-type="float" office:value="165" calcext:value-type="float">
            <text:p>165</text:p>
          </table:table-cell>
          <table:table-cell table:formula="of:=SMALL([.$B$160:.$B$309]; ROW([.B177])-ROW([.$B$160])+1)" office:value-type="float" office:value="158" calcext:value-type="float">
            <text:p>158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COUNTIF([.$B$160:.$B$309]; &quot;=&quot;&amp;[.E177])" office:value-type="float" office:value="3" calcext:value-type="float">
            <text:p>3</text:p>
          </table:table-cell>
          <table:table-cell table:number-columns-repeated="6"/>
          <table:table-cell table:formula="of:=[.B177]-[.$K$163]" office:value-type="float" office:value="-7.44666666666666" calcext:value-type="float">
            <text:p>-7,45</text:p>
          </table:table-cell>
          <table:table-cell table:formula="of:=POWER([.M177]; 3)" office:value-type="float" office:value="-412.938848296295" calcext:value-type="float">
            <text:p>-412,94</text:p>
          </table:table-cell>
        </table:table-row>
        <table:table-row table:style-name="ro1">
          <table:table-cell office:value-type="float" office:value="163.426" calcext:value-type="float">
            <text:p>163,426</text:p>
          </table:table-cell>
          <table:table-cell table:formula="of:=ROUND([.A178]; 0)" office:value-type="float" office:value="163" calcext:value-type="float">
            <text:p>163</text:p>
          </table:table-cell>
          <table:table-cell table:formula="of:=SMALL([.$B$160:.$B$309]; ROW([.B178])-ROW([.$B$160])+1)" office:value-type="float" office:value="159" calcext:value-type="float">
            <text:p>159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COUNTIF([.$B$160:.$B$309]; &quot;=&quot;&amp;[.E178])" office:value-type="float" office:value="2" calcext:value-type="float">
            <text:p>2</text:p>
          </table:table-cell>
          <table:table-cell table:number-columns-repeated="6"/>
          <table:table-cell table:formula="of:=[.B178]-[.$K$163]" office:value-type="float" office:value="-9.44666666666666" calcext:value-type="float">
            <text:p>-9,45</text:p>
          </table:table-cell>
          <table:table-cell table:formula="of:=POWER([.M178]; 3)" office:value-type="float" office:value="-843.015914962961" calcext:value-type="float">
            <text:p>-843,02</text:p>
          </table:table-cell>
        </table:table-row>
        <table:table-row table:style-name="ro1">
          <table:table-cell office:value-type="float" office:value="172.061" calcext:value-type="float">
            <text:p>172,061</text:p>
          </table:table-cell>
          <table:table-cell table:formula="of:=ROUND([.A179]; 0)" office:value-type="float" office:value="172" calcext:value-type="float">
            <text:p>172</text:p>
          </table:table-cell>
          <table:table-cell table:formula="of:=SMALL([.$B$160:.$B$309]; ROW([.B179])-ROW([.$B$160])+1)" office:value-type="float" office:value="159" calcext:value-type="float">
            <text:p>15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COUNTIF([.$B$160:.$B$309]; &quot;=&quot;&amp;[.E179])" office:value-type="float" office:value="2" calcext:value-type="float">
            <text:p>2</text:p>
          </table:table-cell>
          <table:table-cell table:number-columns-repeated="6"/>
          <table:table-cell table:formula="of:=[.B179]-[.$K$163]" office:value-type="float" office:value="-0.446666666666658" calcext:value-type="float">
            <text:p>-0,45</text:p>
          </table:table-cell>
          <table:table-cell table:formula="of:=POWER([.M179]; 3)" office:value-type="float" office:value="-0.089114962962958" calcext:value-type="float">
            <text:p>-0,09</text:p>
          </table:table-cell>
        </table:table-row>
        <table:table-row table:style-name="ro1">
          <table:table-cell office:value-type="float" office:value="175.32" calcext:value-type="float">
            <text:p>175,32</text:p>
          </table:table-cell>
          <table:table-cell table:formula="of:=ROUND([.A180]; 0)" office:value-type="float" office:value="175" calcext:value-type="float">
            <text:p>175</text:p>
          </table:table-cell>
          <table:table-cell table:formula="of:=SMALL([.$B$160:.$B$309]; ROW([.B180])-ROW([.$B$160])+1)" office:value-type="float" office:value="159" calcext:value-type="float">
            <text:p>159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COUNTIF([.$B$160:.$B$309]; &quot;=&quot;&amp;[.E180])" office:value-type="float" office:value="6" calcext:value-type="float">
            <text:p>6</text:p>
          </table:table-cell>
          <table:table-cell table:number-columns-repeated="6"/>
          <table:table-cell table:formula="of:=[.B180]-[.$K$163]" office:value-type="float" office:value="2.55333333333334" calcext:value-type="float">
            <text:p>2,55</text:p>
          </table:table-cell>
          <table:table-cell table:formula="of:=POWER([.M180]; 3)" office:value-type="float" office:value="16.6464850370372" calcext:value-type="float">
            <text:p>16,65</text:p>
          </table:table-cell>
        </table:table-row>
        <table:table-row table:style-name="ro1">
          <table:table-cell office:value-type="float" office:value="155.902" calcext:value-type="float">
            <text:p>155,902</text:p>
          </table:table-cell>
          <table:table-cell table:formula="of:=ROUND([.A181]; 0)" office:value-type="float" office:value="156" calcext:value-type="float">
            <text:p>156</text:p>
          </table:table-cell>
          <table:table-cell table:formula="of:=SMALL([.$B$160:.$B$309]; ROW([.B181])-ROW([.$B$160])+1)" office:value-type="float" office:value="160" calcext:value-type="float">
            <text:p>160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COUNTIF([.$B$160:.$B$309]; &quot;=&quot;&amp;[.E181])" office:value-type="float" office:value="5" calcext:value-type="float">
            <text:p>5</text:p>
          </table:table-cell>
          <table:table-cell table:number-columns-repeated="6"/>
          <table:table-cell table:formula="of:=[.B181]-[.$K$163]" office:value-type="float" office:value="-16.4466666666667" calcext:value-type="float">
            <text:p>-16,45</text:p>
          </table:table-cell>
          <table:table-cell table:formula="of:=POWER([.M181]; 3)" office:value-type="float" office:value="-4448.70564829629" calcext:value-type="float">
            <text:p>-4 448,71</text:p>
          </table:table-cell>
        </table:table-row>
        <table:table-row table:style-name="ro1">
          <table:table-cell office:value-type="float" office:value="157.598" calcext:value-type="float">
            <text:p>157,598</text:p>
          </table:table-cell>
          <table:table-cell table:formula="of:=ROUND([.A182]; 0)" office:value-type="float" office:value="158" calcext:value-type="float">
            <text:p>158</text:p>
          </table:table-cell>
          <table:table-cell table:formula="of:=SMALL([.$B$160:.$B$309]; ROW([.B182])-ROW([.$B$160])+1)" office:value-type="float" office:value="160" calcext:value-type="float">
            <text:p>160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COUNTIF([.$B$160:.$B$309]; &quot;=&quot;&amp;[.E182])" office:value-type="float" office:value="6" calcext:value-type="float">
            <text:p>6</text:p>
          </table:table-cell>
          <table:table-cell table:number-columns-repeated="6"/>
          <table:table-cell table:formula="of:=[.B182]-[.$K$163]" office:value-type="float" office:value="-14.4466666666667" calcext:value-type="float">
            <text:p>-14,45</text:p>
          </table:table-cell>
          <table:table-cell table:formula="of:=POWER([.M182]; 3)" office:value-type="float" office:value="-3015.10858162962" calcext:value-type="float">
            <text:p>-3 015,11</text:p>
          </table:table-cell>
        </table:table-row>
        <table:table-row table:style-name="ro1">
          <table:table-cell office:value-type="float" office:value="162.476" calcext:value-type="float">
            <text:p>162,476</text:p>
          </table:table-cell>
          <table:table-cell table:formula="of:=ROUND([.A183]; 0)" office:value-type="float" office:value="162" calcext:value-type="float">
            <text:p>162</text:p>
          </table:table-cell>
          <table:table-cell table:formula="of:=SMALL([.$B$160:.$B$309]; ROW([.B183])-ROW([.$B$160])+1)" office:value-type="float" office:value="160" calcext:value-type="float">
            <text:p>160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COUNTIF([.$B$160:.$B$309]; &quot;=&quot;&amp;[.E183])" office:value-type="float" office:value="2" calcext:value-type="float">
            <text:p>2</text:p>
          </table:table-cell>
          <table:table-cell table:number-columns-repeated="6"/>
          <table:table-cell table:formula="of:=[.B183]-[.$K$163]" office:value-type="float" office:value="-10.4466666666667" calcext:value-type="float">
            <text:p>-10,45</text:p>
          </table:table-cell>
          <table:table-cell table:formula="of:=POWER([.M183]; 3)" office:value-type="float" office:value="-1140.07444829629" calcext:value-type="float">
            <text:p>-1 140,07</text:p>
          </table:table-cell>
        </table:table-row>
        <table:table-row table:style-name="ro1">
          <table:table-cell office:value-type="float" office:value="187.95" calcext:value-type="float">
            <text:p>187,95</text:p>
          </table:table-cell>
          <table:table-cell table:formula="of:=ROUND([.A184]; 0)" office:value-type="float" office:value="188" calcext:value-type="float">
            <text:p>188</text:p>
          </table:table-cell>
          <table:table-cell table:formula="of:=SMALL([.$B$160:.$B$309]; ROW([.B184])-ROW([.$B$160])+1)" office:value-type="float" office:value="161" calcext:value-type="float">
            <text:p>161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COUNTIF([.$B$160:.$B$309]; &quot;=&quot;&amp;[.E184])" office:value-type="float" office:value="4" calcext:value-type="float">
            <text:p>4</text:p>
          </table:table-cell>
          <table:table-cell table:number-columns-repeated="6"/>
          <table:table-cell table:formula="of:=[.B184]-[.$K$163]" office:value-type="float" office:value="15.5533333333333" calcext:value-type="float">
            <text:p>15,55</text:p>
          </table:table-cell>
          <table:table-cell table:formula="of:=POWER([.M184]; 3)" office:value-type="float" office:value="3762.44741837038" calcext:value-type="float">
            <text:p>3 762,45</text:p>
          </table:table-cell>
        </table:table-row>
        <table:table-row table:style-name="ro1">
          <table:table-cell office:value-type="float" office:value="158.407" calcext:value-type="float">
            <text:p>158,407</text:p>
          </table:table-cell>
          <table:table-cell table:formula="of:=ROUND([.A185]; 0)" office:value-type="float" office:value="158" calcext:value-type="float">
            <text:p>158</text:p>
          </table:table-cell>
          <table:table-cell table:formula="of:=SMALL([.$B$160:.$B$309]; ROW([.B185])-ROW([.$B$160])+1)" office:value-type="float" office:value="161" calcext:value-type="float">
            <text:p>16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COUNTIF([.$B$160:.$B$309]; &quot;=&quot;&amp;[.E185])" office:value-type="float" office:value="6" calcext:value-type="float">
            <text:p>6</text:p>
          </table:table-cell>
          <table:table-cell table:number-columns-repeated="6"/>
          <table:table-cell table:formula="of:=[.B185]-[.$K$163]" office:value-type="float" office:value="-14.4466666666667" calcext:value-type="float">
            <text:p>-14,45</text:p>
          </table:table-cell>
          <table:table-cell table:formula="of:=POWER([.M185]; 3)" office:value-type="float" office:value="-3015.10858162962" calcext:value-type="float">
            <text:p>-3 015,11</text:p>
          </table:table-cell>
        </table:table-row>
        <table:table-row table:style-name="ro1">
          <table:table-cell office:value-type="float" office:value="168.206" calcext:value-type="float">
            <text:p>168,206</text:p>
          </table:table-cell>
          <table:table-cell table:formula="of:=ROUND([.A186]; 0)" office:value-type="float" office:value="168" calcext:value-type="float">
            <text:p>168</text:p>
          </table:table-cell>
          <table:table-cell table:formula="of:=SMALL([.$B$160:.$B$309]; ROW([.B186])-ROW([.$B$160])+1)" office:value-type="float" office:value="161" calcext:value-type="float">
            <text:p>161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COUNTIF([.$B$160:.$B$309]; &quot;=&quot;&amp;[.E186])" office:value-type="float" office:value="5" calcext:value-type="float">
            <text:p>5</text:p>
          </table:table-cell>
          <table:table-cell table:number-columns-repeated="6"/>
          <table:table-cell table:formula="of:=[.B186]-[.$K$163]" office:value-type="float" office:value="-4.44666666666666" calcext:value-type="float">
            <text:p>-4,45</text:p>
          </table:table-cell>
          <table:table-cell table:formula="of:=POWER([.M186]; 3)" office:value-type="float" office:value="-87.9232482962958" calcext:value-type="float">
            <text:p>-87,92</text:p>
          </table:table-cell>
        </table:table-row>
        <table:table-row table:style-name="ro1">
          <table:table-cell office:value-type="float" office:value="167.156" calcext:value-type="float">
            <text:p>167,156</text:p>
          </table:table-cell>
          <table:table-cell table:formula="of:=ROUND([.A187]; 0)" office:value-type="float" office:value="167" calcext:value-type="float">
            <text:p>167</text:p>
          </table:table-cell>
          <table:table-cell table:formula="of:=SMALL([.$B$160:.$B$309]; ROW([.B187])-ROW([.$B$160])+1)" office:value-type="float" office:value="161" calcext:value-type="float">
            <text:p>161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COUNTIF([.$B$160:.$B$309]; &quot;=&quot;&amp;[.E187])" office:value-type="float" office:value="4" calcext:value-type="float">
            <text:p>4</text:p>
          </table:table-cell>
          <table:table-cell table:number-columns-repeated="6"/>
          <table:table-cell table:formula="of:=[.B187]-[.$K$163]" office:value-type="float" office:value="-5.44666666666666" calcext:value-type="float">
            <text:p>-5,45</text:p>
          </table:table-cell>
          <table:table-cell table:formula="of:=POWER([.M187]; 3)" office:value-type="float" office:value="-161.581781629629" calcext:value-type="float">
            <text:p>-161,58</text:p>
          </table:table-cell>
        </table:table-row>
        <table:table-row table:style-name="ro1">
          <table:table-cell office:value-type="float" office:value="159.193" calcext:value-type="float">
            <text:p>159,193</text:p>
          </table:table-cell>
          <table:table-cell table:formula="of:=ROUND([.A188]; 0)" office:value-type="float" office:value="159" calcext:value-type="float">
            <text:p>159</text:p>
          </table:table-cell>
          <table:table-cell table:formula="of:=SMALL([.$B$160:.$B$309]; ROW([.B188])-ROW([.$B$160])+1)" office:value-type="float" office:value="162" calcext:value-type="float">
            <text:p>162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COUNTIF([.$B$160:.$B$309]; &quot;=&quot;&amp;[.E188])" office:value-type="float" office:value="4" calcext:value-type="float">
            <text:p>4</text:p>
          </table:table-cell>
          <table:table-cell table:number-columns-repeated="6"/>
          <table:table-cell table:formula="of:=[.B188]-[.$K$163]" office:value-type="float" office:value="-13.4466666666667" calcext:value-type="float">
            <text:p>-13,45</text:p>
          </table:table-cell>
          <table:table-cell table:formula="of:=POWER([.M188]; 3)" office:value-type="float" office:value="-2431.33004829629" calcext:value-type="float">
            <text:p>-2 431,33</text:p>
          </table:table-cell>
        </table:table-row>
        <table:table-row table:style-name="ro1">
          <table:table-cell office:value-type="float" office:value="186.341" calcext:value-type="float">
            <text:p>186,341</text:p>
          </table:table-cell>
          <table:table-cell table:formula="of:=ROUND([.A189]; 0)" office:value-type="float" office:value="186" calcext:value-type="float">
            <text:p>186</text:p>
          </table:table-cell>
          <table:table-cell table:formula="of:=SMALL([.$B$160:.$B$309]; ROW([.B189])-ROW([.$B$160])+1)" office:value-type="float" office:value="162" calcext:value-type="float">
            <text:p>162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COUNTIF([.$B$160:.$B$309]; &quot;=&quot;&amp;[.E189])" office:value-type="float" office:value="1" calcext:value-type="float">
            <text:p>1</text:p>
          </table:table-cell>
          <table:table-cell table:number-columns-repeated="6"/>
          <table:table-cell table:formula="of:=[.B189]-[.$K$163]" office:value-type="float" office:value="13.5533333333333" calcext:value-type="float">
            <text:p>13,55</text:p>
          </table:table-cell>
          <table:table-cell table:formula="of:=POWER([.M189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68.03" calcext:value-type="float">
            <text:p>168,03</text:p>
          </table:table-cell>
          <table:table-cell table:formula="of:=ROUND([.A190]; 0)" office:value-type="float" office:value="168" calcext:value-type="float">
            <text:p>168</text:p>
          </table:table-cell>
          <table:table-cell table:formula="of:=SMALL([.$B$160:.$B$309]; ROW([.B190])-ROW([.$B$160])+1)" office:value-type="float" office:value="162" calcext:value-type="float">
            <text:p>162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COUNTIF([.$B$160:.$B$309]; &quot;=&quot;&amp;[.E190])" office:value-type="float" office:value="5" calcext:value-type="float">
            <text:p>5</text:p>
          </table:table-cell>
          <table:table-cell table:number-columns-repeated="6"/>
          <table:table-cell table:formula="of:=[.B190]-[.$K$163]" office:value-type="float" office:value="-4.44666666666666" calcext:value-type="float">
            <text:p>-4,45</text:p>
          </table:table-cell>
          <table:table-cell table:formula="of:=POWER([.M190]; 3)" office:value-type="float" office:value="-87.9232482962958" calcext:value-type="float">
            <text:p>-87,92</text:p>
          </table:table-cell>
        </table:table-row>
        <table:table-row table:style-name="ro1">
          <table:table-cell office:value-type="float" office:value="166.733" calcext:value-type="float">
            <text:p>166,733</text:p>
          </table:table-cell>
          <table:table-cell table:formula="of:=ROUND([.A191]; 0)" office:value-type="float" office:value="167" calcext:value-type="float">
            <text:p>167</text:p>
          </table:table-cell>
          <table:table-cell table:formula="of:=SMALL([.$B$160:.$B$309]; ROW([.B191])-ROW([.$B$160])+1)" office:value-type="float" office:value="162" calcext:value-type="float">
            <text:p>16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COUNTIF([.$B$160:.$B$309]; &quot;=&quot;&amp;[.E191])" office:value-type="float" office:value="10" calcext:value-type="float">
            <text:p>10</text:p>
          </table:table-cell>
          <table:table-cell table:number-columns-repeated="6"/>
          <table:table-cell table:formula="of:=[.B191]-[.$K$163]" office:value-type="float" office:value="-5.44666666666666" calcext:value-type="float">
            <text:p>-5,45</text:p>
          </table:table-cell>
          <table:table-cell table:formula="of:=POWER([.M191]; 3)" office:value-type="float" office:value="-161.581781629629" calcext:value-type="float">
            <text:p>-161,58</text:p>
          </table:table-cell>
        </table:table-row>
        <table:table-row table:style-name="ro1">
          <table:table-cell office:value-type="float" office:value="185.047" calcext:value-type="float">
            <text:p>185,047</text:p>
          </table:table-cell>
          <table:table-cell table:formula="of:=ROUND([.A192]; 0)" office:value-type="float" office:value="185" calcext:value-type="float">
            <text:p>185</text:p>
          </table:table-cell>
          <table:table-cell table:formula="of:=SMALL([.$B$160:.$B$309]; ROW([.B192])-ROW([.$B$160])+1)" office:value-type="float" office:value="162" calcext:value-type="float">
            <text:p>162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COUNTIF([.$B$160:.$B$309]; &quot;=&quot;&amp;[.E192])" office:value-type="float" office:value="5" calcext:value-type="float">
            <text:p>5</text:p>
          </table:table-cell>
          <table:table-cell table:number-columns-repeated="6"/>
          <table:table-cell table:formula="of:=[.B192]-[.$K$163]" office:value-type="float" office:value="12.5533333333333" calcext:value-type="float">
            <text:p>12,55</text:p>
          </table:table-cell>
          <table:table-cell table:formula="of:=POWER([.M192]; 3)" office:value-type="float" office:value="1978.23181837037" calcext:value-type="float">
            <text:p>1 978,23</text:p>
          </table:table-cell>
        </table:table-row>
        <table:table-row table:style-name="ro1">
          <table:table-cell office:value-type="float" office:value="173.278" calcext:value-type="float">
            <text:p>173,278</text:p>
          </table:table-cell>
          <table:table-cell table:formula="of:=ROUND([.A193]; 0)" office:value-type="float" office:value="173" calcext:value-type="float">
            <text:p>173</text:p>
          </table:table-cell>
          <table:table-cell table:formula="of:=SMALL([.$B$160:.$B$309]; ROW([.B193])-ROW([.$B$160])+1)" office:value-type="float" office:value="163" calcext:value-type="float">
            <text:p>163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COUNTIF([.$B$160:.$B$309]; &quot;=&quot;&amp;[.E193])" office:value-type="float" office:value="5" calcext:value-type="float">
            <text:p>5</text:p>
          </table:table-cell>
          <table:table-cell table:number-columns-repeated="6"/>
          <table:table-cell table:formula="of:=[.B193]-[.$K$163]" office:value-type="float" office:value="0.553333333333342" calcext:value-type="float">
            <text:p>0,55</text:p>
          </table:table-cell>
          <table:table-cell table:formula="of:=POWER([.M193]; 3)" office:value-type="float" office:value="0.169418370370378" calcext:value-type="float">
            <text:p>0,17</text:p>
          </table:table-cell>
        </table:table-row>
        <table:table-row table:style-name="ro1">
          <table:table-cell office:value-type="float" office:value="156.624" calcext:value-type="float">
            <text:p>156,624</text:p>
          </table:table-cell>
          <table:table-cell table:formula="of:=ROUND([.A194]; 0)" office:value-type="float" office:value="157" calcext:value-type="float">
            <text:p>157</text:p>
          </table:table-cell>
          <table:table-cell table:formula="of:=SMALL([.$B$160:.$B$309]; ROW([.B194])-ROW([.$B$160])+1)" office:value-type="float" office:value="163" calcext:value-type="float">
            <text:p>1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COUNTIF([.$B$160:.$B$309]; &quot;=&quot;&amp;[.E194])" office:value-type="float" office:value="3" calcext:value-type="float">
            <text:p>3</text:p>
          </table:table-cell>
          <table:table-cell table:number-columns-repeated="6"/>
          <table:table-cell table:formula="of:=[.B194]-[.$K$163]" office:value-type="float" office:value="-15.4466666666667" calcext:value-type="float">
            <text:p>-15,45</text:p>
          </table:table-cell>
          <table:table-cell table:formula="of:=POWER([.M194]; 3)" office:value-type="float" office:value="-3685.56711496296" calcext:value-type="float">
            <text:p>-3 685,57</text:p>
          </table:table-cell>
        </table:table-row>
        <table:table-row table:style-name="ro1">
          <table:table-cell office:value-type="float" office:value="177.099" calcext:value-type="float">
            <text:p>177,099</text:p>
          </table:table-cell>
          <table:table-cell table:formula="of:=ROUND([.A195]; 0)" office:value-type="float" office:value="177" calcext:value-type="float">
            <text:p>177</text:p>
          </table:table-cell>
          <table:table-cell table:formula="of:=SMALL([.$B$160:.$B$309]; ROW([.B195])-ROW([.$B$160])+1)" office:value-type="float" office:value="163" calcext:value-type="float">
            <text:p>163</text:p>
          </table:table-cell>
          <table:table-cell table:number-columns-repeated="9"/>
          <table:table-cell table:formula="of:=[.B195]-[.$K$163]" office:value-type="float" office:value="4.55333333333334" calcext:value-type="float">
            <text:p>4,55</text:p>
          </table:table-cell>
          <table:table-cell table:formula="of:=POWER([.M195]; 3)" office:value-type="float" office:value="94.4035517037042" calcext:value-type="float">
            <text:p>94,40</text:p>
          </table:table-cell>
        </table:table-row>
        <table:table-row table:style-name="ro1">
          <table:table-cell office:value-type="float" office:value="171.499" calcext:value-type="float">
            <text:p>171,499</text:p>
          </table:table-cell>
          <table:table-cell table:formula="of:=ROUND([.A196]; 0)" office:value-type="float" office:value="171" calcext:value-type="float">
            <text:p>171</text:p>
          </table:table-cell>
          <table:table-cell table:formula="of:=SMALL([.$B$160:.$B$309]; ROW([.B196])-ROW([.$B$160])+1)" office:value-type="float" office:value="163" calcext:value-type="float">
            <text:p>163</text:p>
          </table:table-cell>
          <table:table-cell table:number-columns-repeated="9"/>
          <table:table-cell table:formula="of:=[.B196]-[.$K$163]" office:value-type="float" office:value="-1.44666666666666" calcext:value-type="float">
            <text:p>-1,45</text:p>
          </table:table-cell>
          <table:table-cell table:formula="of:=POWER([.M196]; 3)" office:value-type="float" office:value="-3.02764829629624" calcext:value-type="float">
            <text:p>-3,03</text:p>
          </table:table-cell>
        </table:table-row>
        <table:table-row table:style-name="ro1">
          <table:table-cell office:value-type="float" office:value="159.69" calcext:value-type="float">
            <text:p>159,69</text:p>
          </table:table-cell>
          <table:table-cell table:formula="of:=ROUND([.A197]; 0)" office:value-type="float" office:value="160" calcext:value-type="float">
            <text:p>160</text:p>
          </table:table-cell>
          <table:table-cell table:formula="of:=SMALL([.$B$160:.$B$309]; ROW([.B197])-ROW([.$B$160])+1)" office:value-type="float" office:value="163" calcext:value-type="float">
            <text:p>163</text:p>
          </table:table-cell>
          <table:table-cell table:number-columns-repeated="9"/>
          <table:table-cell table:formula="of:=[.B197]-[.$K$163]" office:value-type="float" office:value="-12.4466666666667" calcext:value-type="float">
            <text:p>-12,45</text:p>
          </table:table-cell>
          <table:table-cell table:formula="of:=POWER([.M197]; 3)" office:value-type="float" office:value="-1928.23151496296" calcext:value-type="float">
            <text:p>-1 928,23</text:p>
          </table:table-cell>
        </table:table-row>
        <table:table-row table:style-name="ro1">
          <table:table-cell office:value-type="float" office:value="182.07" calcext:value-type="float">
            <text:p>182,07</text:p>
          </table:table-cell>
          <table:table-cell table:formula="of:=ROUND([.A198]; 0)" office:value-type="float" office:value="182" calcext:value-type="float">
            <text:p>182</text:p>
          </table:table-cell>
          <table:table-cell table:formula="of:=SMALL([.$B$160:.$B$309]; ROW([.B198])-ROW([.$B$160])+1)" office:value-type="float" office:value="164" calcext:value-type="float">
            <text:p>164</text:p>
          </table:table-cell>
          <table:table-cell table:number-columns-repeated="9"/>
          <table:table-cell table:formula="of:=[.B198]-[.$K$163]" office:value-type="float" office:value="9.55333333333334" calcext:value-type="float">
            <text:p>9,55</text:p>
          </table:table-cell>
          <table:table-cell table:formula="of:=POWER([.M198]; 3)" office:value-type="float" office:value="871.896218370373" calcext:value-type="float">
            <text:p>871,90</text:p>
          </table:table-cell>
        </table:table-row>
        <table:table-row table:style-name="ro1">
          <table:table-cell office:value-type="float" office:value="176.056" calcext:value-type="float">
            <text:p>176,056</text:p>
          </table:table-cell>
          <table:table-cell table:formula="of:=ROUND([.A199]; 0)" office:value-type="float" office:value="176" calcext:value-type="float">
            <text:p>176</text:p>
          </table:table-cell>
          <table:table-cell table:formula="of:=SMALL([.$B$160:.$B$309]; ROW([.B199])-ROW([.$B$160])+1)" office:value-type="float" office:value="164" calcext:value-type="float">
            <text:p>164</text:p>
          </table:table-cell>
          <table:table-cell table:number-columns-repeated="9"/>
          <table:table-cell table:formula="of:=[.B199]-[.$K$163]" office:value-type="float" office:value="3.55333333333334" calcext:value-type="float">
            <text:p>3,55</text:p>
          </table:table-cell>
          <table:table-cell table:formula="of:=POWER([.M199]; 3)" office:value-type="float" office:value="44.8650183703707" calcext:value-type="float">
            <text:p>44,87</text:p>
          </table:table-cell>
        </table:table-row>
        <table:table-row table:style-name="ro1">
          <table:table-cell office:value-type="float" office:value="159.643" calcext:value-type="float">
            <text:p>159,643</text:p>
          </table:table-cell>
          <table:table-cell table:formula="of:=ROUND([.A200]; 0)" office:value-type="float" office:value="160" calcext:value-type="float">
            <text:p>160</text:p>
          </table:table-cell>
          <table:table-cell table:formula="of:=SMALL([.$B$160:.$B$309]; ROW([.B200])-ROW([.$B$160])+1)" office:value-type="float" office:value="164" calcext:value-type="float">
            <text:p>164</text:p>
          </table:table-cell>
          <table:table-cell table:number-columns-repeated="9"/>
          <table:table-cell table:formula="of:=[.B200]-[.$K$163]" office:value-type="float" office:value="-12.4466666666667" calcext:value-type="float">
            <text:p>-12,45</text:p>
          </table:table-cell>
          <table:table-cell table:formula="of:=POWER([.M200]; 3)" office:value-type="float" office:value="-1928.23151496296" calcext:value-type="float">
            <text:p>-1 928,23</text:p>
          </table:table-cell>
        </table:table-row>
        <table:table-row table:style-name="ro1">
          <table:table-cell office:value-type="float" office:value="185.253" calcext:value-type="float">
            <text:p>185,253</text:p>
          </table:table-cell>
          <table:table-cell table:formula="of:=ROUND([.A201]; 0)" office:value-type="float" office:value="185" calcext:value-type="float">
            <text:p>185</text:p>
          </table:table-cell>
          <table:table-cell table:formula="of:=SMALL([.$B$160:.$B$309]; ROW([.B201])-ROW([.$B$160])+1)" office:value-type="float" office:value="164" calcext:value-type="float">
            <text:p>164</text:p>
          </table:table-cell>
          <table:table-cell table:number-columns-repeated="9"/>
          <table:table-cell table:formula="of:=[.B201]-[.$K$163]" office:value-type="float" office:value="12.5533333333333" calcext:value-type="float">
            <text:p>12,55</text:p>
          </table:table-cell>
          <table:table-cell table:formula="of:=POWER([.M201]; 3)" office:value-type="float" office:value="1978.23181837037" calcext:value-type="float">
            <text:p>1 978,23</text:p>
          </table:table-cell>
        </table:table-row>
        <table:table-row table:style-name="ro1">
          <table:table-cell office:value-type="float" office:value="171.667" calcext:value-type="float">
            <text:p>171,667</text:p>
          </table:table-cell>
          <table:table-cell table:formula="of:=ROUND([.A202]; 0)" office:value-type="float" office:value="172" calcext:value-type="float">
            <text:p>172</text:p>
          </table:table-cell>
          <table:table-cell table:formula="of:=SMALL([.$B$160:.$B$309]; ROW([.B202])-ROW([.$B$160])+1)" office:value-type="float" office:value="165" calcext:value-type="float">
            <text:p>165</text:p>
          </table:table-cell>
          <table:table-cell table:number-columns-repeated="9"/>
          <table:table-cell table:formula="of:=[.B202]-[.$K$163]" office:value-type="float" office:value="-0.446666666666658" calcext:value-type="float">
            <text:p>-0,45</text:p>
          </table:table-cell>
          <table:table-cell table:formula="of:=POWER([.M202]; 3)" office:value-type="float" office:value="-0.089114962962958" calcext:value-type="float">
            <text:p>-0,09</text:p>
          </table:table-cell>
        </table:table-row>
        <table:table-row table:style-name="ro1">
          <table:table-cell office:value-type="float" office:value="187.897" calcext:value-type="float">
            <text:p>187,897</text:p>
          </table:table-cell>
          <table:table-cell table:formula="of:=ROUND([.A203]; 0)" office:value-type="float" office:value="188" calcext:value-type="float">
            <text:p>188</text:p>
          </table:table-cell>
          <table:table-cell table:formula="of:=SMALL([.$B$160:.$B$309]; ROW([.B203])-ROW([.$B$160])+1)" office:value-type="float" office:value="165" calcext:value-type="float">
            <text:p>165</text:p>
          </table:table-cell>
          <table:table-cell table:number-columns-repeated="9"/>
          <table:table-cell table:formula="of:=[.B203]-[.$K$163]" office:value-type="float" office:value="15.5533333333333" calcext:value-type="float">
            <text:p>15,55</text:p>
          </table:table-cell>
          <table:table-cell table:formula="of:=POWER([.M203]; 3)" office:value-type="float" office:value="3762.44741837038" calcext:value-type="float">
            <text:p>3 762,45</text:p>
          </table:table-cell>
        </table:table-row>
        <table:table-row table:style-name="ro1">
          <table:table-cell office:value-type="float" office:value="187.462" calcext:value-type="float">
            <text:p>187,462</text:p>
          </table:table-cell>
          <table:table-cell table:formula="of:=ROUND([.A204]; 0)" office:value-type="float" office:value="187" calcext:value-type="float">
            <text:p>187</text:p>
          </table:table-cell>
          <table:table-cell table:formula="of:=SMALL([.$B$160:.$B$309]; ROW([.B204])-ROW([.$B$160])+1)" office:value-type="float" office:value="165" calcext:value-type="float">
            <text:p>165</text:p>
          </table:table-cell>
          <table:table-cell table:number-columns-repeated="9"/>
          <table:table-cell table:formula="of:=[.B204]-[.$K$163]" office:value-type="float" office:value="14.5533333333333" calcext:value-type="float">
            <text:p>14,55</text:p>
          </table:table-cell>
          <table:table-cell table:formula="of:=POWER([.M204]; 3)" office:value-type="float" office:value="3082.38888503704" calcext:value-type="float">
            <text:p>3 082,39</text:p>
          </table:table-cell>
        </table:table-row>
        <table:table-row table:style-name="ro1">
          <table:table-cell office:value-type="float" office:value="178.719" calcext:value-type="float">
            <text:p>178,719</text:p>
          </table:table-cell>
          <table:table-cell table:formula="of:=ROUND([.A205]; 0)" office:value-type="float" office:value="179" calcext:value-type="float">
            <text:p>179</text:p>
          </table:table-cell>
          <table:table-cell table:formula="of:=SMALL([.$B$160:.$B$309]; ROW([.B205])-ROW([.$B$160])+1)" office:value-type="float" office:value="166" calcext:value-type="float">
            <text:p>166</text:p>
          </table:table-cell>
          <table:table-cell table:number-columns-repeated="9"/>
          <table:table-cell table:formula="of:=[.B205]-[.$K$163]" office:value-type="float" office:value="6.55333333333334" calcext:value-type="float">
            <text:p>6,55</text:p>
          </table:table-cell>
          <table:table-cell table:formula="of:=POWER([.M205]; 3)" office:value-type="float" office:value="281.440618370371" calcext:value-type="float">
            <text:p>281,44</text:p>
          </table:table-cell>
        </table:table-row>
        <table:table-row table:style-name="ro1">
          <table:table-cell office:value-type="float" office:value="163.982" calcext:value-type="float">
            <text:p>163,982</text:p>
          </table:table-cell>
          <table:table-cell table:formula="of:=ROUND([.A206]; 0)" office:value-type="float" office:value="164" calcext:value-type="float">
            <text:p>164</text:p>
          </table:table-cell>
          <table:table-cell table:formula="of:=SMALL([.$B$160:.$B$309]; ROW([.B206])-ROW([.$B$160])+1)" office:value-type="float" office:value="166" calcext:value-type="float">
            <text:p>166</text:p>
          </table:table-cell>
          <table:table-cell table:number-columns-repeated="9"/>
          <table:table-cell table:formula="of:=[.B206]-[.$K$163]" office:value-type="float" office:value="-8.44666666666666" calcext:value-type="float">
            <text:p>-8,45</text:p>
          </table:table-cell>
          <table:table-cell table:formula="of:=POWER([.M206]; 3)" office:value-type="float" office:value="-602.637381629628" calcext:value-type="float">
            <text:p>-602,64</text:p>
          </table:table-cell>
        </table:table-row>
        <table:table-row table:style-name="ro1">
          <table:table-cell office:value-type="float" office:value="185.395" calcext:value-type="float">
            <text:p>185,395</text:p>
          </table:table-cell>
          <table:table-cell table:formula="of:=ROUND([.A207]; 0)" office:value-type="float" office:value="185" calcext:value-type="float">
            <text:p>185</text:p>
          </table:table-cell>
          <table:table-cell table:formula="of:=SMALL([.$B$160:.$B$309]; ROW([.B207])-ROW([.$B$160])+1)" office:value-type="float" office:value="166" calcext:value-type="float">
            <text:p>166</text:p>
          </table:table-cell>
          <table:table-cell table:number-columns-repeated="9"/>
          <table:table-cell table:formula="of:=[.B207]-[.$K$163]" office:value-type="float" office:value="12.5533333333333" calcext:value-type="float">
            <text:p>12,55</text:p>
          </table:table-cell>
          <table:table-cell table:formula="of:=POWER([.M207]; 3)" office:value-type="float" office:value="1978.23181837037" calcext:value-type="float">
            <text:p>1 978,23</text:p>
          </table:table-cell>
        </table:table-row>
        <table:table-row table:style-name="ro1">
          <table:table-cell office:value-type="float" office:value="157.366" calcext:value-type="float">
            <text:p>157,366</text:p>
          </table:table-cell>
          <table:table-cell table:formula="of:=ROUND([.A208]; 0)" office:value-type="float" office:value="157" calcext:value-type="float">
            <text:p>157</text:p>
          </table:table-cell>
          <table:table-cell table:formula="of:=SMALL([.$B$160:.$B$309]; ROW([.B208])-ROW([.$B$160])+1)" office:value-type="float" office:value="166" calcext:value-type="float">
            <text:p>166</text:p>
          </table:table-cell>
          <table:table-cell table:number-columns-repeated="9"/>
          <table:table-cell table:formula="of:=[.B208]-[.$K$163]" office:value-type="float" office:value="-15.4466666666667" calcext:value-type="float">
            <text:p>-15,45</text:p>
          </table:table-cell>
          <table:table-cell table:formula="of:=POWER([.M208]; 3)" office:value-type="float" office:value="-3685.56711496296" calcext:value-type="float">
            <text:p>-3 685,57</text:p>
          </table:table-cell>
        </table:table-row>
        <table:table-row table:style-name="ro1">
          <table:table-cell office:value-type="float" office:value="168.57" calcext:value-type="float">
            <text:p>168,57</text:p>
          </table:table-cell>
          <table:table-cell table:formula="of:=ROUND([.A209]; 0)" office:value-type="float" office:value="169" calcext:value-type="float">
            <text:p>169</text:p>
          </table:table-cell>
          <table:table-cell table:formula="of:=SMALL([.$B$160:.$B$309]; ROW([.B209])-ROW([.$B$160])+1)" office:value-type="float" office:value="166" calcext:value-type="float">
            <text:p>166</text:p>
          </table:table-cell>
          <table:table-cell table:number-columns-repeated="9"/>
          <table:table-cell table:formula="of:=[.B209]-[.$K$163]" office:value-type="float" office:value="-3.44666666666666" calcext:value-type="float">
            <text:p>-3,45</text:p>
          </table:table-cell>
          <table:table-cell table:formula="of:=POWER([.M209]; 3)" office:value-type="float" office:value="-40.9447149629627" calcext:value-type="float">
            <text:p>-40,94</text:p>
          </table:table-cell>
        </table:table-row>
        <table:table-row table:style-name="ro1">
          <table:table-cell office:value-type="float" office:value="189.891" calcext:value-type="float">
            <text:p>189,891</text:p>
          </table:table-cell>
          <table:table-cell table:formula="of:=ROUND([.A210]; 0)" office:value-type="float" office:value="190" calcext:value-type="float">
            <text:p>190</text:p>
          </table:table-cell>
          <table:table-cell table:formula="of:=SMALL([.$B$160:.$B$309]; ROW([.B210])-ROW([.$B$160])+1)" office:value-type="float" office:value="167" calcext:value-type="float">
            <text:p>167</text:p>
          </table:table-cell>
          <table:table-cell table:number-columns-repeated="9"/>
          <table:table-cell table:formula="of:=[.B210]-[.$K$163]" office:value-type="float" office:value="17.5533333333333" calcext:value-type="float">
            <text:p>17,55</text:p>
          </table:table-cell>
          <table:table-cell table:formula="of:=POWER([.M210]; 3)" office:value-type="float" office:value="5408.52448503704" calcext:value-type="float">
            <text:p>5 408,52</text:p>
          </table:table-cell>
        </table:table-row>
        <table:table-row table:style-name="ro1">
          <table:table-cell office:value-type="float" office:value="178.848" calcext:value-type="float">
            <text:p>178,848</text:p>
          </table:table-cell>
          <table:table-cell table:formula="of:=ROUND([.A211]; 0)" office:value-type="float" office:value="179" calcext:value-type="float">
            <text:p>179</text:p>
          </table:table-cell>
          <table:table-cell table:formula="of:=SMALL([.$B$160:.$B$309]; ROW([.B211])-ROW([.$B$160])+1)" office:value-type="float" office:value="167" calcext:value-type="float">
            <text:p>167</text:p>
          </table:table-cell>
          <table:table-cell table:number-columns-repeated="9"/>
          <table:table-cell table:formula="of:=[.B211]-[.$K$163]" office:value-type="float" office:value="6.55333333333334" calcext:value-type="float">
            <text:p>6,55</text:p>
          </table:table-cell>
          <table:table-cell table:formula="of:=POWER([.M211]; 3)" office:value-type="float" office:value="281.440618370371" calcext:value-type="float">
            <text:p>281,44</text:p>
          </table:table-cell>
        </table:table-row>
        <table:table-row table:style-name="ro1">
          <table:table-cell office:value-type="float" office:value="180.105" calcext:value-type="float">
            <text:p>180,105</text:p>
          </table:table-cell>
          <table:table-cell table:formula="of:=ROUND([.A212]; 0)" office:value-type="float" office:value="180" calcext:value-type="float">
            <text:p>180</text:p>
          </table:table-cell>
          <table:table-cell table:formula="of:=SMALL([.$B$160:.$B$309]; ROW([.B212])-ROW([.$B$160])+1)" office:value-type="float" office:value="167" calcext:value-type="float">
            <text:p>167</text:p>
          </table:table-cell>
          <table:table-cell table:number-columns-repeated="9"/>
          <table:table-cell table:formula="of:=[.B212]-[.$K$163]" office:value-type="float" office:value="7.55333333333334" calcext:value-type="float">
            <text:p>7,55</text:p>
          </table:table-cell>
          <table:table-cell table:formula="of:=POWER([.M212]; 3)" office:value-type="float" office:value="430.939151703705" calcext:value-type="float">
            <text:p>430,94</text:p>
          </table:table-cell>
        </table:table-row>
        <table:table-row table:style-name="ro1">
          <table:table-cell office:value-type="float" office:value="167.436" calcext:value-type="float">
            <text:p>167,436</text:p>
          </table:table-cell>
          <table:table-cell table:formula="of:=ROUND([.A213]; 0)" office:value-type="float" office:value="167" calcext:value-type="float">
            <text:p>167</text:p>
          </table:table-cell>
          <table:table-cell table:formula="of:=SMALL([.$B$160:.$B$309]; ROW([.B213])-ROW([.$B$160])+1)" office:value-type="float" office:value="167" calcext:value-type="float">
            <text:p>167</text:p>
          </table:table-cell>
          <table:table-cell table:number-columns-repeated="9"/>
          <table:table-cell table:formula="of:=[.B213]-[.$K$163]" office:value-type="float" office:value="-5.44666666666666" calcext:value-type="float">
            <text:p>-5,45</text:p>
          </table:table-cell>
          <table:table-cell table:formula="of:=POWER([.M213]; 3)" office:value-type="float" office:value="-161.581781629629" calcext:value-type="float">
            <text:p>-161,58</text:p>
          </table:table-cell>
        </table:table-row>
        <table:table-row table:style-name="ro1">
          <table:table-cell office:value-type="float" office:value="187.973" calcext:value-type="float">
            <text:p>187,973</text:p>
          </table:table-cell>
          <table:table-cell table:formula="of:=ROUND([.A214]; 0)" office:value-type="float" office:value="188" calcext:value-type="float">
            <text:p>188</text:p>
          </table:table-cell>
          <table:table-cell table:formula="of:=SMALL([.$B$160:.$B$309]; ROW([.B214])-ROW([.$B$160])+1)" office:value-type="float" office:value="167" calcext:value-type="float">
            <text:p>167</text:p>
          </table:table-cell>
          <table:table-cell table:number-columns-repeated="9"/>
          <table:table-cell table:formula="of:=[.B214]-[.$K$163]" office:value-type="float" office:value="15.5533333333333" calcext:value-type="float">
            <text:p>15,55</text:p>
          </table:table-cell>
          <table:table-cell table:formula="of:=POWER([.M214]; 3)" office:value-type="float" office:value="3762.44741837038" calcext:value-type="float">
            <text:p>3 762,45</text:p>
          </table:table-cell>
        </table:table-row>
        <table:table-row table:style-name="ro1">
          <table:table-cell office:value-type="float" office:value="159.183" calcext:value-type="float">
            <text:p>159,183</text:p>
          </table:table-cell>
          <table:table-cell table:formula="of:=ROUND([.A215]; 0)" office:value-type="float" office:value="159" calcext:value-type="float">
            <text:p>159</text:p>
          </table:table-cell>
          <table:table-cell table:formula="of:=SMALL([.$B$160:.$B$309]; ROW([.B215])-ROW([.$B$160])+1)" office:value-type="float" office:value="167" calcext:value-type="float">
            <text:p>167</text:p>
          </table:table-cell>
          <table:table-cell table:number-columns-repeated="9"/>
          <table:table-cell table:formula="of:=[.B215]-[.$K$163]" office:value-type="float" office:value="-13.4466666666667" calcext:value-type="float">
            <text:p>-13,45</text:p>
          </table:table-cell>
          <table:table-cell table:formula="of:=POWER([.M215]; 3)" office:value-type="float" office:value="-2431.33004829629" calcext:value-type="float">
            <text:p>-2 431,33</text:p>
          </table:table-cell>
        </table:table-row>
        <table:table-row table:style-name="ro1">
          <table:table-cell office:value-type="float" office:value="185.52" calcext:value-type="float">
            <text:p>185,52</text:p>
          </table:table-cell>
          <table:table-cell table:formula="of:=ROUND([.A216]; 0)" office:value-type="float" office:value="186" calcext:value-type="float">
            <text:p>186</text:p>
          </table:table-cell>
          <table:table-cell table:formula="of:=SMALL([.$B$160:.$B$309]; ROW([.B216])-ROW([.$B$160])+1)" office:value-type="float" office:value="167" calcext:value-type="float">
            <text:p>167</text:p>
          </table:table-cell>
          <table:table-cell table:number-columns-repeated="9"/>
          <table:table-cell table:formula="of:=[.B216]-[.$K$163]" office:value-type="float" office:value="13.5533333333333" calcext:value-type="float">
            <text:p>13,55</text:p>
          </table:table-cell>
          <table:table-cell table:formula="of:=POWER([.M216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89.696" calcext:value-type="float">
            <text:p>189,696</text:p>
          </table:table-cell>
          <table:table-cell table:formula="of:=ROUND([.A217]; 0)" office:value-type="float" office:value="190" calcext:value-type="float">
            <text:p>190</text:p>
          </table:table-cell>
          <table:table-cell table:formula="of:=SMALL([.$B$160:.$B$309]; ROW([.B217])-ROW([.$B$160])+1)" office:value-type="float" office:value="168" calcext:value-type="float">
            <text:p>168</text:p>
          </table:table-cell>
          <table:table-cell table:number-columns-repeated="9"/>
          <table:table-cell table:formula="of:=[.B217]-[.$K$163]" office:value-type="float" office:value="17.5533333333333" calcext:value-type="float">
            <text:p>17,55</text:p>
          </table:table-cell>
          <table:table-cell table:formula="of:=POWER([.M217]; 3)" office:value-type="float" office:value="5408.52448503704" calcext:value-type="float">
            <text:p>5 408,52</text:p>
          </table:table-cell>
        </table:table-row>
        <table:table-row table:style-name="ro1">
          <table:table-cell office:value-type="float" office:value="155.798" calcext:value-type="float">
            <text:p>155,798</text:p>
          </table:table-cell>
          <table:table-cell table:formula="of:=ROUND([.A218]; 0)" office:value-type="float" office:value="156" calcext:value-type="float">
            <text:p>156</text:p>
          </table:table-cell>
          <table:table-cell table:formula="of:=SMALL([.$B$160:.$B$309]; ROW([.B218])-ROW([.$B$160])+1)" office:value-type="float" office:value="168" calcext:value-type="float">
            <text:p>168</text:p>
          </table:table-cell>
          <table:table-cell table:number-columns-repeated="9"/>
          <table:table-cell table:formula="of:=[.B218]-[.$K$163]" office:value-type="float" office:value="-16.4466666666667" calcext:value-type="float">
            <text:p>-16,45</text:p>
          </table:table-cell>
          <table:table-cell table:formula="of:=POWER([.M218]; 3)" office:value-type="float" office:value="-4448.70564829629" calcext:value-type="float">
            <text:p>-4 448,71</text:p>
          </table:table-cell>
        </table:table-row>
        <table:table-row table:style-name="ro1">
          <table:table-cell office:value-type="float" office:value="177.793" calcext:value-type="float">
            <text:p>177,793</text:p>
          </table:table-cell>
          <table:table-cell table:formula="of:=ROUND([.A219]; 0)" office:value-type="float" office:value="178" calcext:value-type="float">
            <text:p>178</text:p>
          </table:table-cell>
          <table:table-cell table:formula="of:=SMALL([.$B$160:.$B$309]; ROW([.B219])-ROW([.$B$160])+1)" office:value-type="float" office:value="168" calcext:value-type="float">
            <text:p>168</text:p>
          </table:table-cell>
          <table:table-cell table:number-columns-repeated="9"/>
          <table:table-cell table:formula="of:=[.B219]-[.$K$163]" office:value-type="float" office:value="5.55333333333334" calcext:value-type="float">
            <text:p>5,55</text:p>
          </table:table-cell>
          <table:table-cell table:formula="of:=POWER([.M219]; 3)" office:value-type="float" office:value="171.262085037038" calcext:value-type="float">
            <text:p>171,26</text:p>
          </table:table-cell>
        </table:table-row>
        <table:table-row table:style-name="ro1">
          <table:table-cell office:value-type="float" office:value="179.81" calcext:value-type="float">
            <text:p>179,81</text:p>
          </table:table-cell>
          <table:table-cell table:formula="of:=ROUND([.A220]; 0)" office:value-type="float" office:value="180" calcext:value-type="float">
            <text:p>180</text:p>
          </table:table-cell>
          <table:table-cell table:formula="of:=SMALL([.$B$160:.$B$309]; ROW([.B220])-ROW([.$B$160])+1)" office:value-type="float" office:value="168" calcext:value-type="float">
            <text:p>168</text:p>
          </table:table-cell>
          <table:table-cell table:number-columns-repeated="9"/>
          <table:table-cell table:formula="of:=[.B220]-[.$K$163]" office:value-type="float" office:value="7.55333333333334" calcext:value-type="float">
            <text:p>7,55</text:p>
          </table:table-cell>
          <table:table-cell table:formula="of:=POWER([.M220]; 3)" office:value-type="float" office:value="430.939151703705" calcext:value-type="float">
            <text:p>430,94</text:p>
          </table:table-cell>
        </table:table-row>
        <table:table-row table:style-name="ro1">
          <table:table-cell office:value-type="float" office:value="176.821" calcext:value-type="float">
            <text:p>176,821</text:p>
          </table:table-cell>
          <table:table-cell table:formula="of:=ROUND([.A221]; 0)" office:value-type="float" office:value="177" calcext:value-type="float">
            <text:p>177</text:p>
          </table:table-cell>
          <table:table-cell table:formula="of:=SMALL([.$B$160:.$B$309]; ROW([.B221])-ROW([.$B$160])+1)" office:value-type="float" office:value="168" calcext:value-type="float">
            <text:p>168</text:p>
          </table:table-cell>
          <table:table-cell table:number-columns-repeated="9"/>
          <table:table-cell table:formula="of:=[.B221]-[.$K$163]" office:value-type="float" office:value="4.55333333333334" calcext:value-type="float">
            <text:p>4,55</text:p>
          </table:table-cell>
          <table:table-cell table:formula="of:=POWER([.M221]; 3)" office:value-type="float" office:value="94.4035517037042" calcext:value-type="float">
            <text:p>94,40</text:p>
          </table:table-cell>
        </table:table-row>
        <table:table-row table:style-name="ro1">
          <table:table-cell office:value-type="float" office:value="166.704" calcext:value-type="float">
            <text:p>166,704</text:p>
          </table:table-cell>
          <table:table-cell table:formula="of:=ROUND([.A222]; 0)" office:value-type="float" office:value="167" calcext:value-type="float">
            <text:p>167</text:p>
          </table:table-cell>
          <table:table-cell table:formula="of:=SMALL([.$B$160:.$B$309]; ROW([.B222])-ROW([.$B$160])+1)" office:value-type="float" office:value="168" calcext:value-type="float">
            <text:p>168</text:p>
          </table:table-cell>
          <table:table-cell table:number-columns-repeated="9"/>
          <table:table-cell table:formula="of:=[.B222]-[.$K$163]" office:value-type="float" office:value="-5.44666666666666" calcext:value-type="float">
            <text:p>-5,45</text:p>
          </table:table-cell>
          <table:table-cell table:formula="of:=POWER([.M222]; 3)" office:value-type="float" office:value="-161.581781629629" calcext:value-type="float">
            <text:p>-161,58</text:p>
          </table:table-cell>
        </table:table-row>
        <table:table-row table:style-name="ro1">
          <table:table-cell office:value-type="float" office:value="156.167" calcext:value-type="float">
            <text:p>156,167</text:p>
          </table:table-cell>
          <table:table-cell table:formula="of:=ROUND([.A223]; 0)" office:value-type="float" office:value="156" calcext:value-type="float">
            <text:p>156</text:p>
          </table:table-cell>
          <table:table-cell table:formula="of:=SMALL([.$B$160:.$B$309]; ROW([.B223])-ROW([.$B$160])+1)" office:value-type="float" office:value="168" calcext:value-type="float">
            <text:p>168</text:p>
          </table:table-cell>
          <table:table-cell table:number-columns-repeated="9"/>
          <table:table-cell table:formula="of:=[.B223]-[.$K$163]" office:value-type="float" office:value="-16.4466666666667" calcext:value-type="float">
            <text:p>-16,45</text:p>
          </table:table-cell>
          <table:table-cell table:formula="of:=POWER([.M223]; 3)" office:value-type="float" office:value="-4448.70564829629" calcext:value-type="float">
            <text:p>-4 448,71</text:p>
          </table:table-cell>
        </table:table-row>
        <table:table-row table:style-name="ro1">
          <table:table-cell office:value-type="float" office:value="156.466" calcext:value-type="float">
            <text:p>156,466</text:p>
          </table:table-cell>
          <table:table-cell table:formula="of:=ROUND([.A224]; 0)" office:value-type="float" office:value="156" calcext:value-type="float">
            <text:p>156</text:p>
          </table:table-cell>
          <table:table-cell table:formula="of:=SMALL([.$B$160:.$B$309]; ROW([.B224])-ROW([.$B$160])+1)" office:value-type="float" office:value="169" calcext:value-type="float">
            <text:p>169</text:p>
          </table:table-cell>
          <table:table-cell table:number-columns-repeated="9"/>
          <table:table-cell table:formula="of:=[.B224]-[.$K$163]" office:value-type="float" office:value="-16.4466666666667" calcext:value-type="float">
            <text:p>-16,45</text:p>
          </table:table-cell>
          <table:table-cell table:formula="of:=POWER([.M224]; 3)" office:value-type="float" office:value="-4448.70564829629" calcext:value-type="float">
            <text:p>-4 448,71</text:p>
          </table:table-cell>
        </table:table-row>
        <table:table-row table:style-name="ro1">
          <table:table-cell office:value-type="float" office:value="155.436" calcext:value-type="float">
            <text:p>155,436</text:p>
          </table:table-cell>
          <table:table-cell table:formula="of:=ROUND([.A225]; 0)" office:value-type="float" office:value="155" calcext:value-type="float">
            <text:p>155</text:p>
          </table:table-cell>
          <table:table-cell table:formula="of:=SMALL([.$B$160:.$B$309]; ROW([.B225])-ROW([.$B$160])+1)" office:value-type="float" office:value="169" calcext:value-type="float">
            <text:p>169</text:p>
          </table:table-cell>
          <table:table-cell table:number-columns-repeated="9"/>
          <table:table-cell table:formula="of:=[.B225]-[.$K$163]" office:value-type="float" office:value="-17.4466666666667" calcext:value-type="float">
            <text:p>-17,45</text:p>
          </table:table-cell>
          <table:table-cell table:formula="of:=POWER([.M225]; 3)" office:value-type="float" office:value="-5310.52418162962" calcext:value-type="float">
            <text:p>-5 310,52</text:p>
          </table:table-cell>
        </table:table-row>
        <table:table-row table:style-name="ro1">
          <table:table-cell office:value-type="float" office:value="164.388" calcext:value-type="float">
            <text:p>164,388</text:p>
          </table:table-cell>
          <table:table-cell table:formula="of:=ROUND([.A226]; 0)" office:value-type="float" office:value="164" calcext:value-type="float">
            <text:p>164</text:p>
          </table:table-cell>
          <table:table-cell table:formula="of:=SMALL([.$B$160:.$B$309]; ROW([.B226])-ROW([.$B$160])+1)" office:value-type="float" office:value="169" calcext:value-type="float">
            <text:p>169</text:p>
          </table:table-cell>
          <table:table-cell table:number-columns-repeated="9"/>
          <table:table-cell table:formula="of:=[.B226]-[.$K$163]" office:value-type="float" office:value="-8.44666666666666" calcext:value-type="float">
            <text:p>-8,45</text:p>
          </table:table-cell>
          <table:table-cell table:formula="of:=POWER([.M226]; 3)" office:value-type="float" office:value="-602.637381629628" calcext:value-type="float">
            <text:p>-602,64</text:p>
          </table:table-cell>
        </table:table-row>
        <table:table-row table:style-name="ro1">
          <table:table-cell office:value-type="float" office:value="179.703" calcext:value-type="float">
            <text:p>179,703</text:p>
          </table:table-cell>
          <table:table-cell table:formula="of:=ROUND([.A227]; 0)" office:value-type="float" office:value="180" calcext:value-type="float">
            <text:p>180</text:p>
          </table:table-cell>
          <table:table-cell table:formula="of:=SMALL([.$B$160:.$B$309]; ROW([.B227])-ROW([.$B$160])+1)" office:value-type="float" office:value="170" calcext:value-type="float">
            <text:p>170</text:p>
          </table:table-cell>
          <table:table-cell table:number-columns-repeated="9"/>
          <table:table-cell table:formula="of:=[.B227]-[.$K$163]" office:value-type="float" office:value="7.55333333333334" calcext:value-type="float">
            <text:p>7,55</text:p>
          </table:table-cell>
          <table:table-cell table:formula="of:=POWER([.M227]; 3)" office:value-type="float" office:value="430.939151703705" calcext:value-type="float">
            <text:p>430,94</text:p>
          </table:table-cell>
        </table:table-row>
        <table:table-row table:style-name="ro1">
          <table:table-cell office:value-type="float" office:value="165.774" calcext:value-type="float">
            <text:p>165,774</text:p>
          </table:table-cell>
          <table:table-cell table:formula="of:=ROUND([.A228]; 0)" office:value-type="float" office:value="166" calcext:value-type="float">
            <text:p>166</text:p>
          </table:table-cell>
          <table:table-cell table:formula="of:=SMALL([.$B$160:.$B$309]; ROW([.B228])-ROW([.$B$160])+1)" office:value-type="float" office:value="171" calcext:value-type="float">
            <text:p>171</text:p>
          </table:table-cell>
          <table:table-cell table:number-columns-repeated="9"/>
          <table:table-cell table:formula="of:=[.B228]-[.$K$163]" office:value-type="float" office:value="-6.44666666666666" calcext:value-type="float">
            <text:p>-6,45</text:p>
          </table:table-cell>
          <table:table-cell table:formula="of:=POWER([.M228]; 3)" office:value-type="float" office:value="-267.920314962962" calcext:value-type="float">
            <text:p>-267,92</text:p>
          </table:table-cell>
        </table:table-row>
        <table:table-row table:style-name="ro1">
          <table:table-cell office:value-type="float" office:value="180.744" calcext:value-type="float">
            <text:p>180,744</text:p>
          </table:table-cell>
          <table:table-cell table:formula="of:=ROUND([.A229]; 0)" office:value-type="float" office:value="181" calcext:value-type="float">
            <text:p>181</text:p>
          </table:table-cell>
          <table:table-cell table:formula="of:=SMALL([.$B$160:.$B$309]; ROW([.B229])-ROW([.$B$160])+1)" office:value-type="float" office:value="171" calcext:value-type="float">
            <text:p>171</text:p>
          </table:table-cell>
          <table:table-cell table:number-columns-repeated="9"/>
          <table:table-cell table:formula="of:=[.B229]-[.$K$163]" office:value-type="float" office:value="8.55333333333334" calcext:value-type="float">
            <text:p>8,55</text:p>
          </table:table-cell>
          <table:table-cell table:formula="of:=POWER([.M229]; 3)" office:value-type="float" office:value="625.757685037039" calcext:value-type="float">
            <text:p>625,76</text:p>
          </table:table-cell>
        </table:table-row>
        <table:table-row table:style-name="ro1">
          <table:table-cell office:value-type="float" office:value="166.093" calcext:value-type="float">
            <text:p>166,093</text:p>
          </table:table-cell>
          <table:table-cell table:formula="of:=ROUND([.A230]; 0)" office:value-type="float" office:value="166" calcext:value-type="float">
            <text:p>166</text:p>
          </table:table-cell>
          <table:table-cell table:formula="of:=SMALL([.$B$160:.$B$309]; ROW([.B230])-ROW([.$B$160])+1)" office:value-type="float" office:value="171" calcext:value-type="float">
            <text:p>171</text:p>
          </table:table-cell>
          <table:table-cell table:number-columns-repeated="9"/>
          <table:table-cell table:formula="of:=[.B230]-[.$K$163]" office:value-type="float" office:value="-6.44666666666666" calcext:value-type="float">
            <text:p>-6,45</text:p>
          </table:table-cell>
          <table:table-cell table:formula="of:=POWER([.M230]; 3)" office:value-type="float" office:value="-267.920314962962" calcext:value-type="float">
            <text:p>-267,92</text:p>
          </table:table-cell>
        </table:table-row>
        <table:table-row table:style-name="ro1">
          <table:table-cell office:value-type="float" office:value="180.043" calcext:value-type="float">
            <text:p>180,043</text:p>
          </table:table-cell>
          <table:table-cell table:formula="of:=ROUND([.A231]; 0)" office:value-type="float" office:value="180" calcext:value-type="float">
            <text:p>180</text:p>
          </table:table-cell>
          <table:table-cell table:formula="of:=SMALL([.$B$160:.$B$309]; ROW([.B231])-ROW([.$B$160])+1)" office:value-type="float" office:value="171" calcext:value-type="float">
            <text:p>171</text:p>
          </table:table-cell>
          <table:table-cell table:number-columns-repeated="9"/>
          <table:table-cell table:formula="of:=[.B231]-[.$K$163]" office:value-type="float" office:value="7.55333333333334" calcext:value-type="float">
            <text:p>7,55</text:p>
          </table:table-cell>
          <table:table-cell table:formula="of:=POWER([.M231]; 3)" office:value-type="float" office:value="430.939151703705" calcext:value-type="float">
            <text:p>430,94</text:p>
          </table:table-cell>
        </table:table-row>
        <table:table-row table:style-name="ro1">
          <table:table-cell office:value-type="float" office:value="160.655" calcext:value-type="float">
            <text:p>160,655</text:p>
          </table:table-cell>
          <table:table-cell table:formula="of:=ROUND([.A232]; 0)" office:value-type="float" office:value="161" calcext:value-type="float">
            <text:p>161</text:p>
          </table:table-cell>
          <table:table-cell table:formula="of:=SMALL([.$B$160:.$B$309]; ROW([.B232])-ROW([.$B$160])+1)" office:value-type="float" office:value="172" calcext:value-type="float">
            <text:p>172</text:p>
          </table:table-cell>
          <table:table-cell table:number-columns-repeated="9"/>
          <table:table-cell table:formula="of:=[.B232]-[.$K$163]" office:value-type="float" office:value="-11.4466666666667" calcext:value-type="float">
            <text:p>-11,45</text:p>
          </table:table-cell>
          <table:table-cell table:formula="of:=POWER([.M232]; 3)" office:value-type="float" office:value="-1499.81298162963" calcext:value-type="float">
            <text:p>-1 499,81</text:p>
          </table:table-cell>
        </table:table-row>
        <table:table-row table:style-name="ro1">
          <table:table-cell office:value-type="float" office:value="158.295" calcext:value-type="float">
            <text:p>158,295</text:p>
          </table:table-cell>
          <table:table-cell table:formula="of:=ROUND([.A233]; 0)" office:value-type="float" office:value="158" calcext:value-type="float">
            <text:p>158</text:p>
          </table:table-cell>
          <table:table-cell table:formula="of:=SMALL([.$B$160:.$B$309]; ROW([.B233])-ROW([.$B$160])+1)" office:value-type="float" office:value="172" calcext:value-type="float">
            <text:p>172</text:p>
          </table:table-cell>
          <table:table-cell table:number-columns-repeated="9"/>
          <table:table-cell table:formula="of:=[.B233]-[.$K$163]" office:value-type="float" office:value="-14.4466666666667" calcext:value-type="float">
            <text:p>-14,45</text:p>
          </table:table-cell>
          <table:table-cell table:formula="of:=POWER([.M233]; 3)" office:value-type="float" office:value="-3015.10858162962" calcext:value-type="float">
            <text:p>-3 015,11</text:p>
          </table:table-cell>
        </table:table-row>
        <table:table-row table:style-name="ro1">
          <table:table-cell office:value-type="float" office:value="183.267" calcext:value-type="float">
            <text:p>183,267</text:p>
          </table:table-cell>
          <table:table-cell table:formula="of:=ROUND([.A234]; 0)" office:value-type="float" office:value="183" calcext:value-type="float">
            <text:p>183</text:p>
          </table:table-cell>
          <table:table-cell table:formula="of:=SMALL([.$B$160:.$B$309]; ROW([.B234])-ROW([.$B$160])+1)" office:value-type="float" office:value="172" calcext:value-type="float">
            <text:p>172</text:p>
          </table:table-cell>
          <table:table-cell table:number-columns-repeated="9"/>
          <table:table-cell table:formula="of:=[.B234]-[.$K$163]" office:value-type="float" office:value="10.5533333333333" calcext:value-type="float">
            <text:p>10,55</text:p>
          </table:table-cell>
          <table:table-cell table:formula="of:=POWER([.M234]; 3)" office:value-type="float" office:value="1175.35475170371" calcext:value-type="float">
            <text:p>1 175,35</text:p>
          </table:table-cell>
        </table:table-row>
        <table:table-row table:style-name="ro1">
          <table:table-cell office:value-type="float" office:value="186.364" calcext:value-type="float">
            <text:p>186,364</text:p>
          </table:table-cell>
          <table:table-cell table:formula="of:=ROUND([.A235]; 0)" office:value-type="float" office:value="186" calcext:value-type="float">
            <text:p>186</text:p>
          </table:table-cell>
          <table:table-cell table:formula="of:=SMALL([.$B$160:.$B$309]; ROW([.B235])-ROW([.$B$160])+1)" office:value-type="float" office:value="173" calcext:value-type="float">
            <text:p>173</text:p>
          </table:table-cell>
          <table:table-cell table:number-columns-repeated="9"/>
          <table:table-cell table:formula="of:=[.B235]-[.$K$163]" office:value-type="float" office:value="13.5533333333333" calcext:value-type="float">
            <text:p>13,55</text:p>
          </table:table-cell>
          <table:table-cell table:formula="of:=POWER([.M235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63.591" calcext:value-type="float">
            <text:p>163,591</text:p>
          </table:table-cell>
          <table:table-cell table:formula="of:=ROUND([.A236]; 0)" office:value-type="float" office:value="164" calcext:value-type="float">
            <text:p>164</text:p>
          </table:table-cell>
          <table:table-cell table:formula="of:=SMALL([.$B$160:.$B$309]; ROW([.B236])-ROW([.$B$160])+1)" office:value-type="float" office:value="173" calcext:value-type="float">
            <text:p>173</text:p>
          </table:table-cell>
          <table:table-cell table:number-columns-repeated="9"/>
          <table:table-cell table:formula="of:=[.B236]-[.$K$163]" office:value-type="float" office:value="-8.44666666666666" calcext:value-type="float">
            <text:p>-8,45</text:p>
          </table:table-cell>
          <table:table-cell table:formula="of:=POWER([.M236]; 3)" office:value-type="float" office:value="-602.637381629628" calcext:value-type="float">
            <text:p>-602,64</text:p>
          </table:table-cell>
        </table:table-row>
        <table:table-row table:style-name="ro1">
          <table:table-cell office:value-type="float" office:value="167.45" calcext:value-type="float">
            <text:p>167,45</text:p>
          </table:table-cell>
          <table:table-cell table:formula="of:=ROUND([.A237]; 0)" office:value-type="float" office:value="167" calcext:value-type="float">
            <text:p>167</text:p>
          </table:table-cell>
          <table:table-cell table:formula="of:=SMALL([.$B$160:.$B$309]; ROW([.B237])-ROW([.$B$160])+1)" office:value-type="float" office:value="174" calcext:value-type="float">
            <text:p>174</text:p>
          </table:table-cell>
          <table:table-cell table:number-columns-repeated="9"/>
          <table:table-cell table:formula="of:=[.B237]-[.$K$163]" office:value-type="float" office:value="-5.44666666666666" calcext:value-type="float">
            <text:p>-5,45</text:p>
          </table:table-cell>
          <table:table-cell table:formula="of:=POWER([.M237]; 3)" office:value-type="float" office:value="-161.581781629629" calcext:value-type="float">
            <text:p>-161,58</text:p>
          </table:table-cell>
        </table:table-row>
        <table:table-row table:style-name="ro1">
          <table:table-cell office:value-type="float" office:value="177.387" calcext:value-type="float">
            <text:p>177,387</text:p>
          </table:table-cell>
          <table:table-cell table:formula="of:=ROUND([.A238]; 0)" office:value-type="float" office:value="177" calcext:value-type="float">
            <text:p>177</text:p>
          </table:table-cell>
          <table:table-cell table:formula="of:=SMALL([.$B$160:.$B$309]; ROW([.B238])-ROW([.$B$160])+1)" office:value-type="float" office:value="174" calcext:value-type="float">
            <text:p>174</text:p>
          </table:table-cell>
          <table:table-cell table:number-columns-repeated="9"/>
          <table:table-cell table:formula="of:=[.B238]-[.$K$163]" office:value-type="float" office:value="4.55333333333334" calcext:value-type="float">
            <text:p>4,55</text:p>
          </table:table-cell>
          <table:table-cell table:formula="of:=POWER([.M238]; 3)" office:value-type="float" office:value="94.4035517037042" calcext:value-type="float">
            <text:p>94,40</text:p>
          </table:table-cell>
        </table:table-row>
        <table:table-row table:style-name="ro1">
          <table:table-cell office:value-type="float" office:value="163.637" calcext:value-type="float">
            <text:p>163,637</text:p>
          </table:table-cell>
          <table:table-cell table:formula="of:=ROUND([.A239]; 0)" office:value-type="float" office:value="164" calcext:value-type="float">
            <text:p>164</text:p>
          </table:table-cell>
          <table:table-cell table:formula="of:=SMALL([.$B$160:.$B$309]; ROW([.B239])-ROW([.$B$160])+1)" office:value-type="float" office:value="175" calcext:value-type="float">
            <text:p>175</text:p>
          </table:table-cell>
          <table:table-cell table:number-columns-repeated="9"/>
          <table:table-cell table:formula="of:=[.B239]-[.$K$163]" office:value-type="float" office:value="-8.44666666666666" calcext:value-type="float">
            <text:p>-8,45</text:p>
          </table:table-cell>
          <table:table-cell table:formula="of:=POWER([.M239]; 3)" office:value-type="float" office:value="-602.637381629628" calcext:value-type="float">
            <text:p>-602,64</text:p>
          </table:table-cell>
        </table:table-row>
        <table:table-row table:style-name="ro1">
          <table:table-cell office:value-type="float" office:value="167.814" calcext:value-type="float">
            <text:p>167,814</text:p>
          </table:table-cell>
          <table:table-cell table:formula="of:=ROUND([.A240]; 0)" office:value-type="float" office:value="168" calcext:value-type="float">
            <text:p>168</text:p>
          </table:table-cell>
          <table:table-cell table:formula="of:=SMALL([.$B$160:.$B$309]; ROW([.B240])-ROW([.$B$160])+1)" office:value-type="float" office:value="175" calcext:value-type="float">
            <text:p>175</text:p>
          </table:table-cell>
          <table:table-cell table:number-columns-repeated="9"/>
          <table:table-cell table:formula="of:=[.B240]-[.$K$163]" office:value-type="float" office:value="-4.44666666666666" calcext:value-type="float">
            <text:p>-4,45</text:p>
          </table:table-cell>
          <table:table-cell table:formula="of:=POWER([.M240]; 3)" office:value-type="float" office:value="-87.9232482962958" calcext:value-type="float">
            <text:p>-87,92</text:p>
          </table:table-cell>
        </table:table-row>
        <table:table-row table:style-name="ro1">
          <table:table-cell office:value-type="float" office:value="161.866" calcext:value-type="float">
            <text:p>161,866</text:p>
          </table:table-cell>
          <table:table-cell table:formula="of:=ROUND([.A241]; 0)" office:value-type="float" office:value="162" calcext:value-type="float">
            <text:p>162</text:p>
          </table:table-cell>
          <table:table-cell table:formula="of:=SMALL([.$B$160:.$B$309]; ROW([.B241])-ROW([.$B$160])+1)" office:value-type="float" office:value="175" calcext:value-type="float">
            <text:p>175</text:p>
          </table:table-cell>
          <table:table-cell table:number-columns-repeated="9"/>
          <table:table-cell table:formula="of:=[.B241]-[.$K$163]" office:value-type="float" office:value="-10.4466666666667" calcext:value-type="float">
            <text:p>-10,45</text:p>
          </table:table-cell>
          <table:table-cell table:formula="of:=POWER([.M241]; 3)" office:value-type="float" office:value="-1140.07444829629" calcext:value-type="float">
            <text:p>-1 140,07</text:p>
          </table:table-cell>
        </table:table-row>
        <table:table-row table:style-name="ro1">
          <table:table-cell office:value-type="float" office:value="174.787" calcext:value-type="float">
            <text:p>174,787</text:p>
          </table:table-cell>
          <table:table-cell table:formula="of:=ROUND([.A242]; 0)" office:value-type="float" office:value="175" calcext:value-type="float">
            <text:p>175</text:p>
          </table:table-cell>
          <table:table-cell table:formula="of:=SMALL([.$B$160:.$B$309]; ROW([.B242])-ROW([.$B$160])+1)" office:value-type="float" office:value="175" calcext:value-type="float">
            <text:p>175</text:p>
          </table:table-cell>
          <table:table-cell table:number-columns-repeated="9"/>
          <table:table-cell table:formula="of:=[.B242]-[.$K$163]" office:value-type="float" office:value="2.55333333333334" calcext:value-type="float">
            <text:p>2,55</text:p>
          </table:table-cell>
          <table:table-cell table:formula="of:=POWER([.M242]; 3)" office:value-type="float" office:value="16.6464850370372" calcext:value-type="float">
            <text:p>16,65</text:p>
          </table:table-cell>
        </table:table-row>
        <table:table-row table:style-name="ro1">
          <table:table-cell office:value-type="float" office:value="180.828" calcext:value-type="float">
            <text:p>180,828</text:p>
          </table:table-cell>
          <table:table-cell table:formula="of:=ROUND([.A243]; 0)" office:value-type="float" office:value="181" calcext:value-type="float">
            <text:p>181</text:p>
          </table:table-cell>
          <table:table-cell table:formula="of:=SMALL([.$B$160:.$B$309]; ROW([.B243])-ROW([.$B$160])+1)" office:value-type="float" office:value="175" calcext:value-type="float">
            <text:p>175</text:p>
          </table:table-cell>
          <table:table-cell table:number-columns-repeated="9"/>
          <table:table-cell table:formula="of:=[.B243]-[.$K$163]" office:value-type="float" office:value="8.55333333333334" calcext:value-type="float">
            <text:p>8,55</text:p>
          </table:table-cell>
          <table:table-cell table:formula="of:=POWER([.M243]; 3)" office:value-type="float" office:value="625.757685037039" calcext:value-type="float">
            <text:p>625,76</text:p>
          </table:table-cell>
        </table:table-row>
        <table:table-row table:style-name="ro1">
          <table:table-cell office:value-type="float" office:value="160.718" calcext:value-type="float">
            <text:p>160,718</text:p>
          </table:table-cell>
          <table:table-cell table:formula="of:=ROUND([.A244]; 0)" office:value-type="float" office:value="161" calcext:value-type="float">
            <text:p>161</text:p>
          </table:table-cell>
          <table:table-cell table:formula="of:=SMALL([.$B$160:.$B$309]; ROW([.B244])-ROW([.$B$160])+1)" office:value-type="float" office:value="175" calcext:value-type="float">
            <text:p>175</text:p>
          </table:table-cell>
          <table:table-cell table:number-columns-repeated="9"/>
          <table:table-cell table:formula="of:=[.B244]-[.$K$163]" office:value-type="float" office:value="-11.4466666666667" calcext:value-type="float">
            <text:p>-11,45</text:p>
          </table:table-cell>
          <table:table-cell table:formula="of:=POWER([.M244]; 3)" office:value-type="float" office:value="-1499.81298162963" calcext:value-type="float">
            <text:p>-1 499,81</text:p>
          </table:table-cell>
        </table:table-row>
        <table:table-row table:style-name="ro1">
          <table:table-cell office:value-type="float" office:value="187.321" calcext:value-type="float">
            <text:p>187,321</text:p>
          </table:table-cell>
          <table:table-cell table:formula="of:=ROUND([.A245]; 0)" office:value-type="float" office:value="187" calcext:value-type="float">
            <text:p>187</text:p>
          </table:table-cell>
          <table:table-cell table:formula="of:=SMALL([.$B$160:.$B$309]; ROW([.B245])-ROW([.$B$160])+1)" office:value-type="float" office:value="176" calcext:value-type="float">
            <text:p>176</text:p>
          </table:table-cell>
          <table:table-cell table:number-columns-repeated="9"/>
          <table:table-cell table:formula="of:=[.B245]-[.$K$163]" office:value-type="float" office:value="14.5533333333333" calcext:value-type="float">
            <text:p>14,55</text:p>
          </table:table-cell>
          <table:table-cell table:formula="of:=POWER([.M245]; 3)" office:value-type="float" office:value="3082.38888503704" calcext:value-type="float">
            <text:p>3 082,39</text:p>
          </table:table-cell>
        </table:table-row>
        <table:table-row table:style-name="ro1">
          <table:table-cell office:value-type="float" office:value="181.075" calcext:value-type="float">
            <text:p>181,075</text:p>
          </table:table-cell>
          <table:table-cell table:formula="of:=ROUND([.A246]; 0)" office:value-type="float" office:value="181" calcext:value-type="float">
            <text:p>181</text:p>
          </table:table-cell>
          <table:table-cell table:formula="of:=SMALL([.$B$160:.$B$309]; ROW([.B246])-ROW([.$B$160])+1)" office:value-type="float" office:value="176" calcext:value-type="float">
            <text:p>176</text:p>
          </table:table-cell>
          <table:table-cell table:number-columns-repeated="9"/>
          <table:table-cell table:formula="of:=[.B246]-[.$K$163]" office:value-type="float" office:value="8.55333333333334" calcext:value-type="float">
            <text:p>8,55</text:p>
          </table:table-cell>
          <table:table-cell table:formula="of:=POWER([.M246]; 3)" office:value-type="float" office:value="625.757685037039" calcext:value-type="float">
            <text:p>625,76</text:p>
          </table:table-cell>
        </table:table-row>
        <table:table-row table:style-name="ro1">
          <table:table-cell office:value-type="float" office:value="160.764" calcext:value-type="float">
            <text:p>160,764</text:p>
          </table:table-cell>
          <table:table-cell table:formula="of:=ROUND([.A247]; 0)" office:value-type="float" office:value="161" calcext:value-type="float">
            <text:p>161</text:p>
          </table:table-cell>
          <table:table-cell table:formula="of:=SMALL([.$B$160:.$B$309]; ROW([.B247])-ROW([.$B$160])+1)" office:value-type="float" office:value="176" calcext:value-type="float">
            <text:p>176</text:p>
          </table:table-cell>
          <table:table-cell table:number-columns-repeated="9"/>
          <table:table-cell table:formula="of:=[.B247]-[.$K$163]" office:value-type="float" office:value="-11.4466666666667" calcext:value-type="float">
            <text:p>-11,45</text:p>
          </table:table-cell>
          <table:table-cell table:formula="of:=POWER([.M247]; 3)" office:value-type="float" office:value="-1499.81298162963" calcext:value-type="float">
            <text:p>-1 499,81</text:p>
          </table:table-cell>
        </table:table-row>
        <table:table-row table:style-name="ro1">
          <table:table-cell office:value-type="float" office:value="182.184" calcext:value-type="float">
            <text:p>182,184</text:p>
          </table:table-cell>
          <table:table-cell table:formula="of:=ROUND([.A248]; 0)" office:value-type="float" office:value="182" calcext:value-type="float">
            <text:p>182</text:p>
          </table:table-cell>
          <table:table-cell table:formula="of:=SMALL([.$B$160:.$B$309]; ROW([.B248])-ROW([.$B$160])+1)" office:value-type="float" office:value="176" calcext:value-type="float">
            <text:p>176</text:p>
          </table:table-cell>
          <table:table-cell table:number-columns-repeated="9"/>
          <table:table-cell table:formula="of:=[.B248]-[.$K$163]" office:value-type="float" office:value="9.55333333333334" calcext:value-type="float">
            <text:p>9,55</text:p>
          </table:table-cell>
          <table:table-cell table:formula="of:=POWER([.M248]; 3)" office:value-type="float" office:value="871.896218370373" calcext:value-type="float">
            <text:p>871,90</text:p>
          </table:table-cell>
        </table:table-row>
        <table:table-row table:style-name="ro1">
          <table:table-cell office:value-type="float" office:value="174.561" calcext:value-type="float">
            <text:p>174,561</text:p>
          </table:table-cell>
          <table:table-cell table:formula="of:=ROUND([.A249]; 0)" office:value-type="float" office:value="175" calcext:value-type="float">
            <text:p>175</text:p>
          </table:table-cell>
          <table:table-cell table:formula="of:=SMALL([.$B$160:.$B$309]; ROW([.B249])-ROW([.$B$160])+1)" office:value-type="float" office:value="176" calcext:value-type="float">
            <text:p>176</text:p>
          </table:table-cell>
          <table:table-cell table:number-columns-repeated="9"/>
          <table:table-cell table:formula="of:=[.B249]-[.$K$163]" office:value-type="float" office:value="2.55333333333334" calcext:value-type="float">
            <text:p>2,55</text:p>
          </table:table-cell>
          <table:table-cell table:formula="of:=POWER([.M249]; 3)" office:value-type="float" office:value="16.6464850370372" calcext:value-type="float">
            <text:p>16,65</text:p>
          </table:table-cell>
        </table:table-row>
        <table:table-row table:style-name="ro1">
          <table:table-cell office:value-type="float" office:value="185.711" calcext:value-type="float">
            <text:p>185,711</text:p>
          </table:table-cell>
          <table:table-cell table:formula="of:=ROUND([.A250]; 0)" office:value-type="float" office:value="186" calcext:value-type="float">
            <text:p>186</text:p>
          </table:table-cell>
          <table:table-cell table:formula="of:=SMALL([.$B$160:.$B$309]; ROW([.B250])-ROW([.$B$160])+1)" office:value-type="float" office:value="177" calcext:value-type="float">
            <text:p>177</text:p>
          </table:table-cell>
          <table:table-cell table:number-columns-repeated="9"/>
          <table:table-cell table:formula="of:=[.B250]-[.$K$163]" office:value-type="float" office:value="13.5533333333333" calcext:value-type="float">
            <text:p>13,55</text:p>
          </table:table-cell>
          <table:table-cell table:formula="of:=POWER([.M250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82.318" calcext:value-type="float">
            <text:p>182,318</text:p>
          </table:table-cell>
          <table:table-cell table:formula="of:=ROUND([.A251]; 0)" office:value-type="float" office:value="182" calcext:value-type="float">
            <text:p>182</text:p>
          </table:table-cell>
          <table:table-cell table:formula="of:=SMALL([.$B$160:.$B$309]; ROW([.B251])-ROW([.$B$160])+1)" office:value-type="float" office:value="177" calcext:value-type="float">
            <text:p>177</text:p>
          </table:table-cell>
          <table:table-cell table:number-columns-repeated="9"/>
          <table:table-cell table:formula="of:=[.B251]-[.$K$163]" office:value-type="float" office:value="9.55333333333334" calcext:value-type="float">
            <text:p>9,55</text:p>
          </table:table-cell>
          <table:table-cell table:formula="of:=POWER([.M251]; 3)" office:value-type="float" office:value="871.896218370373" calcext:value-type="float">
            <text:p>871,90</text:p>
          </table:table-cell>
        </table:table-row>
        <table:table-row table:style-name="ro1">
          <table:table-cell office:value-type="float" office:value="171.232" calcext:value-type="float">
            <text:p>171,232</text:p>
          </table:table-cell>
          <table:table-cell table:formula="of:=ROUND([.A252]; 0)" office:value-type="float" office:value="171" calcext:value-type="float">
            <text:p>171</text:p>
          </table:table-cell>
          <table:table-cell table:formula="of:=SMALL([.$B$160:.$B$309]; ROW([.B252])-ROW([.$B$160])+1)" office:value-type="float" office:value="177" calcext:value-type="float">
            <text:p>177</text:p>
          </table:table-cell>
          <table:table-cell table:number-columns-repeated="9"/>
          <table:table-cell table:formula="of:=[.B252]-[.$K$163]" office:value-type="float" office:value="-1.44666666666666" calcext:value-type="float">
            <text:p>-1,45</text:p>
          </table:table-cell>
          <table:table-cell table:formula="of:=POWER([.M252]; 3)" office:value-type="float" office:value="-3.02764829629624" calcext:value-type="float">
            <text:p>-3,03</text:p>
          </table:table-cell>
        </table:table-row>
        <table:table-row table:style-name="ro1">
          <table:table-cell office:value-type="float" office:value="158.096" calcext:value-type="float">
            <text:p>158,096</text:p>
          </table:table-cell>
          <table:table-cell table:formula="of:=ROUND([.A253]; 0)" office:value-type="float" office:value="158" calcext:value-type="float">
            <text:p>158</text:p>
          </table:table-cell>
          <table:table-cell table:formula="of:=SMALL([.$B$160:.$B$309]; ROW([.B253])-ROW([.$B$160])+1)" office:value-type="float" office:value="177" calcext:value-type="float">
            <text:p>177</text:p>
          </table:table-cell>
          <table:table-cell table:number-columns-repeated="9"/>
          <table:table-cell table:formula="of:=[.B253]-[.$K$163]" office:value-type="float" office:value="-14.4466666666667" calcext:value-type="float">
            <text:p>-14,45</text:p>
          </table:table-cell>
          <table:table-cell table:formula="of:=POWER([.M253]; 3)" office:value-type="float" office:value="-3015.10858162962" calcext:value-type="float">
            <text:p>-3 015,11</text:p>
          </table:table-cell>
        </table:table-row>
        <table:table-row table:style-name="ro1">
          <table:table-cell office:value-type="float" office:value="162.029" calcext:value-type="float">
            <text:p>162,029</text:p>
          </table:table-cell>
          <table:table-cell table:formula="of:=ROUND([.A254]; 0)" office:value-type="float" office:value="162" calcext:value-type="float">
            <text:p>162</text:p>
          </table:table-cell>
          <table:table-cell table:formula="of:=SMALL([.$B$160:.$B$309]; ROW([.B254])-ROW([.$B$160])+1)" office:value-type="float" office:value="177" calcext:value-type="float">
            <text:p>177</text:p>
          </table:table-cell>
          <table:table-cell table:number-columns-repeated="9"/>
          <table:table-cell table:formula="of:=[.B254]-[.$K$163]" office:value-type="float" office:value="-10.4466666666667" calcext:value-type="float">
            <text:p>-10,45</text:p>
          </table:table-cell>
          <table:table-cell table:formula="of:=POWER([.M254]; 3)" office:value-type="float" office:value="-1140.07444829629" calcext:value-type="float">
            <text:p>-1 140,07</text:p>
          </table:table-cell>
        </table:table-row>
        <table:table-row table:style-name="ro1">
          <table:table-cell office:value-type="float" office:value="188.026" calcext:value-type="float">
            <text:p>188,026</text:p>
          </table:table-cell>
          <table:table-cell table:formula="of:=ROUND([.A255]; 0)" office:value-type="float" office:value="188" calcext:value-type="float">
            <text:p>188</text:p>
          </table:table-cell>
          <table:table-cell table:formula="of:=SMALL([.$B$160:.$B$309]; ROW([.B255])-ROW([.$B$160])+1)" office:value-type="float" office:value="177" calcext:value-type="float">
            <text:p>177</text:p>
          </table:table-cell>
          <table:table-cell table:number-columns-repeated="9"/>
          <table:table-cell table:formula="of:=[.B255]-[.$K$163]" office:value-type="float" office:value="15.5533333333333" calcext:value-type="float">
            <text:p>15,55</text:p>
          </table:table-cell>
          <table:table-cell table:formula="of:=POWER([.M255]; 3)" office:value-type="float" office:value="3762.44741837038" calcext:value-type="float">
            <text:p>3 762,45</text:p>
          </table:table-cell>
        </table:table-row>
        <table:table-row table:style-name="ro1">
          <table:table-cell office:value-type="float" office:value="171.47" calcext:value-type="float">
            <text:p>171,47</text:p>
          </table:table-cell>
          <table:table-cell table:formula="of:=ROUND([.A256]; 0)" office:value-type="float" office:value="171" calcext:value-type="float">
            <text:p>171</text:p>
          </table:table-cell>
          <table:table-cell table:formula="of:=SMALL([.$B$160:.$B$309]; ROW([.B256])-ROW([.$B$160])+1)" office:value-type="float" office:value="178" calcext:value-type="float">
            <text:p>178</text:p>
          </table:table-cell>
          <table:table-cell table:number-columns-repeated="9"/>
          <table:table-cell table:formula="of:=[.B256]-[.$K$163]" office:value-type="float" office:value="-1.44666666666666" calcext:value-type="float">
            <text:p>-1,45</text:p>
          </table:table-cell>
          <table:table-cell table:formula="of:=POWER([.M256]; 3)" office:value-type="float" office:value="-3.02764829629624" calcext:value-type="float">
            <text:p>-3,03</text:p>
          </table:table-cell>
        </table:table-row>
        <table:table-row table:style-name="ro1">
          <table:table-cell office:value-type="float" office:value="186.329" calcext:value-type="float">
            <text:p>186,329</text:p>
          </table:table-cell>
          <table:table-cell table:formula="of:=ROUND([.A257]; 0)" office:value-type="float" office:value="186" calcext:value-type="float">
            <text:p>186</text:p>
          </table:table-cell>
          <table:table-cell table:formula="of:=SMALL([.$B$160:.$B$309]; ROW([.B257])-ROW([.$B$160])+1)" office:value-type="float" office:value="178" calcext:value-type="float">
            <text:p>178</text:p>
          </table:table-cell>
          <table:table-cell table:number-columns-repeated="9"/>
          <table:table-cell table:formula="of:=[.B257]-[.$K$163]" office:value-type="float" office:value="13.5533333333333" calcext:value-type="float">
            <text:p>13,55</text:p>
          </table:table-cell>
          <table:table-cell table:formula="of:=POWER([.M257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79.886" calcext:value-type="float">
            <text:p>179,886</text:p>
          </table:table-cell>
          <table:table-cell table:formula="of:=ROUND([.A258]; 0)" office:value-type="float" office:value="180" calcext:value-type="float">
            <text:p>180</text:p>
          </table:table-cell>
          <table:table-cell table:formula="of:=SMALL([.$B$160:.$B$309]; ROW([.B258])-ROW([.$B$160])+1)" office:value-type="float" office:value="179" calcext:value-type="float">
            <text:p>179</text:p>
          </table:table-cell>
          <table:table-cell table:number-columns-repeated="9"/>
          <table:table-cell table:formula="of:=[.B258]-[.$K$163]" office:value-type="float" office:value="7.55333333333334" calcext:value-type="float">
            <text:p>7,55</text:p>
          </table:table-cell>
          <table:table-cell table:formula="of:=POWER([.M258]; 3)" office:value-type="float" office:value="430.939151703705" calcext:value-type="float">
            <text:p>430,94</text:p>
          </table:table-cell>
        </table:table-row>
        <table:table-row table:style-name="ro1">
          <table:table-cell office:value-type="float" office:value="174.291" calcext:value-type="float">
            <text:p>174,291</text:p>
          </table:table-cell>
          <table:table-cell table:formula="of:=ROUND([.A259]; 0)" office:value-type="float" office:value="174" calcext:value-type="float">
            <text:p>174</text:p>
          </table:table-cell>
          <table:table-cell table:formula="of:=SMALL([.$B$160:.$B$309]; ROW([.B259])-ROW([.$B$160])+1)" office:value-type="float" office:value="179" calcext:value-type="float">
            <text:p>179</text:p>
          </table:table-cell>
          <table:table-cell table:number-columns-repeated="9"/>
          <table:table-cell table:formula="of:=[.B259]-[.$K$163]" office:value-type="float" office:value="1.55333333333334" calcext:value-type="float">
            <text:p>1,55</text:p>
          </table:table-cell>
          <table:table-cell table:formula="of:=POWER([.M259]; 3)" office:value-type="float" office:value="3.74795170370376" calcext:value-type="float">
            <text:p>3,75</text:p>
          </table:table-cell>
        </table:table-row>
        <table:table-row table:style-name="ro1">
          <table:table-cell office:value-type="float" office:value="179.953" calcext:value-type="float">
            <text:p>179,953</text:p>
          </table:table-cell>
          <table:table-cell table:formula="of:=ROUND([.A260]; 0)" office:value-type="float" office:value="180" calcext:value-type="float">
            <text:p>180</text:p>
          </table:table-cell>
          <table:table-cell table:formula="of:=SMALL([.$B$160:.$B$309]; ROW([.B260])-ROW([.$B$160])+1)" office:value-type="float" office:value="179" calcext:value-type="float">
            <text:p>179</text:p>
          </table:table-cell>
          <table:table-cell table:number-columns-repeated="9"/>
          <table:table-cell table:formula="of:=[.B260]-[.$K$163]" office:value-type="float" office:value="7.55333333333334" calcext:value-type="float">
            <text:p>7,55</text:p>
          </table:table-cell>
          <table:table-cell table:formula="of:=POWER([.M260]; 3)" office:value-type="float" office:value="430.939151703705" calcext:value-type="float">
            <text:p>430,94</text:p>
          </table:table-cell>
        </table:table-row>
        <table:table-row table:style-name="ro1">
          <table:table-cell office:value-type="float" office:value="176.341" calcext:value-type="float">
            <text:p>176,341</text:p>
          </table:table-cell>
          <table:table-cell table:formula="of:=ROUND([.A261]; 0)" office:value-type="float" office:value="176" calcext:value-type="float">
            <text:p>176</text:p>
          </table:table-cell>
          <table:table-cell table:formula="of:=SMALL([.$B$160:.$B$309]; ROW([.B261])-ROW([.$B$160])+1)" office:value-type="float" office:value="179" calcext:value-type="float">
            <text:p>179</text:p>
          </table:table-cell>
          <table:table-cell table:number-columns-repeated="9"/>
          <table:table-cell table:formula="of:=[.B261]-[.$K$163]" office:value-type="float" office:value="3.55333333333334" calcext:value-type="float">
            <text:p>3,55</text:p>
          </table:table-cell>
          <table:table-cell table:formula="of:=POWER([.M261]; 3)" office:value-type="float" office:value="44.8650183703707" calcext:value-type="float">
            <text:p>44,87</text:p>
          </table:table-cell>
        </table:table-row>
        <table:table-row table:style-name="ro1">
          <table:table-cell office:value-type="float" office:value="156.351" calcext:value-type="float">
            <text:p>156,351</text:p>
          </table:table-cell>
          <table:table-cell table:formula="of:=ROUND([.A262]; 0)" office:value-type="float" office:value="156" calcext:value-type="float">
            <text:p>156</text:p>
          </table:table-cell>
          <table:table-cell table:formula="of:=SMALL([.$B$160:.$B$309]; ROW([.B262])-ROW([.$B$160])+1)" office:value-type="float" office:value="180" calcext:value-type="float">
            <text:p>180</text:p>
          </table:table-cell>
          <table:table-cell table:number-columns-repeated="9"/>
          <table:table-cell table:formula="of:=[.B262]-[.$K$163]" office:value-type="float" office:value="-16.4466666666667" calcext:value-type="float">
            <text:p>-16,45</text:p>
          </table:table-cell>
          <table:table-cell table:formula="of:=POWER([.M262]; 3)" office:value-type="float" office:value="-4448.70564829629" calcext:value-type="float">
            <text:p>-4 448,71</text:p>
          </table:table-cell>
        </table:table-row>
        <table:table-row table:style-name="ro1">
          <table:table-cell office:value-type="float" office:value="161.014" calcext:value-type="float">
            <text:p>161,014</text:p>
          </table:table-cell>
          <table:table-cell table:formula="of:=ROUND([.A263]; 0)" office:value-type="float" office:value="161" calcext:value-type="float">
            <text:p>161</text:p>
          </table:table-cell>
          <table:table-cell table:formula="of:=SMALL([.$B$160:.$B$309]; ROW([.B263])-ROW([.$B$160])+1)" office:value-type="float" office:value="180" calcext:value-type="float">
            <text:p>180</text:p>
          </table:table-cell>
          <table:table-cell table:number-columns-repeated="9"/>
          <table:table-cell table:formula="of:=[.B263]-[.$K$163]" office:value-type="float" office:value="-11.4466666666667" calcext:value-type="float">
            <text:p>-11,45</text:p>
          </table:table-cell>
          <table:table-cell table:formula="of:=POWER([.M263]; 3)" office:value-type="float" office:value="-1499.81298162963" calcext:value-type="float">
            <text:p>-1 499,81</text:p>
          </table:table-cell>
        </table:table-row>
        <table:table-row table:style-name="ro1">
          <table:table-cell office:value-type="float" office:value="186.184" calcext:value-type="float">
            <text:p>186,184</text:p>
          </table:table-cell>
          <table:table-cell table:formula="of:=ROUND([.A264]; 0)" office:value-type="float" office:value="186" calcext:value-type="float">
            <text:p>186</text:p>
          </table:table-cell>
          <table:table-cell table:formula="of:=SMALL([.$B$160:.$B$309]; ROW([.B264])-ROW([.$B$160])+1)" office:value-type="float" office:value="180" calcext:value-type="float">
            <text:p>180</text:p>
          </table:table-cell>
          <table:table-cell table:number-columns-repeated="9"/>
          <table:table-cell table:formula="of:=[.B264]-[.$K$163]" office:value-type="float" office:value="13.5533333333333" calcext:value-type="float">
            <text:p>13,55</text:p>
          </table:table-cell>
          <table:table-cell table:formula="of:=POWER([.M264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69.758" calcext:value-type="float">
            <text:p>169,758</text:p>
          </table:table-cell>
          <table:table-cell table:formula="of:=ROUND([.A265]; 0)" office:value-type="float" office:value="170" calcext:value-type="float">
            <text:p>170</text:p>
          </table:table-cell>
          <table:table-cell table:formula="of:=SMALL([.$B$160:.$B$309]; ROW([.B265])-ROW([.$B$160])+1)" office:value-type="float" office:value="180" calcext:value-type="float">
            <text:p>180</text:p>
          </table:table-cell>
          <table:table-cell table:number-columns-repeated="9"/>
          <table:table-cell table:formula="of:=[.B265]-[.$K$163]" office:value-type="float" office:value="-2.44666666666666" calcext:value-type="float">
            <text:p>-2,45</text:p>
          </table:table-cell>
          <table:table-cell table:formula="of:=POWER([.M265]; 3)" office:value-type="float" office:value="-14.6461816296295" calcext:value-type="float">
            <text:p>-14,65</text:p>
          </table:table-cell>
        </table:table-row>
        <table:table-row table:style-name="ro1">
          <table:table-cell office:value-type="float" office:value="166.603" calcext:value-type="float">
            <text:p>166,603</text:p>
          </table:table-cell>
          <table:table-cell table:formula="of:=ROUND([.A266]; 0)" office:value-type="float" office:value="167" calcext:value-type="float">
            <text:p>167</text:p>
          </table:table-cell>
          <table:table-cell table:formula="of:=SMALL([.$B$160:.$B$309]; ROW([.B266])-ROW([.$B$160])+1)" office:value-type="float" office:value="180" calcext:value-type="float">
            <text:p>180</text:p>
          </table:table-cell>
          <table:table-cell table:number-columns-repeated="9"/>
          <table:table-cell table:formula="of:=[.B266]-[.$K$163]" office:value-type="float" office:value="-5.44666666666666" calcext:value-type="float">
            <text:p>-5,45</text:p>
          </table:table-cell>
          <table:table-cell table:formula="of:=POWER([.M266]; 3)" office:value-type="float" office:value="-161.581781629629" calcext:value-type="float">
            <text:p>-161,58</text:p>
          </table:table-cell>
        </table:table-row>
        <table:table-row table:style-name="ro1">
          <table:table-cell office:value-type="float" office:value="158.783" calcext:value-type="float">
            <text:p>158,783</text:p>
          </table:table-cell>
          <table:table-cell table:formula="of:=ROUND([.A267]; 0)" office:value-type="float" office:value="159" calcext:value-type="float">
            <text:p>159</text:p>
          </table:table-cell>
          <table:table-cell table:formula="of:=SMALL([.$B$160:.$B$309]; ROW([.B267])-ROW([.$B$160])+1)" office:value-type="float" office:value="180" calcext:value-type="float">
            <text:p>180</text:p>
          </table:table-cell>
          <table:table-cell table:number-columns-repeated="9"/>
          <table:table-cell table:formula="of:=[.B267]-[.$K$163]" office:value-type="float" office:value="-13.4466666666667" calcext:value-type="float">
            <text:p>-13,45</text:p>
          </table:table-cell>
          <table:table-cell table:formula="of:=POWER([.M267]; 3)" office:value-type="float" office:value="-2431.33004829629" calcext:value-type="float">
            <text:p>-2 431,33</text:p>
          </table:table-cell>
        </table:table-row>
        <table:table-row table:style-name="ro1">
          <table:table-cell office:value-type="float" office:value="177.304" calcext:value-type="float">
            <text:p>177,304</text:p>
          </table:table-cell>
          <table:table-cell table:formula="of:=ROUND([.A268]; 0)" office:value-type="float" office:value="177" calcext:value-type="float">
            <text:p>177</text:p>
          </table:table-cell>
          <table:table-cell table:formula="of:=SMALL([.$B$160:.$B$309]; ROW([.B268])-ROW([.$B$160])+1)" office:value-type="float" office:value="181" calcext:value-type="float">
            <text:p>181</text:p>
          </table:table-cell>
          <table:table-cell table:number-columns-repeated="9"/>
          <table:table-cell table:formula="of:=[.B268]-[.$K$163]" office:value-type="float" office:value="4.55333333333334" calcext:value-type="float">
            <text:p>4,55</text:p>
          </table:table-cell>
          <table:table-cell table:formula="of:=POWER([.M268]; 3)" office:value-type="float" office:value="94.4035517037042" calcext:value-type="float">
            <text:p>94,40</text:p>
          </table:table-cell>
        </table:table-row>
        <table:table-row table:style-name="ro1">
          <table:table-cell office:value-type="float" office:value="177.449" calcext:value-type="float">
            <text:p>177,449</text:p>
          </table:table-cell>
          <table:table-cell table:formula="of:=ROUND([.A269]; 0)" office:value-type="float" office:value="177" calcext:value-type="float">
            <text:p>177</text:p>
          </table:table-cell>
          <table:table-cell table:formula="of:=SMALL([.$B$160:.$B$309]; ROW([.B269])-ROW([.$B$160])+1)" office:value-type="float" office:value="181" calcext:value-type="float">
            <text:p>181</text:p>
          </table:table-cell>
          <table:table-cell table:number-columns-repeated="9"/>
          <table:table-cell table:formula="of:=[.B269]-[.$K$163]" office:value-type="float" office:value="4.55333333333334" calcext:value-type="float">
            <text:p>4,55</text:p>
          </table:table-cell>
          <table:table-cell table:formula="of:=POWER([.M269]; 3)" office:value-type="float" office:value="94.4035517037042" calcext:value-type="float">
            <text:p>94,40</text:p>
          </table:table-cell>
        </table:table-row>
        <table:table-row table:style-name="ro1">
          <table:table-cell office:value-type="float" office:value="185.905" calcext:value-type="float">
            <text:p>185,905</text:p>
          </table:table-cell>
          <table:table-cell table:formula="of:=ROUND([.A270]; 0)" office:value-type="float" office:value="186" calcext:value-type="float">
            <text:p>186</text:p>
          </table:table-cell>
          <table:table-cell table:formula="of:=SMALL([.$B$160:.$B$309]; ROW([.B270])-ROW([.$B$160])+1)" office:value-type="float" office:value="181" calcext:value-type="float">
            <text:p>181</text:p>
          </table:table-cell>
          <table:table-cell table:number-columns-repeated="9"/>
          <table:table-cell table:formula="of:=[.B270]-[.$K$163]" office:value-type="float" office:value="13.5533333333333" calcext:value-type="float">
            <text:p>13,55</text:p>
          </table:table-cell>
          <table:table-cell table:formula="of:=POWER([.M270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64.805" calcext:value-type="float">
            <text:p>164,805</text:p>
          </table:table-cell>
          <table:table-cell table:formula="of:=ROUND([.A271]; 0)" office:value-type="float" office:value="165" calcext:value-type="float">
            <text:p>165</text:p>
          </table:table-cell>
          <table:table-cell table:formula="of:=SMALL([.$B$160:.$B$309]; ROW([.B271])-ROW([.$B$160])+1)" office:value-type="float" office:value="181" calcext:value-type="float">
            <text:p>181</text:p>
          </table:table-cell>
          <table:table-cell table:number-columns-repeated="9"/>
          <table:table-cell table:formula="of:=[.B271]-[.$K$163]" office:value-type="float" office:value="-7.44666666666666" calcext:value-type="float">
            <text:p>-7,45</text:p>
          </table:table-cell>
          <table:table-cell table:formula="of:=POWER([.M271]; 3)" office:value-type="float" office:value="-412.938848296295" calcext:value-type="float">
            <text:p>-412,94</text:p>
          </table:table-cell>
        </table:table-row>
        <table:table-row table:style-name="ro1">
          <table:table-cell office:value-type="float" office:value="184.998" calcext:value-type="float">
            <text:p>184,998</text:p>
          </table:table-cell>
          <table:table-cell table:formula="of:=ROUND([.A272]; 0)" office:value-type="float" office:value="185" calcext:value-type="float">
            <text:p>185</text:p>
          </table:table-cell>
          <table:table-cell table:formula="of:=SMALL([.$B$160:.$B$309]; ROW([.B272])-ROW([.$B$160])+1)" office:value-type="float" office:value="181" calcext:value-type="float">
            <text:p>181</text:p>
          </table:table-cell>
          <table:table-cell table:number-columns-repeated="9"/>
          <table:table-cell table:formula="of:=[.B272]-[.$K$163]" office:value-type="float" office:value="12.5533333333333" calcext:value-type="float">
            <text:p>12,55</text:p>
          </table:table-cell>
          <table:table-cell table:formula="of:=POWER([.M272]; 3)" office:value-type="float" office:value="1978.23181837037" calcext:value-type="float">
            <text:p>1 978,23</text:p>
          </table:table-cell>
        </table:table-row>
        <table:table-row table:style-name="ro1">
          <table:table-cell office:value-type="float" office:value="187.467" calcext:value-type="float">
            <text:p>187,467</text:p>
          </table:table-cell>
          <table:table-cell table:formula="of:=ROUND([.A273]; 0)" office:value-type="float" office:value="187" calcext:value-type="float">
            <text:p>187</text:p>
          </table:table-cell>
          <table:table-cell table:formula="of:=SMALL([.$B$160:.$B$309]; ROW([.B273])-ROW([.$B$160])+1)" office:value-type="float" office:value="182" calcext:value-type="float">
            <text:p>182</text:p>
          </table:table-cell>
          <table:table-cell table:number-columns-repeated="9"/>
          <table:table-cell table:formula="of:=[.B273]-[.$K$163]" office:value-type="float" office:value="14.5533333333333" calcext:value-type="float">
            <text:p>14,55</text:p>
          </table:table-cell>
          <table:table-cell table:formula="of:=POWER([.M273]; 3)" office:value-type="float" office:value="3082.38888503704" calcext:value-type="float">
            <text:p>3 082,39</text:p>
          </table:table-cell>
        </table:table-row>
        <table:table-row table:style-name="ro1">
          <table:table-cell office:value-type="float" office:value="178.779" calcext:value-type="float">
            <text:p>178,779</text:p>
          </table:table-cell>
          <table:table-cell table:formula="of:=ROUND([.A274]; 0)" office:value-type="float" office:value="179" calcext:value-type="float">
            <text:p>179</text:p>
          </table:table-cell>
          <table:table-cell table:formula="of:=SMALL([.$B$160:.$B$309]; ROW([.B274])-ROW([.$B$160])+1)" office:value-type="float" office:value="182" calcext:value-type="float">
            <text:p>182</text:p>
          </table:table-cell>
          <table:table-cell table:number-columns-repeated="9"/>
          <table:table-cell table:formula="of:=[.B274]-[.$K$163]" office:value-type="float" office:value="6.55333333333334" calcext:value-type="float">
            <text:p>6,55</text:p>
          </table:table-cell>
          <table:table-cell table:formula="of:=POWER([.M274]; 3)" office:value-type="float" office:value="281.440618370371" calcext:value-type="float">
            <text:p>281,44</text:p>
          </table:table-cell>
        </table:table-row>
        <table:table-row table:style-name="ro1">
          <table:table-cell office:value-type="float" office:value="165.743" calcext:value-type="float">
            <text:p>165,743</text:p>
          </table:table-cell>
          <table:table-cell table:formula="of:=ROUND([.A275]; 0)" office:value-type="float" office:value="166" calcext:value-type="float">
            <text:p>166</text:p>
          </table:table-cell>
          <table:table-cell table:formula="of:=SMALL([.$B$160:.$B$309]; ROW([.B275])-ROW([.$B$160])+1)" office:value-type="float" office:value="182" calcext:value-type="float">
            <text:p>182</text:p>
          </table:table-cell>
          <table:table-cell table:number-columns-repeated="9"/>
          <table:table-cell table:formula="of:=[.B275]-[.$K$163]" office:value-type="float" office:value="-6.44666666666666" calcext:value-type="float">
            <text:p>-6,45</text:p>
          </table:table-cell>
          <table:table-cell table:formula="of:=POWER([.M275]; 3)" office:value-type="float" office:value="-267.920314962962" calcext:value-type="float">
            <text:p>-267,92</text:p>
          </table:table-cell>
        </table:table-row>
        <table:table-row table:style-name="ro1">
          <table:table-cell office:value-type="float" office:value="160.385" calcext:value-type="float">
            <text:p>160,385</text:p>
          </table:table-cell>
          <table:table-cell table:formula="of:=ROUND([.A276]; 0)" office:value-type="float" office:value="160" calcext:value-type="float">
            <text:p>160</text:p>
          </table:table-cell>
          <table:table-cell table:formula="of:=SMALL([.$B$160:.$B$309]; ROW([.B276])-ROW([.$B$160])+1)" office:value-type="float" office:value="182" calcext:value-type="float">
            <text:p>182</text:p>
          </table:table-cell>
          <table:table-cell table:number-columns-repeated="9"/>
          <table:table-cell table:formula="of:=[.B276]-[.$K$163]" office:value-type="float" office:value="-12.4466666666667" calcext:value-type="float">
            <text:p>-12,45</text:p>
          </table:table-cell>
          <table:table-cell table:formula="of:=POWER([.M276]; 3)" office:value-type="float" office:value="-1928.23151496296" calcext:value-type="float">
            <text:p>-1 928,23</text:p>
          </table:table-cell>
        </table:table-row>
        <table:table-row table:style-name="ro1">
          <table:table-cell office:value-type="float" office:value="186.43" calcext:value-type="float">
            <text:p>186,43</text:p>
          </table:table-cell>
          <table:table-cell table:formula="of:=ROUND([.A277]; 0)" office:value-type="float" office:value="186" calcext:value-type="float">
            <text:p>186</text:p>
          </table:table-cell>
          <table:table-cell table:formula="of:=SMALL([.$B$160:.$B$309]; ROW([.B277])-ROW([.$B$160])+1)" office:value-type="float" office:value="183" calcext:value-type="float">
            <text:p>183</text:p>
          </table:table-cell>
          <table:table-cell table:number-columns-repeated="9"/>
          <table:table-cell table:formula="of:=[.B277]-[.$K$163]" office:value-type="float" office:value="13.5533333333333" calcext:value-type="float">
            <text:p>13,55</text:p>
          </table:table-cell>
          <table:table-cell table:formula="of:=POWER([.M277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89.968" calcext:value-type="float">
            <text:p>189,968</text:p>
          </table:table-cell>
          <table:table-cell table:formula="of:=ROUND([.A278]; 0)" office:value-type="float" office:value="190" calcext:value-type="float">
            <text:p>190</text:p>
          </table:table-cell>
          <table:table-cell table:formula="of:=SMALL([.$B$160:.$B$309]; ROW([.B278])-ROW([.$B$160])+1)" office:value-type="float" office:value="183" calcext:value-type="float">
            <text:p>183</text:p>
          </table:table-cell>
          <table:table-cell table:number-columns-repeated="9"/>
          <table:table-cell table:formula="of:=[.B278]-[.$K$163]" office:value-type="float" office:value="17.5533333333333" calcext:value-type="float">
            <text:p>17,55</text:p>
          </table:table-cell>
          <table:table-cell table:formula="of:=POWER([.M278]; 3)" office:value-type="float" office:value="5408.52448503704" calcext:value-type="float">
            <text:p>5 408,52</text:p>
          </table:table-cell>
        </table:table-row>
        <table:table-row table:style-name="ro1">
          <table:table-cell office:value-type="float" office:value="162.121" calcext:value-type="float">
            <text:p>162,121</text:p>
          </table:table-cell>
          <table:table-cell table:formula="of:=ROUND([.A279]; 0)" office:value-type="float" office:value="162" calcext:value-type="float">
            <text:p>162</text:p>
          </table:table-cell>
          <table:table-cell table:formula="of:=SMALL([.$B$160:.$B$309]; ROW([.B279])-ROW([.$B$160])+1)" office:value-type="float" office:value="183" calcext:value-type="float">
            <text:p>183</text:p>
          </table:table-cell>
          <table:table-cell table:number-columns-repeated="9"/>
          <table:table-cell table:formula="of:=[.B279]-[.$K$163]" office:value-type="float" office:value="-10.4466666666667" calcext:value-type="float">
            <text:p>-10,45</text:p>
          </table:table-cell>
          <table:table-cell table:formula="of:=POWER([.M279]; 3)" office:value-type="float" office:value="-1140.07444829629" calcext:value-type="float">
            <text:p>-1 140,07</text:p>
          </table:table-cell>
        </table:table-row>
        <table:table-row table:style-name="ro1">
          <table:table-cell office:value-type="float" office:value="163.397" calcext:value-type="float">
            <text:p>163,397</text:p>
          </table:table-cell>
          <table:table-cell table:formula="of:=ROUND([.A280]; 0)" office:value-type="float" office:value="163" calcext:value-type="float">
            <text:p>163</text:p>
          </table:table-cell>
          <table:table-cell table:formula="of:=SMALL([.$B$160:.$B$309]; ROW([.B280])-ROW([.$B$160])+1)" office:value-type="float" office:value="183" calcext:value-type="float">
            <text:p>183</text:p>
          </table:table-cell>
          <table:table-cell table:number-columns-repeated="9"/>
          <table:table-cell table:formula="of:=[.B280]-[.$K$163]" office:value-type="float" office:value="-9.44666666666666" calcext:value-type="float">
            <text:p>-9,45</text:p>
          </table:table-cell>
          <table:table-cell table:formula="of:=POWER([.M280]; 3)" office:value-type="float" office:value="-843.015914962961" calcext:value-type="float">
            <text:p>-843,02</text:p>
          </table:table-cell>
        </table:table-row>
        <table:table-row table:style-name="ro1">
          <table:table-cell office:value-type="float" office:value="168.907" calcext:value-type="float">
            <text:p>168,907</text:p>
          </table:table-cell>
          <table:table-cell table:formula="of:=ROUND([.A281]; 0)" office:value-type="float" office:value="169" calcext:value-type="float">
            <text:p>169</text:p>
          </table:table-cell>
          <table:table-cell table:formula="of:=SMALL([.$B$160:.$B$309]; ROW([.B281])-ROW([.$B$160])+1)" office:value-type="float" office:value="184" calcext:value-type="float">
            <text:p>184</text:p>
          </table:table-cell>
          <table:table-cell table:number-columns-repeated="9"/>
          <table:table-cell table:formula="of:=[.B281]-[.$K$163]" office:value-type="float" office:value="-3.44666666666666" calcext:value-type="float">
            <text:p>-3,45</text:p>
          </table:table-cell>
          <table:table-cell table:formula="of:=POWER([.M281]; 3)" office:value-type="float" office:value="-40.9447149629627" calcext:value-type="float">
            <text:p>-40,94</text:p>
          </table:table-cell>
        </table:table-row>
        <table:table-row table:style-name="ro1">
          <table:table-cell office:value-type="float" office:value="176.216" calcext:value-type="float">
            <text:p>176,216</text:p>
          </table:table-cell>
          <table:table-cell table:formula="of:=ROUND([.A282]; 0)" office:value-type="float" office:value="176" calcext:value-type="float">
            <text:p>176</text:p>
          </table:table-cell>
          <table:table-cell table:formula="of:=SMALL([.$B$160:.$B$309]; ROW([.B282])-ROW([.$B$160])+1)" office:value-type="float" office:value="185" calcext:value-type="float">
            <text:p>185</text:p>
          </table:table-cell>
          <table:table-cell table:number-columns-repeated="9"/>
          <table:table-cell table:formula="of:=[.B282]-[.$K$163]" office:value-type="float" office:value="3.55333333333334" calcext:value-type="float">
            <text:p>3,55</text:p>
          </table:table-cell>
          <table:table-cell table:formula="of:=POWER([.M282]; 3)" office:value-type="float" office:value="44.8650183703707" calcext:value-type="float">
            <text:p>44,87</text:p>
          </table:table-cell>
        </table:table-row>
        <table:table-row table:style-name="ro1">
          <table:table-cell office:value-type="float" office:value="166.254" calcext:value-type="float">
            <text:p>166,254</text:p>
          </table:table-cell>
          <table:table-cell table:formula="of:=ROUND([.A283]; 0)" office:value-type="float" office:value="166" calcext:value-type="float">
            <text:p>166</text:p>
          </table:table-cell>
          <table:table-cell table:formula="of:=SMALL([.$B$160:.$B$309]; ROW([.B283])-ROW([.$B$160])+1)" office:value-type="float" office:value="185" calcext:value-type="float">
            <text:p>185</text:p>
          </table:table-cell>
          <table:table-cell table:number-columns-repeated="9"/>
          <table:table-cell table:formula="of:=[.B283]-[.$K$163]" office:value-type="float" office:value="-6.44666666666666" calcext:value-type="float">
            <text:p>-6,45</text:p>
          </table:table-cell>
          <table:table-cell table:formula="of:=POWER([.M283]; 3)" office:value-type="float" office:value="-267.920314962962" calcext:value-type="float">
            <text:p>-267,92</text:p>
          </table:table-cell>
        </table:table-row>
        <table:table-row table:style-name="ro1">
          <table:table-cell office:value-type="float" office:value="157.041" calcext:value-type="float">
            <text:p>157,041</text:p>
          </table:table-cell>
          <table:table-cell table:formula="of:=ROUND([.A284]; 0)" office:value-type="float" office:value="157" calcext:value-type="float">
            <text:p>157</text:p>
          </table:table-cell>
          <table:table-cell table:formula="of:=SMALL([.$B$160:.$B$309]; ROW([.B284])-ROW([.$B$160])+1)" office:value-type="float" office:value="185" calcext:value-type="float">
            <text:p>185</text:p>
          </table:table-cell>
          <table:table-cell table:number-columns-repeated="9"/>
          <table:table-cell table:formula="of:=[.B284]-[.$K$163]" office:value-type="float" office:value="-15.4466666666667" calcext:value-type="float">
            <text:p>-15,45</text:p>
          </table:table-cell>
          <table:table-cell table:formula="of:=POWER([.M284]; 3)" office:value-type="float" office:value="-3685.56711496296" calcext:value-type="float">
            <text:p>-3 685,57</text:p>
          </table:table-cell>
        </table:table-row>
        <table:table-row table:style-name="ro1">
          <table:table-cell office:value-type="float" office:value="172.986" calcext:value-type="float">
            <text:p>172,986</text:p>
          </table:table-cell>
          <table:table-cell table:formula="of:=ROUND([.A285]; 0)" office:value-type="float" office:value="173" calcext:value-type="float">
            <text:p>173</text:p>
          </table:table-cell>
          <table:table-cell table:formula="of:=SMALL([.$B$160:.$B$309]; ROW([.B285])-ROW([.$B$160])+1)" office:value-type="float" office:value="185" calcext:value-type="float">
            <text:p>185</text:p>
          </table:table-cell>
          <table:table-cell table:number-columns-repeated="9"/>
          <table:table-cell table:formula="of:=[.B285]-[.$K$163]" office:value-type="float" office:value="0.553333333333342" calcext:value-type="float">
            <text:p>0,55</text:p>
          </table:table-cell>
          <table:table-cell table:formula="of:=POWER([.M285]; 3)" office:value-type="float" office:value="0.169418370370378" calcext:value-type="float">
            <text:p>0,17</text:p>
          </table:table-cell>
        </table:table-row>
        <table:table-row table:style-name="ro1">
          <table:table-cell office:value-type="float" office:value="168.18" calcext:value-type="float">
            <text:p>168,18</text:p>
          </table:table-cell>
          <table:table-cell table:formula="of:=ROUND([.A286]; 0)" office:value-type="float" office:value="168" calcext:value-type="float">
            <text:p>168</text:p>
          </table:table-cell>
          <table:table-cell table:formula="of:=SMALL([.$B$160:.$B$309]; ROW([.B286])-ROW([.$B$160])+1)" office:value-type="float" office:value="185" calcext:value-type="float">
            <text:p>185</text:p>
          </table:table-cell>
          <table:table-cell table:number-columns-repeated="9"/>
          <table:table-cell table:formula="of:=[.B286]-[.$K$163]" office:value-type="float" office:value="-4.44666666666666" calcext:value-type="float">
            <text:p>-4,45</text:p>
          </table:table-cell>
          <table:table-cell table:formula="of:=POWER([.M286]; 3)" office:value-type="float" office:value="-87.9232482962958" calcext:value-type="float">
            <text:p>-87,92</text:p>
          </table:table-cell>
        </table:table-row>
        <table:table-row table:style-name="ro1">
          <table:table-cell office:value-type="float" office:value="186.653" calcext:value-type="float">
            <text:p>186,653</text:p>
          </table:table-cell>
          <table:table-cell table:formula="of:=ROUND([.A287]; 0)" office:value-type="float" office:value="187" calcext:value-type="float">
            <text:p>187</text:p>
          </table:table-cell>
          <table:table-cell table:formula="of:=SMALL([.$B$160:.$B$309]; ROW([.B287])-ROW([.$B$160])+1)" office:value-type="float" office:value="186" calcext:value-type="float">
            <text:p>186</text:p>
          </table:table-cell>
          <table:table-cell table:number-columns-repeated="9"/>
          <table:table-cell table:formula="of:=[.B287]-[.$K$163]" office:value-type="float" office:value="14.5533333333333" calcext:value-type="float">
            <text:p>14,55</text:p>
          </table:table-cell>
          <table:table-cell table:formula="of:=POWER([.M287]; 3)" office:value-type="float" office:value="3082.38888503704" calcext:value-type="float">
            <text:p>3 082,39</text:p>
          </table:table-cell>
        </table:table-row>
        <table:table-row table:style-name="ro1">
          <table:table-cell office:value-type="float" office:value="157.321" calcext:value-type="float">
            <text:p>157,321</text:p>
          </table:table-cell>
          <table:table-cell table:formula="of:=ROUND([.A288]; 0)" office:value-type="float" office:value="157" calcext:value-type="float">
            <text:p>157</text:p>
          </table:table-cell>
          <table:table-cell table:formula="of:=SMALL([.$B$160:.$B$309]; ROW([.B288])-ROW([.$B$160])+1)" office:value-type="float" office:value="186" calcext:value-type="float">
            <text:p>186</text:p>
          </table:table-cell>
          <table:table-cell table:number-columns-repeated="9"/>
          <table:table-cell table:formula="of:=[.B288]-[.$K$163]" office:value-type="float" office:value="-15.4466666666667" calcext:value-type="float">
            <text:p>-15,45</text:p>
          </table:table-cell>
          <table:table-cell table:formula="of:=POWER([.M288]; 3)" office:value-type="float" office:value="-3685.56711496296" calcext:value-type="float">
            <text:p>-3 685,57</text:p>
          </table:table-cell>
        </table:table-row>
        <table:table-row table:style-name="ro1">
          <table:table-cell office:value-type="float" office:value="155.341" calcext:value-type="float">
            <text:p>155,341</text:p>
          </table:table-cell>
          <table:table-cell table:formula="of:=ROUND([.A289]; 0)" office:value-type="float" office:value="155" calcext:value-type="float">
            <text:p>155</text:p>
          </table:table-cell>
          <table:table-cell table:formula="of:=SMALL([.$B$160:.$B$309]; ROW([.B289])-ROW([.$B$160])+1)" office:value-type="float" office:value="186" calcext:value-type="float">
            <text:p>186</text:p>
          </table:table-cell>
          <table:table-cell table:number-columns-repeated="9"/>
          <table:table-cell table:formula="of:=[.B289]-[.$K$163]" office:value-type="float" office:value="-17.4466666666667" calcext:value-type="float">
            <text:p>-17,45</text:p>
          </table:table-cell>
          <table:table-cell table:formula="of:=POWER([.M289]; 3)" office:value-type="float" office:value="-5310.52418162962" calcext:value-type="float">
            <text:p>-5 310,52</text:p>
          </table:table-cell>
        </table:table-row>
        <table:table-row table:style-name="ro1">
          <table:table-cell office:value-type="float" office:value="187.803" calcext:value-type="float">
            <text:p>187,803</text:p>
          </table:table-cell>
          <table:table-cell table:formula="of:=ROUND([.A290]; 0)" office:value-type="float" office:value="188" calcext:value-type="float">
            <text:p>188</text:p>
          </table:table-cell>
          <table:table-cell table:formula="of:=SMALL([.$B$160:.$B$309]; ROW([.B290])-ROW([.$B$160])+1)" office:value-type="float" office:value="186" calcext:value-type="float">
            <text:p>186</text:p>
          </table:table-cell>
          <table:table-cell table:number-columns-repeated="9"/>
          <table:table-cell table:formula="of:=[.B290]-[.$K$163]" office:value-type="float" office:value="15.5533333333333" calcext:value-type="float">
            <text:p>15,55</text:p>
          </table:table-cell>
          <table:table-cell table:formula="of:=POWER([.M290]; 3)" office:value-type="float" office:value="3762.44741837038" calcext:value-type="float">
            <text:p>3 762,45</text:p>
          </table:table-cell>
        </table:table-row>
        <table:table-row table:style-name="ro1">
          <table:table-cell office:value-type="float" office:value="183.921" calcext:value-type="float">
            <text:p>183,921</text:p>
          </table:table-cell>
          <table:table-cell table:formula="of:=ROUND([.A291]; 0)" office:value-type="float" office:value="184" calcext:value-type="float">
            <text:p>184</text:p>
          </table:table-cell>
          <table:table-cell table:formula="of:=SMALL([.$B$160:.$B$309]; ROW([.B291])-ROW([.$B$160])+1)" office:value-type="float" office:value="186" calcext:value-type="float">
            <text:p>186</text:p>
          </table:table-cell>
          <table:table-cell table:number-columns-repeated="9"/>
          <table:table-cell table:formula="of:=[.B291]-[.$K$163]" office:value-type="float" office:value="11.5533333333333" calcext:value-type="float">
            <text:p>11,55</text:p>
          </table:table-cell>
          <table:table-cell table:formula="of:=POWER([.M291]; 3)" office:value-type="float" office:value="1542.13328503704" calcext:value-type="float">
            <text:p>1 542,13</text:p>
          </table:table-cell>
        </table:table-row>
        <table:table-row table:style-name="ro1">
          <table:table-cell office:value-type="float" office:value="175.142" calcext:value-type="float">
            <text:p>175,142</text:p>
          </table:table-cell>
          <table:table-cell table:formula="of:=ROUND([.A292]; 0)" office:value-type="float" office:value="175" calcext:value-type="float">
            <text:p>175</text:p>
          </table:table-cell>
          <table:table-cell table:formula="of:=SMALL([.$B$160:.$B$309]; ROW([.B292])-ROW([.$B$160])+1)" office:value-type="float" office:value="186" calcext:value-type="float">
            <text:p>186</text:p>
          </table:table-cell>
          <table:table-cell table:number-columns-repeated="9"/>
          <table:table-cell table:formula="of:=[.B292]-[.$K$163]" office:value-type="float" office:value="2.55333333333334" calcext:value-type="float">
            <text:p>2,55</text:p>
          </table:table-cell>
          <table:table-cell table:formula="of:=POWER([.M292]; 3)" office:value-type="float" office:value="16.6464850370372" calcext:value-type="float">
            <text:p>16,65</text:p>
          </table:table-cell>
        </table:table-row>
        <table:table-row table:style-name="ro1">
          <table:table-cell office:value-type="float" office:value="167.964" calcext:value-type="float">
            <text:p>167,964</text:p>
          </table:table-cell>
          <table:table-cell table:formula="of:=ROUND([.A293]; 0)" office:value-type="float" office:value="168" calcext:value-type="float">
            <text:p>168</text:p>
          </table:table-cell>
          <table:table-cell table:formula="of:=SMALL([.$B$160:.$B$309]; ROW([.B293])-ROW([.$B$160])+1)" office:value-type="float" office:value="186" calcext:value-type="float">
            <text:p>186</text:p>
          </table:table-cell>
          <table:table-cell table:number-columns-repeated="9"/>
          <table:table-cell table:formula="of:=[.B293]-[.$K$163]" office:value-type="float" office:value="-4.44666666666666" calcext:value-type="float">
            <text:p>-4,45</text:p>
          </table:table-cell>
          <table:table-cell table:formula="of:=POWER([.M293]; 3)" office:value-type="float" office:value="-87.9232482962958" calcext:value-type="float">
            <text:p>-87,92</text:p>
          </table:table-cell>
        </table:table-row>
        <table:table-row table:style-name="ro1">
          <table:table-cell office:value-type="float" office:value="186.17" calcext:value-type="float">
            <text:p>186,17</text:p>
          </table:table-cell>
          <table:table-cell table:formula="of:=ROUND([.A294]; 0)" office:value-type="float" office:value="186" calcext:value-type="float">
            <text:p>186</text:p>
          </table:table-cell>
          <table:table-cell table:formula="of:=SMALL([.$B$160:.$B$309]; ROW([.B294])-ROW([.$B$160])+1)" office:value-type="float" office:value="186" calcext:value-type="float">
            <text:p>186</text:p>
          </table:table-cell>
          <table:table-cell table:number-columns-repeated="9"/>
          <table:table-cell table:formula="of:=[.B294]-[.$K$163]" office:value-type="float" office:value="13.5533333333333" calcext:value-type="float">
            <text:p>13,55</text:p>
          </table:table-cell>
          <table:table-cell table:formula="of:=POWER([.M294]; 3)" office:value-type="float" office:value="2489.65035170371" calcext:value-type="float">
            <text:p>2 489,65</text:p>
          </table:table-cell>
        </table:table-row>
        <table:table-row table:style-name="ro1">
          <table:table-cell office:value-type="float" office:value="156.622" calcext:value-type="float">
            <text:p>156,622</text:p>
          </table:table-cell>
          <table:table-cell table:formula="of:=ROUND([.A295]; 0)" office:value-type="float" office:value="157" calcext:value-type="float">
            <text:p>157</text:p>
          </table:table-cell>
          <table:table-cell table:formula="of:=SMALL([.$B$160:.$B$309]; ROW([.B295])-ROW([.$B$160])+1)" office:value-type="float" office:value="186" calcext:value-type="float">
            <text:p>186</text:p>
          </table:table-cell>
          <table:table-cell table:number-columns-repeated="9"/>
          <table:table-cell table:formula="of:=[.B295]-[.$K$163]" office:value-type="float" office:value="-15.4466666666667" calcext:value-type="float">
            <text:p>-15,45</text:p>
          </table:table-cell>
          <table:table-cell table:formula="of:=POWER([.M295]; 3)" office:value-type="float" office:value="-3685.56711496296" calcext:value-type="float">
            <text:p>-3 685,57</text:p>
          </table:table-cell>
        </table:table-row>
        <table:table-row table:style-name="ro1">
          <table:table-cell office:value-type="float" office:value="162.011" calcext:value-type="float">
            <text:p>162,011</text:p>
          </table:table-cell>
          <table:table-cell table:formula="of:=ROUND([.A296]; 0)" office:value-type="float" office:value="162" calcext:value-type="float">
            <text:p>162</text:p>
          </table:table-cell>
          <table:table-cell table:formula="of:=SMALL([.$B$160:.$B$309]; ROW([.B296])-ROW([.$B$160])+1)" office:value-type="float" office:value="186" calcext:value-type="float">
            <text:p>186</text:p>
          </table:table-cell>
          <table:table-cell table:number-columns-repeated="9"/>
          <table:table-cell table:formula="of:=[.B296]-[.$K$163]" office:value-type="float" office:value="-10.4466666666667" calcext:value-type="float">
            <text:p>-10,45</text:p>
          </table:table-cell>
          <table:table-cell table:formula="of:=POWER([.M296]; 3)" office:value-type="float" office:value="-1140.07444829629" calcext:value-type="float">
            <text:p>-1 140,07</text:p>
          </table:table-cell>
        </table:table-row>
        <table:table-row table:style-name="ro1">
          <table:table-cell office:value-type="float" office:value="165.728" calcext:value-type="float">
            <text:p>165,728</text:p>
          </table:table-cell>
          <table:table-cell table:formula="of:=ROUND([.A297]; 0)" office:value-type="float" office:value="166" calcext:value-type="float">
            <text:p>166</text:p>
          </table:table-cell>
          <table:table-cell table:formula="of:=SMALL([.$B$160:.$B$309]; ROW([.B297])-ROW([.$B$160])+1)" office:value-type="float" office:value="187" calcext:value-type="float">
            <text:p>187</text:p>
          </table:table-cell>
          <table:table-cell table:number-columns-repeated="9"/>
          <table:table-cell table:formula="of:=[.B297]-[.$K$163]" office:value-type="float" office:value="-6.44666666666666" calcext:value-type="float">
            <text:p>-6,45</text:p>
          </table:table-cell>
          <table:table-cell table:formula="of:=POWER([.M297]; 3)" office:value-type="float" office:value="-267.920314962962" calcext:value-type="float">
            <text:p>-267,92</text:p>
          </table:table-cell>
        </table:table-row>
        <table:table-row table:style-name="ro1">
          <table:table-cell office:value-type="float" office:value="157.864" calcext:value-type="float">
            <text:p>157,864</text:p>
          </table:table-cell>
          <table:table-cell table:formula="of:=ROUND([.A298]; 0)" office:value-type="float" office:value="158" calcext:value-type="float">
            <text:p>158</text:p>
          </table:table-cell>
          <table:table-cell table:formula="of:=SMALL([.$B$160:.$B$309]; ROW([.B298])-ROW([.$B$160])+1)" office:value-type="float" office:value="187" calcext:value-type="float">
            <text:p>187</text:p>
          </table:table-cell>
          <table:table-cell table:number-columns-repeated="9"/>
          <table:table-cell table:formula="of:=[.B298]-[.$K$163]" office:value-type="float" office:value="-14.4466666666667" calcext:value-type="float">
            <text:p>-14,45</text:p>
          </table:table-cell>
          <table:table-cell table:formula="of:=POWER([.M298]; 3)" office:value-type="float" office:value="-3015.10858162962" calcext:value-type="float">
            <text:p>-3 015,11</text:p>
          </table:table-cell>
        </table:table-row>
        <table:table-row table:style-name="ro1">
          <table:table-cell office:value-type="float" office:value="181.645" calcext:value-type="float">
            <text:p>181,645</text:p>
          </table:table-cell>
          <table:table-cell table:formula="of:=ROUND([.A299]; 0)" office:value-type="float" office:value="182" calcext:value-type="float">
            <text:p>182</text:p>
          </table:table-cell>
          <table:table-cell table:formula="of:=SMALL([.$B$160:.$B$309]; ROW([.B299])-ROW([.$B$160])+1)" office:value-type="float" office:value="187" calcext:value-type="float">
            <text:p>187</text:p>
          </table:table-cell>
          <table:table-cell table:number-columns-repeated="9"/>
          <table:table-cell table:formula="of:=[.B299]-[.$K$163]" office:value-type="float" office:value="9.55333333333334" calcext:value-type="float">
            <text:p>9,55</text:p>
          </table:table-cell>
          <table:table-cell table:formula="of:=POWER([.M299]; 3)" office:value-type="float" office:value="871.896218370373" calcext:value-type="float">
            <text:p>871,90</text:p>
          </table:table-cell>
        </table:table-row>
        <table:table-row table:style-name="ro1">
          <table:table-cell office:value-type="float" office:value="155.587" calcext:value-type="float">
            <text:p>155,587</text:p>
          </table:table-cell>
          <table:table-cell table:formula="of:=ROUND([.A300]; 0)" office:value-type="float" office:value="156" calcext:value-type="float">
            <text:p>156</text:p>
          </table:table-cell>
          <table:table-cell table:formula="of:=SMALL([.$B$160:.$B$309]; ROW([.B300])-ROW([.$B$160])+1)" office:value-type="float" office:value="187" calcext:value-type="float">
            <text:p>187</text:p>
          </table:table-cell>
          <table:table-cell table:number-columns-repeated="9"/>
          <table:table-cell table:formula="of:=[.B300]-[.$K$163]" office:value-type="float" office:value="-16.4466666666667" calcext:value-type="float">
            <text:p>-16,45</text:p>
          </table:table-cell>
          <table:table-cell table:formula="of:=POWER([.M300]; 3)" office:value-type="float" office:value="-4448.70564829629" calcext:value-type="float">
            <text:p>-4 448,71</text:p>
          </table:table-cell>
        </table:table-row>
        <table:table-row table:style-name="ro1">
          <table:table-cell office:value-type="float" office:value="177.454" calcext:value-type="float">
            <text:p>177,454</text:p>
          </table:table-cell>
          <table:table-cell table:formula="of:=ROUND([.A301]; 0)" office:value-type="float" office:value="177" calcext:value-type="float">
            <text:p>177</text:p>
          </table:table-cell>
          <table:table-cell table:formula="of:=SMALL([.$B$160:.$B$309]; ROW([.B301])-ROW([.$B$160])+1)" office:value-type="float" office:value="187" calcext:value-type="float">
            <text:p>187</text:p>
          </table:table-cell>
          <table:table-cell table:number-columns-repeated="9"/>
          <table:table-cell table:formula="of:=[.B301]-[.$K$163]" office:value-type="float" office:value="4.55333333333334" calcext:value-type="float">
            <text:p>4,55</text:p>
          </table:table-cell>
          <table:table-cell table:formula="of:=POWER([.M301]; 3)" office:value-type="float" office:value="94.4035517037042" calcext:value-type="float">
            <text:p>94,40</text:p>
          </table:table-cell>
        </table:table-row>
        <table:table-row table:style-name="ro1">
          <table:table-cell office:value-type="float" office:value="162.84" calcext:value-type="float">
            <text:p>162,84</text:p>
          </table:table-cell>
          <table:table-cell table:formula="of:=ROUND([.A302]; 0)" office:value-type="float" office:value="163" calcext:value-type="float">
            <text:p>163</text:p>
          </table:table-cell>
          <table:table-cell table:formula="of:=SMALL([.$B$160:.$B$309]; ROW([.B302])-ROW([.$B$160])+1)" office:value-type="float" office:value="188" calcext:value-type="float">
            <text:p>188</text:p>
          </table:table-cell>
          <table:table-cell table:number-columns-repeated="9"/>
          <table:table-cell table:formula="of:=[.B302]-[.$K$163]" office:value-type="float" office:value="-9.44666666666666" calcext:value-type="float">
            <text:p>-9,45</text:p>
          </table:table-cell>
          <table:table-cell table:formula="of:=POWER([.M302]; 3)" office:value-type="float" office:value="-843.015914962961" calcext:value-type="float">
            <text:p>-843,02</text:p>
          </table:table-cell>
        </table:table-row>
        <table:table-row table:style-name="ro1">
          <table:table-cell office:value-type="float" office:value="175.315" calcext:value-type="float">
            <text:p>175,315</text:p>
          </table:table-cell>
          <table:table-cell table:formula="of:=ROUND([.A303]; 0)" office:value-type="float" office:value="175" calcext:value-type="float">
            <text:p>175</text:p>
          </table:table-cell>
          <table:table-cell table:formula="of:=SMALL([.$B$160:.$B$309]; ROW([.B303])-ROW([.$B$160])+1)" office:value-type="float" office:value="188" calcext:value-type="float">
            <text:p>188</text:p>
          </table:table-cell>
          <table:table-cell table:number-columns-repeated="9"/>
          <table:table-cell table:formula="of:=[.B303]-[.$K$163]" office:value-type="float" office:value="2.55333333333334" calcext:value-type="float">
            <text:p>2,55</text:p>
          </table:table-cell>
          <table:table-cell table:formula="of:=POWER([.M303]; 3)" office:value-type="float" office:value="16.6464850370372" calcext:value-type="float">
            <text:p>16,65</text:p>
          </table:table-cell>
        </table:table-row>
        <table:table-row table:style-name="ro1">
          <table:table-cell office:value-type="float" office:value="180.711" calcext:value-type="float">
            <text:p>180,711</text:p>
          </table:table-cell>
          <table:table-cell table:formula="of:=ROUND([.A304]; 0)" office:value-type="float" office:value="181" calcext:value-type="float">
            <text:p>181</text:p>
          </table:table-cell>
          <table:table-cell table:formula="of:=SMALL([.$B$160:.$B$309]; ROW([.B304])-ROW([.$B$160])+1)" office:value-type="float" office:value="188" calcext:value-type="float">
            <text:p>188</text:p>
          </table:table-cell>
          <table:table-cell table:number-columns-repeated="9"/>
          <table:table-cell table:formula="of:=[.B304]-[.$K$163]" office:value-type="float" office:value="8.55333333333334" calcext:value-type="float">
            <text:p>8,55</text:p>
          </table:table-cell>
          <table:table-cell table:formula="of:=POWER([.M304]; 3)" office:value-type="float" office:value="625.757685037039" calcext:value-type="float">
            <text:p>625,76</text:p>
          </table:table-cell>
        </table:table-row>
        <table:table-row table:style-name="ro1">
          <table:table-cell office:value-type="float" office:value="176.228" calcext:value-type="float">
            <text:p>176,228</text:p>
          </table:table-cell>
          <table:table-cell table:formula="of:=ROUND([.A305]; 0)" office:value-type="float" office:value="176" calcext:value-type="float">
            <text:p>176</text:p>
          </table:table-cell>
          <table:table-cell table:formula="of:=SMALL([.$B$160:.$B$309]; ROW([.B305])-ROW([.$B$160])+1)" office:value-type="float" office:value="188" calcext:value-type="float">
            <text:p>188</text:p>
          </table:table-cell>
          <table:table-cell table:number-columns-repeated="9"/>
          <table:table-cell table:formula="of:=[.B305]-[.$K$163]" office:value-type="float" office:value="3.55333333333334" calcext:value-type="float">
            <text:p>3,55</text:p>
          </table:table-cell>
          <table:table-cell table:formula="of:=POWER([.M305]; 3)" office:value-type="float" office:value="44.8650183703707" calcext:value-type="float">
            <text:p>44,87</text:p>
          </table:table-cell>
        </table:table-row>
        <table:table-row table:style-name="ro1">
          <table:table-cell office:value-type="float" office:value="174.615" calcext:value-type="float">
            <text:p>174,615</text:p>
          </table:table-cell>
          <table:table-cell table:formula="of:=ROUND([.A306]; 0)" office:value-type="float" office:value="175" calcext:value-type="float">
            <text:p>175</text:p>
          </table:table-cell>
          <table:table-cell table:formula="of:=SMALL([.$B$160:.$B$309]; ROW([.B306])-ROW([.$B$160])+1)" office:value-type="float" office:value="188" calcext:value-type="float">
            <text:p>188</text:p>
          </table:table-cell>
          <table:table-cell table:number-columns-repeated="9"/>
          <table:table-cell table:formula="of:=[.B306]-[.$K$163]" office:value-type="float" office:value="2.55333333333334" calcext:value-type="float">
            <text:p>2,55</text:p>
          </table:table-cell>
          <table:table-cell table:formula="of:=POWER([.M306]; 3)" office:value-type="float" office:value="16.6464850370372" calcext:value-type="float">
            <text:p>16,65</text:p>
          </table:table-cell>
        </table:table-row>
        <table:table-row table:style-name="ro1">
          <table:table-cell office:value-type="float" office:value="183.078" calcext:value-type="float">
            <text:p>183,078</text:p>
          </table:table-cell>
          <table:table-cell table:formula="of:=ROUND([.A307]; 0)" office:value-type="float" office:value="183" calcext:value-type="float">
            <text:p>183</text:p>
          </table:table-cell>
          <table:table-cell table:formula="of:=SMALL([.$B$160:.$B$309]; ROW([.B307])-ROW([.$B$160])+1)" office:value-type="float" office:value="190" calcext:value-type="float">
            <text:p>190</text:p>
          </table:table-cell>
          <table:table-cell table:number-columns-repeated="9"/>
          <table:table-cell table:formula="of:=[.B307]-[.$K$163]" office:value-type="float" office:value="10.5533333333333" calcext:value-type="float">
            <text:p>10,55</text:p>
          </table:table-cell>
          <table:table-cell table:formula="of:=POWER([.M307]; 3)" office:value-type="float" office:value="1175.35475170371" calcext:value-type="float">
            <text:p>1 175,35</text:p>
          </table:table-cell>
        </table:table-row>
        <table:table-row table:style-name="ro1">
          <table:table-cell office:value-type="float" office:value="167.432" calcext:value-type="float">
            <text:p>167,432</text:p>
          </table:table-cell>
          <table:table-cell table:formula="of:=ROUND([.A308]; 0)" office:value-type="float" office:value="167" calcext:value-type="float">
            <text:p>167</text:p>
          </table:table-cell>
          <table:table-cell table:formula="of:=SMALL([.$B$160:.$B$309]; ROW([.B308])-ROW([.$B$160])+1)" office:value-type="float" office:value="190" calcext:value-type="float">
            <text:p>190</text:p>
          </table:table-cell>
          <table:table-cell table:number-columns-repeated="9"/>
          <table:table-cell table:formula="of:=[.B308]-[.$K$163]" office:value-type="float" office:value="-5.44666666666666" calcext:value-type="float">
            <text:p>-5,45</text:p>
          </table:table-cell>
          <table:table-cell table:formula="of:=POWER([.M308]; 3)" office:value-type="float" office:value="-161.581781629629" calcext:value-type="float">
            <text:p>-161,58</text:p>
          </table:table-cell>
        </table:table-row>
        <table:table-row table:style-name="ro1">
          <table:table-cell office:value-type="float" office:value="171.672" calcext:value-type="float">
            <text:p>171,672</text:p>
          </table:table-cell>
          <table:table-cell table:formula="of:=ROUND([.A309]; 0)" office:value-type="float" office:value="172" calcext:value-type="float">
            <text:p>172</text:p>
          </table:table-cell>
          <table:table-cell table:formula="of:=SMALL([.$B$160:.$B$309]; ROW([.B309])-ROW([.$B$160])+1)" office:value-type="float" office:value="190" calcext:value-type="float">
            <text:p>190</text:p>
          </table:table-cell>
          <table:table-cell table:number-columns-repeated="9"/>
          <table:table-cell table:formula="of:=[.B309]-[.$K$163]" office:value-type="float" office:value="-0.446666666666658" calcext:value-type="float">
            <text:p>-0,45</text:p>
          </table:table-cell>
          <table:table-cell table:formula="of:=POWER([.M309]; 3)" office:value-type="float" office:value="-0.089114962962958" calcext:value-type="float">
            <text:p>-0,09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style-name="Default" table:number-columns-repeated="2"/>
        </table:table-row>
        <table:table-row table:style-name="ro3">
          <table:table-cell table:style-name="ce10" office:value-type="string" calcext:value-type="string">
            <text:p>Вывод:</text:p>
          </table:table-cell>
          <table:table-cell table:style-name="ce11" office:value-type="string" calcext:value-type="string" table:number-columns-spanned="9" table:number-rows-spanned="1">
            <text:p>В ходе лабораторной работе были достигнуты следующие цели: сформирована случайная выборка нормального и равномерного распределения и выполнена её обработка по описательной статистике.</text:p>
          </table:table-cell>
          <table:covered-table-cell table:style-name="Default"/>
          <table:covered-table-cell table:number-columns-repeated="7"/>
          <table:table-cell table:number-columns-repeated="2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Лист1.B10:Лист1.B14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20" number:min-decimal-places="20" number:min-integer-digits="1" number:grouping="true"/>
    </number:number-style>
    <number:number-style style:name="N144">
      <number:number number:decimal-places="19" number:min-decimal-places="19" number:min-integer-digits="1" number:grouping="true"/>
    </number:number-style>
    <number:number-style style:name="N143">
      <number:number number:decimal-places="18" number:min-decimal-places="18" number:min-integer-digits="1" number:grouping="true"/>
    </number:number-style>
    <number:number-style style:name="N142">
      <number:number number:decimal-places="17" number:min-decimal-places="17" number:min-integer-digits="1" number:grouping="true"/>
    </number:number-style>
    <number:number-style style:name="N141">
      <number:number number:decimal-places="16" number:min-decimal-places="16" number:min-integer-digits="1" number:grouping="true"/>
    </number:number-style>
    <number:number-style style:name="N140">
      <number:number number:decimal-places="15" number:min-decimal-places="15" number:min-integer-digits="1" number:grouping="true"/>
    </number:number-style>
    <number:number-style style:name="N139">
      <number:number number:decimal-places="14" number:min-decimal-places="14" number:min-integer-digits="1" number:grouping="true"/>
    </number:number-style>
    <number:number-style style:name="N138">
      <number:number number:decimal-places="13" number:min-decimal-places="13" number:min-integer-digits="1" number:grouping="true"/>
    </number:number-style>
    <number:number-style style:name="N137">
      <number:number number:decimal-places="12" number:min-decimal-places="12" number:min-integer-digits="1" number:grouping="true"/>
    </number:number-style>
    <number:number-style style:name="N136">
      <number:number number:decimal-places="11" number:min-decimal-places="11" number:min-integer-digits="1" number:grouping="true"/>
    </number:number-style>
    <number:number-style style:name="N135">
      <number:number number:decimal-places="10" number:min-decimal-places="10" number:min-integer-digits="1" number:grouping="true"/>
    </number:number-style>
    <number:number-style style:name="N134">
      <number:number number:decimal-places="9" number:min-decimal-places="9" number:min-integer-digits="1" number:grouping="true"/>
    </number:number-style>
    <number:number-style style:name="N133">
      <number:number number:decimal-places="8" number:min-decimal-places="8" number:min-integer-digits="1" number:grouping="true"/>
    </number:number-style>
    <number:number-style style:name="N132">
      <number:number number:decimal-places="7" number:min-decimal-places="7" number:min-integer-digits="1" number:grouping="true"/>
    </number:number-style>
    <number:number-style style:name="N131">
      <number:number number:decimal-places="6" number:min-decimal-places="6" number:min-integer-digits="1" number:grouping="true"/>
    </number:number-style>
    <number:number-style style:name="N130">
      <number:number number:decimal-places="5" number:min-decimal-places="5" number:min-integer-digits="1" number:grouping="true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18">
      <number:number number:decimal-places="3" number:min-decimal-places="3" number:min-integer-digits="1" number:grouping="true"/>
    </number:number-style>
    <number:number-style style:name="N117">
      <number:number number:decimal-places="4" number:min-decimal-places="4" number:min-integer-digits="1" number:grouping="true"/>
    </number:number-style>
    <number:number-style style:name="N116">
      <number:number number:decimal-places="1" number:min-decimal-places="1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4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5:16:54.694827900</meta:creation-date>
    <dc:date>2023-02-21T10:34:11.309214504</dc:date>
    <meta:editing-duration>PT3H13M53S</meta:editing-duration>
    <meta:editing-cycles>14</meta:editing-cycles>
    <meta:generator>LibreOffice/7.5.0.3$Linux_X86_64 LibreOffice_project/c21113d003cd3efa8c53188764377a8272d9d6de</meta:generator>
    <meta:document-statistic meta:table-count="1" meta:cell-count="164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961cm" svg:height="12.947cm" xlink:href=".." xlink:type="simple" chart:class="chart:line" chart:style-name="ch1">
        <chart:title svg:x="8.563cm" svg:y="0.394cm" chart:style-name="ch2">
          <text:p>Частота</text:p>
        </chart:title>
        <chart:plot-area chart:style-name="ch3" table:cell-range-address="Лист1.G9:Лист1.H21" chart:data-source-has-labels="both" svg:x="0.379cm" svg:y="1.431cm" svg:width="18.203cm" svg:height="11.258cm">
          <chart:coordinate-region svg:x="1cm" svg:y="1.63cm" svg:width="16.866cm" svg:height="10.412cm"/>
          <chart:axis chart:dimension="x" chart:name="primary-x" chart:style-name="ch4" chartooo:axis-type="auto">
            <chartooo:date-scale/>
            <chart:categories table:cell-range-address="Лист1.G10:Лист1.G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H10:Лист1.H21" chart:label-cell-address="Лист1.H9:Лист1.H9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тота</text:p>
                <draw:g>
                  <svg:desc>Лист1.H9:Лист1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Лист1.G10:Лист1.G21</svg:desc>
                </draw:g>
              </table:table-cell>
              <table:table-cell office:value-type="float" office:value="0">
                <text:p>0</text:p>
                <draw:g>
                  <svg:desc>Лист1.H10:Лист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Частота</text:p>
        </chart:title>
        <chart:plot-area chart:style-name="ch3" table:cell-range-address="Лист1.E159:Лист1.F194" chart:data-source-has-labels="both" svg:x="0.32cm" svg:y="1.275cm" svg:width="15.36cm" svg:height="7.545cm">
          <chart:coordinate-region svg:x="0.941cm" svg:y="1.474cm" svg:width="14.598cm" svg:height="6.422cm"/>
          <chart:axis chart:dimension="x" chart:name="primary-x" chart:style-name="ch4" chartooo:axis-type="auto">
            <chartooo:date-scale/>
            <chart:categories table:cell-range-address="Лист1.E160:Лист1.E1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F160:Лист1.F194" chart:label-cell-address="Лист1.F159:Лист1.F159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тота</text:p>
                <draw:g>
                  <svg:desc>Лист1.F159:Лист1.F159</svg:desc>
                </draw:g>
              </table:table-cell>
            </table:table-row>
          </table:table-header-rows>
          <table:table-rows>
            <table:table-row>
              <table:table-cell office:value-type="float" office:value="155">
                <text:p>155</text:p>
                <draw:g>
                  <svg:desc>Лист1.E160:Лист1.E194</svg:desc>
                </draw:g>
              </table:table-cell>
              <table:table-cell office:value-type="float" office:value="2">
                <text:p>2</text:p>
                <draw:g>
                  <svg:desc>Лист1.F160:Лист1.F194</svg:desc>
                </draw:g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